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2.05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bmission_DenseNet201_do0.3_doc0.4_avg-epoch008-val_acc1.000000_D0_af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oct_name</text:p>
          </table:table-cell>
          <table:table-cell office:value-type="string" calcext:value-type="string">
            <text:p>predicted_class</text:p>
          </table:table-cell>
          <table:table-cell office:value-type="string" calcext:value-type="string">
            <text:p>prob_healthy</text:p>
          </table:table-cell>
          <table:table-cell office:value-type="string" calcext:value-type="string">
            <text:p>prob_patholog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D0_after/OCT_Image_RE_Circle-2017-07-24-16-28-42.png</text:p>
          </table:table-cell>
          <table:table-cell office:value-type="string" calcext:value-type="string">
            <text:p>healthy</text:p>
          </table:table-cell>
          <table:table-cell office:value-type="float" office:value="0.99982005" calcext:value-type="float">
            <text:p>0.99982005</text:p>
          </table:table-cell>
          <table:table-cell office:value-type="float" office:value="0.00017999076" calcext:value-type="float">
            <text:p>0.0001799908</text:p>
          </table:table-cell>
          <table:table-cell table:formula="of:=IF([.B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8-45-55.png</text:p>
          </table:table-cell>
          <table:table-cell office:value-type="string" calcext:value-type="string">
            <text:p>healthy</text:p>
          </table:table-cell>
          <table:table-cell office:value-type="float" office:value="0.9992925" calcext:value-type="float">
            <text:p>0.9992925</text:p>
          </table:table-cell>
          <table:table-cell office:value-type="float" office:value="0.0007075132" calcext:value-type="float">
            <text:p>0.0007075132</text:p>
          </table:table-cell>
          <table:table-cell table:formula="of:=IF([.B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19-39.png</text:p>
          </table:table-cell>
          <table:table-cell office:value-type="string" calcext:value-type="string">
            <text:p>healthy</text:p>
          </table:table-cell>
          <table:table-cell office:value-type="float" office:value="0.9998074" calcext:value-type="float">
            <text:p>0.9998074</text:p>
          </table:table-cell>
          <table:table-cell office:value-type="float" office:value="0.00019257165" calcext:value-type="float">
            <text:p>0.0001925717</text:p>
          </table:table-cell>
          <table:table-cell table:formula="of:=IF([.B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5-03-30.png</text:p>
          </table:table-cell>
          <table:table-cell office:value-type="string" calcext:value-type="string">
            <text:p>healthy</text:p>
          </table:table-cell>
          <table:table-cell office:value-type="float" office:value="0.99995613" calcext:value-type="float">
            <text:p>0.99995613</text:p>
          </table:table-cell>
          <table:table-cell office:value-type="float" office:value="0.00004387657" calcext:value-type="float">
            <text:p>4.387657E-05</text:p>
          </table:table-cell>
          <table:table-cell table:formula="of:=IF([.B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4-38-40.png</text:p>
          </table:table-cell>
          <table:table-cell office:value-type="string" calcext:value-type="string">
            <text:p>healthy</text:p>
          </table:table-cell>
          <table:table-cell office:value-type="float" office:value="0.99980766" calcext:value-type="float">
            <text:p>0.99980766</text:p>
          </table:table-cell>
          <table:table-cell office:value-type="float" office:value="0.00019231677" calcext:value-type="float">
            <text:p>0.0001923168</text:p>
          </table:table-cell>
          <table:table-cell table:formula="of:=IF([.B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48-28.png</text:p>
          </table:table-cell>
          <table:table-cell office:value-type="string" calcext:value-type="string">
            <text:p>healthy</text:p>
          </table:table-cell>
          <table:table-cell office:value-type="float" office:value="0.9999473" calcext:value-type="float">
            <text:p>0.9999473</text:p>
          </table:table-cell>
          <table:table-cell office:value-type="float" office:value="0.00005263475" calcext:value-type="float">
            <text:p>5.263475E-05</text:p>
          </table:table-cell>
          <table:table-cell table:formula="of:=IF([.B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2-48-57.png</text:p>
          </table:table-cell>
          <table:table-cell office:value-type="string" calcext:value-type="string">
            <text:p>healthy</text:p>
          </table:table-cell>
          <table:table-cell office:value-type="float" office:value="0.9999697" calcext:value-type="float">
            <text:p>0.9999697</text:p>
          </table:table-cell>
          <table:table-cell office:value-type="float" office:value="0.00003022094" calcext:value-type="float">
            <text:p>3.022094E-05</text:p>
          </table:table-cell>
          <table:table-cell table:formula="of:=IF([.B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0-26-13.png</text:p>
          </table:table-cell>
          <table:table-cell office:value-type="string" calcext:value-type="string">
            <text:p>healthy</text:p>
          </table:table-cell>
          <table:table-cell office:value-type="float" office:value="0.99978477" calcext:value-type="float">
            <text:p>0.99978477</text:p>
          </table:table-cell>
          <table:table-cell office:value-type="float" office:value="0.00021519218" calcext:value-type="float">
            <text:p>0.0002151922</text:p>
          </table:table-cell>
          <table:table-cell table:formula="of:=IF([.B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9-04-37.png</text:p>
          </table:table-cell>
          <table:table-cell office:value-type="string" calcext:value-type="string">
            <text:p>healthy</text:p>
          </table:table-cell>
          <table:table-cell office:value-type="float" office:value="0.99975806" calcext:value-type="float">
            <text:p>0.99975806</text:p>
          </table:table-cell>
          <table:table-cell office:value-type="float" office:value="0.00024190485" calcext:value-type="float">
            <text:p>0.0002419049</text:p>
          </table:table-cell>
          <table:table-cell table:formula="of:=IF([.B1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8-17-01.png</text:p>
          </table:table-cell>
          <table:table-cell office:value-type="string" calcext:value-type="string">
            <text:p>pathological</text:p>
          </table:table-cell>
          <table:table-cell office:value-type="float" office:value="0.040285554" calcext:value-type="float">
            <text:p>0.040285554</text:p>
          </table:table-cell>
          <table:table-cell office:value-type="float" office:value="0.9597145" calcext:value-type="float">
            <text:p>0.9597145</text:p>
          </table:table-cell>
          <table:table-cell table:formula="of:=IF([.B11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51-43.png</text:p>
          </table:table-cell>
          <table:table-cell office:value-type="string" calcext:value-type="string">
            <text:p>healthy</text:p>
          </table:table-cell>
          <table:table-cell office:value-type="float" office:value="0.99602914" calcext:value-type="float">
            <text:p>0.99602914</text:p>
          </table:table-cell>
          <table:table-cell office:value-type="float" office:value="0.003970887" calcext:value-type="float">
            <text:p>0.003970887</text:p>
          </table:table-cell>
          <table:table-cell table:formula="of:=IF([.B1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7-42-19.png</text:p>
          </table:table-cell>
          <table:table-cell office:value-type="string" calcext:value-type="string">
            <text:p>healthy</text:p>
          </table:table-cell>
          <table:table-cell office:value-type="float" office:value="0.99987304" calcext:value-type="float">
            <text:p>0.99987304</text:p>
          </table:table-cell>
          <table:table-cell office:value-type="float" office:value="0.0001269785" calcext:value-type="float">
            <text:p>0.0001269785</text:p>
          </table:table-cell>
          <table:table-cell table:formula="of:=IF([.B1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9-21-07.png</text:p>
          </table:table-cell>
          <table:table-cell office:value-type="string" calcext:value-type="string">
            <text:p>healthy</text:p>
          </table:table-cell>
          <table:table-cell office:value-type="float" office:value="0.9999802" calcext:value-type="float">
            <text:p>0.9999802</text:p>
          </table:table-cell>
          <table:table-cell office:value-type="float" office:value="0.00001980749" calcext:value-type="float">
            <text:p>1.980749E-05</text:p>
          </table:table-cell>
          <table:table-cell table:formula="of:=IF([.B1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0-19-39.png</text:p>
          </table:table-cell>
          <table:table-cell office:value-type="string" calcext:value-type="string">
            <text:p>healthy</text:p>
          </table:table-cell>
          <table:table-cell office:value-type="float" office:value="0.99968565" calcext:value-type="float">
            <text:p>0.99968565</text:p>
          </table:table-cell>
          <table:table-cell office:value-type="float" office:value="0.0003144047" calcext:value-type="float">
            <text:p>0.0003144047</text:p>
          </table:table-cell>
          <table:table-cell table:formula="of:=IF([.B1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6-10-22.png</text:p>
          </table:table-cell>
          <table:table-cell office:value-type="string" calcext:value-type="string">
            <text:p>healthy</text:p>
          </table:table-cell>
          <table:table-cell office:value-type="float" office:value="0.99988484" calcext:value-type="float">
            <text:p>0.99988484</text:p>
          </table:table-cell>
          <table:table-cell office:value-type="float" office:value="0.000115133895" calcext:value-type="float">
            <text:p>0.0001151339</text:p>
          </table:table-cell>
          <table:table-cell table:formula="of:=IF([.B1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5-51-15.png</text:p>
          </table:table-cell>
          <table:table-cell office:value-type="string" calcext:value-type="string">
            <text:p>healthy</text:p>
          </table:table-cell>
          <table:table-cell office:value-type="float" office:value="0.9968771" calcext:value-type="float">
            <text:p>0.9968771</text:p>
          </table:table-cell>
          <table:table-cell office:value-type="float" office:value="0.003122866" calcext:value-type="float">
            <text:p>0.003122866</text:p>
          </table:table-cell>
          <table:table-cell table:formula="of:=IF([.B1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8-06-27.png</text:p>
          </table:table-cell>
          <table:table-cell office:value-type="string" calcext:value-type="string">
            <text:p>healthy</text:p>
          </table:table-cell>
          <table:table-cell office:value-type="float" office:value="0.9999058" calcext:value-type="float">
            <text:p>0.9999058</text:p>
          </table:table-cell>
          <table:table-cell office:value-type="float" office:value="0.00009416565" calcext:value-type="float">
            <text:p>9.416565E-05</text:p>
          </table:table-cell>
          <table:table-cell table:formula="of:=IF([.B1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1-35-25.png</text:p>
          </table:table-cell>
          <table:table-cell office:value-type="string" calcext:value-type="string">
            <text:p>healthy</text:p>
          </table:table-cell>
          <table:table-cell office:value-type="float" office:value="0.9991036" calcext:value-type="float">
            <text:p>0.9991036</text:p>
          </table:table-cell>
          <table:table-cell office:value-type="float" office:value="0.00089636305" calcext:value-type="float">
            <text:p>0.0008963631</text:p>
          </table:table-cell>
          <table:table-cell table:formula="of:=IF([.B1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7-48-14.png</text:p>
          </table:table-cell>
          <table:table-cell office:value-type="string" calcext:value-type="string">
            <text:p>healthy</text:p>
          </table:table-cell>
          <table:table-cell office:value-type="float" office:value="0.99986196" calcext:value-type="float">
            <text:p>0.99986196</text:p>
          </table:table-cell>
          <table:table-cell office:value-type="float" office:value="0.00013804792" calcext:value-type="float">
            <text:p>0.0001380479</text:p>
          </table:table-cell>
          <table:table-cell table:formula="of:=IF([.B2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20-51-36.png</text:p>
          </table:table-cell>
          <table:table-cell office:value-type="string" calcext:value-type="string">
            <text:p>healthy</text:p>
          </table:table-cell>
          <table:table-cell office:value-type="float" office:value="0.9998555" calcext:value-type="float">
            <text:p>0.9998555</text:p>
          </table:table-cell>
          <table:table-cell office:value-type="float" office:value="0.0001445052" calcext:value-type="float">
            <text:p>0.0001445052</text:p>
          </table:table-cell>
          <table:table-cell table:formula="of:=IF([.B2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1-18-06.png</text:p>
          </table:table-cell>
          <table:table-cell office:value-type="string" calcext:value-type="string">
            <text:p>healthy</text:p>
          </table:table-cell>
          <table:table-cell office:value-type="float" office:value="0.9859767" calcext:value-type="float">
            <text:p>0.9859767</text:p>
          </table:table-cell>
          <table:table-cell office:value-type="float" office:value="0.014023287" calcext:value-type="float">
            <text:p>0.014023287</text:p>
          </table:table-cell>
          <table:table-cell table:formula="of:=IF([.B2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2-05-29.png</text:p>
          </table:table-cell>
          <table:table-cell office:value-type="string" calcext:value-type="string">
            <text:p>healthy</text:p>
          </table:table-cell>
          <table:table-cell office:value-type="float" office:value="0.99841785" calcext:value-type="float">
            <text:p>0.99841785</text:p>
          </table:table-cell>
          <table:table-cell office:value-type="float" office:value="0.0015820927" calcext:value-type="float">
            <text:p>0.0015820927</text:p>
          </table:table-cell>
          <table:table-cell table:formula="of:=IF([.B2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51-07.png</text:p>
          </table:table-cell>
          <table:table-cell office:value-type="string" calcext:value-type="string">
            <text:p>healthy</text:p>
          </table:table-cell>
          <table:table-cell office:value-type="float" office:value="0.9999573" calcext:value-type="float">
            <text:p>0.9999573</text:p>
          </table:table-cell>
          <table:table-cell office:value-type="float" office:value="0.000042630916" calcext:value-type="float">
            <text:p>4.2630916E-05</text:p>
          </table:table-cell>
          <table:table-cell table:formula="of:=IF([.B2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1-21-22.png</text:p>
          </table:table-cell>
          <table:table-cell office:value-type="string" calcext:value-type="string">
            <text:p>healthy</text:p>
          </table:table-cell>
          <table:table-cell office:value-type="float" office:value="0.9998367" calcext:value-type="float">
            <text:p>0.9998367</text:p>
          </table:table-cell>
          <table:table-cell office:value-type="float" office:value="0.0001632678" calcext:value-type="float">
            <text:p>0.0001632678</text:p>
          </table:table-cell>
          <table:table-cell table:formula="of:=IF([.B2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4-48-55.png</text:p>
          </table:table-cell>
          <table:table-cell office:value-type="string" calcext:value-type="string">
            <text:p>healthy</text:p>
          </table:table-cell>
          <table:table-cell office:value-type="float" office:value="0.99976355" calcext:value-type="float">
            <text:p>0.99976355</text:p>
          </table:table-cell>
          <table:table-cell office:value-type="float" office:value="0.00023640682" calcext:value-type="float">
            <text:p>0.0002364068</text:p>
          </table:table-cell>
          <table:table-cell table:formula="of:=IF([.B2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2-05-49.png</text:p>
          </table:table-cell>
          <table:table-cell office:value-type="string" calcext:value-type="string">
            <text:p>healthy</text:p>
          </table:table-cell>
          <table:table-cell office:value-type="float" office:value="0.99657685" calcext:value-type="float">
            <text:p>0.99657685</text:p>
          </table:table-cell>
          <table:table-cell office:value-type="float" office:value="0.0034231364" calcext:value-type="float">
            <text:p>0.0034231364</text:p>
          </table:table-cell>
          <table:table-cell table:formula="of:=IF([.B2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7-07-34.png</text:p>
          </table:table-cell>
          <table:table-cell office:value-type="string" calcext:value-type="string">
            <text:p>healthy</text:p>
          </table:table-cell>
          <table:table-cell office:value-type="float" office:value="0.9999764" calcext:value-type="float">
            <text:p>0.9999764</text:p>
          </table:table-cell>
          <table:table-cell office:value-type="float" office:value="0.000023636007" calcext:value-type="float">
            <text:p>0.000023636</text:p>
          </table:table-cell>
          <table:table-cell table:formula="of:=IF([.B2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7-19-02.png</text:p>
          </table:table-cell>
          <table:table-cell office:value-type="string" calcext:value-type="string">
            <text:p>healthy</text:p>
          </table:table-cell>
          <table:table-cell office:value-type="float" office:value="0.9998747" calcext:value-type="float">
            <text:p>0.9998747</text:p>
          </table:table-cell>
          <table:table-cell office:value-type="float" office:value="0.00012525963" calcext:value-type="float">
            <text:p>0.0001252596</text:p>
          </table:table-cell>
          <table:table-cell table:formula="of:=IF([.B2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31-25.png</text:p>
          </table:table-cell>
          <table:table-cell office:value-type="string" calcext:value-type="string">
            <text:p>healthy</text:p>
          </table:table-cell>
          <table:table-cell office:value-type="float" office:value="0.99996996" calcext:value-type="float">
            <text:p>0.99996996</text:p>
          </table:table-cell>
          <table:table-cell office:value-type="float" office:value="0.000030056968" calcext:value-type="float">
            <text:p>0.000030057</text:p>
          </table:table-cell>
          <table:table-cell table:formula="of:=IF([.B3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0-22-21.png</text:p>
          </table:table-cell>
          <table:table-cell office:value-type="string" calcext:value-type="string">
            <text:p>healthy</text:p>
          </table:table-cell>
          <table:table-cell office:value-type="float" office:value="0.99991155" calcext:value-type="float">
            <text:p>0.99991155</text:p>
          </table:table-cell>
          <table:table-cell office:value-type="float" office:value="0.000088502966" calcext:value-type="float">
            <text:p>0.000088503</text:p>
          </table:table-cell>
          <table:table-cell table:formula="of:=IF([.B3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5-36-50.png</text:p>
          </table:table-cell>
          <table:table-cell office:value-type="string" calcext:value-type="string">
            <text:p>healthy</text:p>
          </table:table-cell>
          <table:table-cell office:value-type="float" office:value="0.99998546" calcext:value-type="float">
            <text:p>0.99998546</text:p>
          </table:table-cell>
          <table:table-cell office:value-type="float" office:value="0.000014495885" calcext:value-type="float">
            <text:p>1.4495885E-05</text:p>
          </table:table-cell>
          <table:table-cell table:formula="of:=IF([.B3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2-32-47.png</text:p>
          </table:table-cell>
          <table:table-cell office:value-type="string" calcext:value-type="string">
            <text:p>pathological</text:p>
          </table:table-cell>
          <table:table-cell office:value-type="float" office:value="0.007757251" calcext:value-type="float">
            <text:p>0.007757251</text:p>
          </table:table-cell>
          <table:table-cell office:value-type="float" office:value="0.99224275" calcext:value-type="float">
            <text:p>0.99224275</text:p>
          </table:table-cell>
          <table:table-cell table:formula="of:=IF([.B3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8-09-43.png</text:p>
          </table:table-cell>
          <table:table-cell office:value-type="string" calcext:value-type="string">
            <text:p>healthy</text:p>
          </table:table-cell>
          <table:table-cell office:value-type="float" office:value="0.99993825" calcext:value-type="float">
            <text:p>0.99993825</text:p>
          </table:table-cell>
          <table:table-cell office:value-type="float" office:value="0.00006172213" calcext:value-type="float">
            <text:p>6.172213E-05</text:p>
          </table:table-cell>
          <table:table-cell table:formula="of:=IF([.B3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6-45-02.png</text:p>
          </table:table-cell>
          <table:table-cell office:value-type="string" calcext:value-type="string">
            <text:p>healthy</text:p>
          </table:table-cell>
          <table:table-cell office:value-type="float" office:value="0.9918487" calcext:value-type="float">
            <text:p>0.9918487</text:p>
          </table:table-cell>
          <table:table-cell office:value-type="float" office:value="0.008151251" calcext:value-type="float">
            <text:p>0.008151251</text:p>
          </table:table-cell>
          <table:table-cell table:formula="of:=IF([.B3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43-30.png</text:p>
          </table:table-cell>
          <table:table-cell office:value-type="string" calcext:value-type="string">
            <text:p>healthy</text:p>
          </table:table-cell>
          <table:table-cell office:value-type="float" office:value="0.9995345" calcext:value-type="float">
            <text:p>0.9995345</text:p>
          </table:table-cell>
          <table:table-cell office:value-type="float" office:value="0.00046559327" calcext:value-type="float">
            <text:p>0.0004655933</text:p>
          </table:table-cell>
          <table:table-cell table:formula="of:=IF([.B3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9-15-52.png</text:p>
          </table:table-cell>
          <table:table-cell office:value-type="string" calcext:value-type="string">
            <text:p>healthy</text:p>
          </table:table-cell>
          <table:table-cell office:value-type="float" office:value="0.9987746" calcext:value-type="float">
            <text:p>0.9987746</text:p>
          </table:table-cell>
          <table:table-cell office:value-type="float" office:value="0.001225445" calcext:value-type="float">
            <text:p>0.001225445</text:p>
          </table:table-cell>
          <table:table-cell table:formula="of:=IF([.B3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6-22-54.png</text:p>
          </table:table-cell>
          <table:table-cell office:value-type="string" calcext:value-type="string">
            <text:p>healthy</text:p>
          </table:table-cell>
          <table:table-cell office:value-type="float" office:value="0.99962854" calcext:value-type="float">
            <text:p>0.99962854</text:p>
          </table:table-cell>
          <table:table-cell office:value-type="float" office:value="0.00037138432" calcext:value-type="float">
            <text:p>0.0003713843</text:p>
          </table:table-cell>
          <table:table-cell table:formula="of:=IF([.B3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7-21-57.png</text:p>
          </table:table-cell>
          <table:table-cell office:value-type="string" calcext:value-type="string">
            <text:p>healthy</text:p>
          </table:table-cell>
          <table:table-cell office:value-type="float" office:value="0.99948883" calcext:value-type="float">
            <text:p>0.99948883</text:p>
          </table:table-cell>
          <table:table-cell office:value-type="float" office:value="0.00051120244" calcext:value-type="float">
            <text:p>0.0005112024</text:p>
          </table:table-cell>
          <table:table-cell table:formula="of:=IF([.B3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4-53-12.png</text:p>
          </table:table-cell>
          <table:table-cell office:value-type="string" calcext:value-type="string">
            <text:p>healthy</text:p>
          </table:table-cell>
          <table:table-cell office:value-type="float" office:value="0.99968827" calcext:value-type="float">
            <text:p>0.99968827</text:p>
          </table:table-cell>
          <table:table-cell office:value-type="float" office:value="0.00031175744" calcext:value-type="float">
            <text:p>0.0003117574</text:p>
          </table:table-cell>
          <table:table-cell table:formula="of:=IF([.B4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32-08.png</text:p>
          </table:table-cell>
          <table:table-cell office:value-type="string" calcext:value-type="string">
            <text:p>healthy</text:p>
          </table:table-cell>
          <table:table-cell office:value-type="float" office:value="0.9942114" calcext:value-type="float">
            <text:p>0.9942114</text:p>
          </table:table-cell>
          <table:table-cell office:value-type="float" office:value="0.0057886182" calcext:value-type="float">
            <text:p>0.0057886182</text:p>
          </table:table-cell>
          <table:table-cell table:formula="of:=IF([.B4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0-17-08.png</text:p>
          </table:table-cell>
          <table:table-cell office:value-type="string" calcext:value-type="string">
            <text:p>healthy</text:p>
          </table:table-cell>
          <table:table-cell office:value-type="float" office:value="0.99995685" calcext:value-type="float">
            <text:p>0.99995685</text:p>
          </table:table-cell>
          <table:table-cell office:value-type="float" office:value="0.00004316226" calcext:value-type="float">
            <text:p>4.316226E-05</text:p>
          </table:table-cell>
          <table:table-cell table:formula="of:=IF([.B4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4-30-06.png</text:p>
          </table:table-cell>
          <table:table-cell office:value-type="string" calcext:value-type="string">
            <text:p>healthy</text:p>
          </table:table-cell>
          <table:table-cell office:value-type="float" office:value="0.99996614" calcext:value-type="float">
            <text:p>0.99996614</text:p>
          </table:table-cell>
          <table:table-cell office:value-type="float" office:value="0.00003390992" calcext:value-type="float">
            <text:p>3.390992E-05</text:p>
          </table:table-cell>
          <table:table-cell table:formula="of:=IF([.B4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6-38-34.png</text:p>
          </table:table-cell>
          <table:table-cell office:value-type="string" calcext:value-type="string">
            <text:p>healthy</text:p>
          </table:table-cell>
          <table:table-cell office:value-type="float" office:value="0.9999682" calcext:value-type="float">
            <text:p>0.9999682</text:p>
          </table:table-cell>
          <table:table-cell office:value-type="float" office:value="0.00003181323" calcext:value-type="float">
            <text:p>3.181323E-05</text:p>
          </table:table-cell>
          <table:table-cell table:formula="of:=IF([.B4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19-40.png</text:p>
          </table:table-cell>
          <table:table-cell office:value-type="string" calcext:value-type="string">
            <text:p>healthy</text:p>
          </table:table-cell>
          <table:table-cell office:value-type="float" office:value="0.982024" calcext:value-type="float">
            <text:p>0.982024</text:p>
          </table:table-cell>
          <table:table-cell office:value-type="float" office:value="0.017975988" calcext:value-type="float">
            <text:p>0.017975988</text:p>
          </table:table-cell>
          <table:table-cell table:formula="of:=IF([.B4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54-00.png</text:p>
          </table:table-cell>
          <table:table-cell office:value-type="string" calcext:value-type="string">
            <text:p>healthy</text:p>
          </table:table-cell>
          <table:table-cell office:value-type="float" office:value="0.9998209" calcext:value-type="float">
            <text:p>0.9998209</text:p>
          </table:table-cell>
          <table:table-cell office:value-type="float" office:value="0.0001791557" calcext:value-type="float">
            <text:p>0.0001791557</text:p>
          </table:table-cell>
          <table:table-cell table:formula="of:=IF([.B4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23-18.png</text:p>
          </table:table-cell>
          <table:table-cell office:value-type="string" calcext:value-type="string">
            <text:p>healthy</text:p>
          </table:table-cell>
          <table:table-cell office:value-type="float" office:value="0.99639904" calcext:value-type="float">
            <text:p>0.99639904</text:p>
          </table:table-cell>
          <table:table-cell office:value-type="float" office:value="0.0036009108" calcext:value-type="float">
            <text:p>0.0036009108</text:p>
          </table:table-cell>
          <table:table-cell table:formula="of:=IF([.B4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1-38-10.png</text:p>
          </table:table-cell>
          <table:table-cell office:value-type="string" calcext:value-type="string">
            <text:p>healthy</text:p>
          </table:table-cell>
          <table:table-cell office:value-type="float" office:value="0.9998068" calcext:value-type="float">
            <text:p>0.9998068</text:p>
          </table:table-cell>
          <table:table-cell office:value-type="float" office:value="0.00019322202" calcext:value-type="float">
            <text:p>0.000193222</text:p>
          </table:table-cell>
          <table:table-cell table:formula="of:=IF([.B4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5-24-08.png</text:p>
          </table:table-cell>
          <table:table-cell office:value-type="string" calcext:value-type="string">
            <text:p>healthy</text:p>
          </table:table-cell>
          <table:table-cell office:value-type="float" office:value="0.99991333" calcext:value-type="float">
            <text:p>0.99991333</text:p>
          </table:table-cell>
          <table:table-cell office:value-type="float" office:value="0.000086682136" calcext:value-type="float">
            <text:p>8.6682136E-05</text:p>
          </table:table-cell>
          <table:table-cell table:formula="of:=IF([.B4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31-07.png</text:p>
          </table:table-cell>
          <table:table-cell office:value-type="string" calcext:value-type="string">
            <text:p>healthy</text:p>
          </table:table-cell>
          <table:table-cell office:value-type="float" office:value="0.90441537" calcext:value-type="float">
            <text:p>0.90441537</text:p>
          </table:table-cell>
          <table:table-cell office:value-type="float" office:value="0.095584616" calcext:value-type="float">
            <text:p>0.095584616</text:p>
          </table:table-cell>
          <table:table-cell table:formula="of:=IF([.B5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49-54.png</text:p>
          </table:table-cell>
          <table:table-cell office:value-type="string" calcext:value-type="string">
            <text:p>healthy</text:p>
          </table:table-cell>
          <table:table-cell office:value-type="float" office:value="0.9996401" calcext:value-type="float">
            <text:p>0.9996401</text:p>
          </table:table-cell>
          <table:table-cell office:value-type="float" office:value="0.0003599037" calcext:value-type="float">
            <text:p>0.0003599037</text:p>
          </table:table-cell>
          <table:table-cell table:formula="of:=IF([.B5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6-34-24.png</text:p>
          </table:table-cell>
          <table:table-cell office:value-type="string" calcext:value-type="string">
            <text:p>healthy</text:p>
          </table:table-cell>
          <table:table-cell office:value-type="float" office:value="0.9999752" calcext:value-type="float">
            <text:p>0.9999752</text:p>
          </table:table-cell>
          <table:table-cell office:value-type="float" office:value="0.000024754234" calcext:value-type="float">
            <text:p>2.4754234E-05</text:p>
          </table:table-cell>
          <table:table-cell table:formula="of:=IF([.B5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6-09-24.png</text:p>
          </table:table-cell>
          <table:table-cell office:value-type="string" calcext:value-type="string">
            <text:p>healthy</text:p>
          </table:table-cell>
          <table:table-cell office:value-type="float" office:value="0.9978898" calcext:value-type="float">
            <text:p>0.9978898</text:p>
          </table:table-cell>
          <table:table-cell office:value-type="float" office:value="0.0021101455" calcext:value-type="float">
            <text:p>0.0021101455</text:p>
          </table:table-cell>
          <table:table-cell table:formula="of:=IF([.B5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18-22.png</text:p>
          </table:table-cell>
          <table:table-cell office:value-type="string" calcext:value-type="string">
            <text:p>healthy</text:p>
          </table:table-cell>
          <table:table-cell office:value-type="float" office:value="0.9999907" calcext:value-type="float">
            <text:p>0.9999907</text:p>
          </table:table-cell>
          <table:table-cell office:value-type="float" office:value="0.000009280653" calcext:value-type="float">
            <text:p>9.280653E-06</text:p>
          </table:table-cell>
          <table:table-cell table:formula="of:=IF([.B5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0-22-28.png</text:p>
          </table:table-cell>
          <table:table-cell office:value-type="string" calcext:value-type="string">
            <text:p>healthy</text:p>
          </table:table-cell>
          <table:table-cell office:value-type="float" office:value="0.9999168" calcext:value-type="float">
            <text:p>0.9999168</text:p>
          </table:table-cell>
          <table:table-cell office:value-type="float" office:value="0.00008317823" calcext:value-type="float">
            <text:p>8.317823E-05</text:p>
          </table:table-cell>
          <table:table-cell table:formula="of:=IF([.B5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35-33.png</text:p>
          </table:table-cell>
          <table:table-cell office:value-type="string" calcext:value-type="string">
            <text:p>healthy</text:p>
          </table:table-cell>
          <table:table-cell office:value-type="float" office:value="0.99963295" calcext:value-type="float">
            <text:p>0.99963295</text:p>
          </table:table-cell>
          <table:table-cell office:value-type="float" office:value="0.00036706863" calcext:value-type="float">
            <text:p>0.0003670686</text:p>
          </table:table-cell>
          <table:table-cell table:formula="of:=IF([.B5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6-26-10.png</text:p>
          </table:table-cell>
          <table:table-cell office:value-type="string" calcext:value-type="string">
            <text:p>healthy</text:p>
          </table:table-cell>
          <table:table-cell office:value-type="float" office:value="0.9999032" calcext:value-type="float">
            <text:p>0.9999032</text:p>
          </table:table-cell>
          <table:table-cell office:value-type="float" office:value="0.00009683818" calcext:value-type="float">
            <text:p>9.683818E-05</text:p>
          </table:table-cell>
          <table:table-cell table:formula="of:=IF([.B5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3-47-55.png</text:p>
          </table:table-cell>
          <table:table-cell office:value-type="string" calcext:value-type="string">
            <text:p>healthy</text:p>
          </table:table-cell>
          <table:table-cell office:value-type="float" office:value="0.99812716" calcext:value-type="float">
            <text:p>0.99812716</text:p>
          </table:table-cell>
          <table:table-cell office:value-type="float" office:value="0.0018727988" calcext:value-type="float">
            <text:p>0.0018727988</text:p>
          </table:table-cell>
          <table:table-cell table:formula="of:=IF([.B5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7-45-43.png</text:p>
          </table:table-cell>
          <table:table-cell office:value-type="string" calcext:value-type="string">
            <text:p>healthy</text:p>
          </table:table-cell>
          <table:table-cell office:value-type="float" office:value="0.99948645" calcext:value-type="float">
            <text:p>0.99948645</text:p>
          </table:table-cell>
          <table:table-cell office:value-type="float" office:value="0.0005134913" calcext:value-type="float">
            <text:p>0.0005134913</text:p>
          </table:table-cell>
          <table:table-cell table:formula="of:=IF([.B5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8-09-49.png</text:p>
          </table:table-cell>
          <table:table-cell office:value-type="string" calcext:value-type="string">
            <text:p>healthy</text:p>
          </table:table-cell>
          <table:table-cell office:value-type="float" office:value="0.9999193" calcext:value-type="float">
            <text:p>0.9999193</text:p>
          </table:table-cell>
          <table:table-cell office:value-type="float" office:value="0.00008075012" calcext:value-type="float">
            <text:p>8.075012E-05</text:p>
          </table:table-cell>
          <table:table-cell table:formula="of:=IF([.B6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7-06-58.png</text:p>
          </table:table-cell>
          <table:table-cell office:value-type="string" calcext:value-type="string">
            <text:p>healthy</text:p>
          </table:table-cell>
          <table:table-cell office:value-type="float" office:value="0.99994373" calcext:value-type="float">
            <text:p>0.99994373</text:p>
          </table:table-cell>
          <table:table-cell office:value-type="float" office:value="0.00005628852" calcext:value-type="float">
            <text:p>5.628852E-05</text:p>
          </table:table-cell>
          <table:table-cell table:formula="of:=IF([.B6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5-00-01.png</text:p>
          </table:table-cell>
          <table:table-cell office:value-type="string" calcext:value-type="string">
            <text:p>healthy</text:p>
          </table:table-cell>
          <table:table-cell office:value-type="float" office:value="0.9992387" calcext:value-type="float">
            <text:p>0.9992387</text:p>
          </table:table-cell>
          <table:table-cell office:value-type="float" office:value="0.0007612736" calcext:value-type="float">
            <text:p>0.0007612736</text:p>
          </table:table-cell>
          <table:table-cell table:formula="of:=IF([.B6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6-12-07-59.png</text:p>
          </table:table-cell>
          <table:table-cell office:value-type="string" calcext:value-type="string">
            <text:p>healthy</text:p>
          </table:table-cell>
          <table:table-cell office:value-type="float" office:value="0.99998116" calcext:value-type="float">
            <text:p>0.99998116</text:p>
          </table:table-cell>
          <table:table-cell office:value-type="float" office:value="0.000018837278" calcext:value-type="float">
            <text:p>1.8837278E-05</text:p>
          </table:table-cell>
          <table:table-cell table:formula="of:=IF([.B6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5-50-20.png</text:p>
          </table:table-cell>
          <table:table-cell office:value-type="string" calcext:value-type="string">
            <text:p>healthy</text:p>
          </table:table-cell>
          <table:table-cell office:value-type="float" office:value="0.9977422" calcext:value-type="float">
            <text:p>0.9977422</text:p>
          </table:table-cell>
          <table:table-cell office:value-type="float" office:value="0.002257786" calcext:value-type="float">
            <text:p>0.002257786</text:p>
          </table:table-cell>
          <table:table-cell table:formula="of:=IF([.B6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27-09.png</text:p>
          </table:table-cell>
          <table:table-cell office:value-type="string" calcext:value-type="string">
            <text:p>healthy</text:p>
          </table:table-cell>
          <table:table-cell office:value-type="float" office:value="0.9998859" calcext:value-type="float">
            <text:p>0.9998859</text:p>
          </table:table-cell>
          <table:table-cell office:value-type="float" office:value="0.00011409573" calcext:value-type="float">
            <text:p>0.0001140957</text:p>
          </table:table-cell>
          <table:table-cell table:formula="of:=IF([.B6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54-02.png</text:p>
          </table:table-cell>
          <table:table-cell office:value-type="string" calcext:value-type="string">
            <text:p>healthy</text:p>
          </table:table-cell>
          <table:table-cell office:value-type="float" office:value="0.99997115" calcext:value-type="float">
            <text:p>0.99997115</text:p>
          </table:table-cell>
          <table:table-cell office:value-type="float" office:value="0.000028818286" calcext:value-type="float">
            <text:p>2.8818286E-05</text:p>
          </table:table-cell>
          <table:table-cell table:formula="of:=IF([.B6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5-54-39.png</text:p>
          </table:table-cell>
          <table:table-cell office:value-type="string" calcext:value-type="string">
            <text:p>healthy</text:p>
          </table:table-cell>
          <table:table-cell office:value-type="float" office:value="0.99954385" calcext:value-type="float">
            <text:p>0.99954385</text:p>
          </table:table-cell>
          <table:table-cell office:value-type="float" office:value="0.000456145" calcext:value-type="float">
            <text:p>0.000456145</text:p>
          </table:table-cell>
          <table:table-cell table:formula="of:=IF([.B6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19-18.png</text:p>
          </table:table-cell>
          <table:table-cell office:value-type="string" calcext:value-type="string">
            <text:p>healthy</text:p>
          </table:table-cell>
          <table:table-cell office:value-type="float" office:value="0.9994423" calcext:value-type="float">
            <text:p>0.9994423</text:p>
          </table:table-cell>
          <table:table-cell office:value-type="float" office:value="0.0005576653" calcext:value-type="float">
            <text:p>0.0005576653</text:p>
          </table:table-cell>
          <table:table-cell table:formula="of:=IF([.B6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18-01.png</text:p>
          </table:table-cell>
          <table:table-cell office:value-type="string" calcext:value-type="string">
            <text:p>healthy</text:p>
          </table:table-cell>
          <table:table-cell office:value-type="float" office:value="0.99983704" calcext:value-type="float">
            <text:p>0.99983704</text:p>
          </table:table-cell>
          <table:table-cell office:value-type="float" office:value="0.00016289832" calcext:value-type="float">
            <text:p>0.0001628983</text:p>
          </table:table-cell>
          <table:table-cell table:formula="of:=IF([.B6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7-10-43.png</text:p>
          </table:table-cell>
          <table:table-cell office:value-type="string" calcext:value-type="string">
            <text:p>healthy</text:p>
          </table:table-cell>
          <table:table-cell office:value-type="float" office:value="0.9999938" calcext:value-type="float">
            <text:p>0.9999938</text:p>
          </table:table-cell>
          <table:table-cell office:value-type="float" office:value="0.0000061731653" calcext:value-type="float">
            <text:p>6.1731653E-06</text:p>
          </table:table-cell>
          <table:table-cell table:formula="of:=IF([.B7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2-04-50.png</text:p>
          </table:table-cell>
          <table:table-cell office:value-type="string" calcext:value-type="string">
            <text:p>healthy</text:p>
          </table:table-cell>
          <table:table-cell office:value-type="float" office:value="0.9995993" calcext:value-type="float">
            <text:p>0.9995993</text:p>
          </table:table-cell>
          <table:table-cell office:value-type="float" office:value="0.0004007681" calcext:value-type="float">
            <text:p>0.0004007681</text:p>
          </table:table-cell>
          <table:table-cell table:formula="of:=IF([.B7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5-15-22-32.png</text:p>
          </table:table-cell>
          <table:table-cell office:value-type="string" calcext:value-type="string">
            <text:p>healthy</text:p>
          </table:table-cell>
          <table:table-cell office:value-type="float" office:value="0.9953317" calcext:value-type="float">
            <text:p>0.9953317</text:p>
          </table:table-cell>
          <table:table-cell office:value-type="float" office:value="0.0046683014" calcext:value-type="float">
            <text:p>0.0046683014</text:p>
          </table:table-cell>
          <table:table-cell table:formula="of:=IF([.B7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8-14-47.png</text:p>
          </table:table-cell>
          <table:table-cell office:value-type="string" calcext:value-type="string">
            <text:p>healthy</text:p>
          </table:table-cell>
          <table:table-cell office:value-type="float" office:value="0.99995756" calcext:value-type="float">
            <text:p>0.99995756</text:p>
          </table:table-cell>
          <table:table-cell office:value-type="float" office:value="0.000042428088" calcext:value-type="float">
            <text:p>4.2428088E-05</text:p>
          </table:table-cell>
          <table:table-cell table:formula="of:=IF([.B7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50-14.png</text:p>
          </table:table-cell>
          <table:table-cell office:value-type="string" calcext:value-type="string">
            <text:p>healthy</text:p>
          </table:table-cell>
          <table:table-cell office:value-type="float" office:value="0.9999783" calcext:value-type="float">
            <text:p>0.9999783</text:p>
          </table:table-cell>
          <table:table-cell office:value-type="float" office:value="0.000021738388" calcext:value-type="float">
            <text:p>2.1738388E-05</text:p>
          </table:table-cell>
          <table:table-cell table:formula="of:=IF([.B7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14-48.png</text:p>
          </table:table-cell>
          <table:table-cell office:value-type="string" calcext:value-type="string">
            <text:p>healthy</text:p>
          </table:table-cell>
          <table:table-cell office:value-type="float" office:value="0.999814" calcext:value-type="float">
            <text:p>0.999814</text:p>
          </table:table-cell>
          <table:table-cell office:value-type="float" office:value="0.00018609513" calcext:value-type="float">
            <text:p>0.0001860951</text:p>
          </table:table-cell>
          <table:table-cell table:formula="of:=IF([.B7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8-54-34.png</text:p>
          </table:table-cell>
          <table:table-cell office:value-type="string" calcext:value-type="string">
            <text:p>healthy</text:p>
          </table:table-cell>
          <table:table-cell office:value-type="float" office:value="0.9998386" calcext:value-type="float">
            <text:p>0.9998386</text:p>
          </table:table-cell>
          <table:table-cell office:value-type="float" office:value="0.00016133153" calcext:value-type="float">
            <text:p>0.0001613315</text:p>
          </table:table-cell>
          <table:table-cell table:formula="of:=IF([.B7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2-35-18.png</text:p>
          </table:table-cell>
          <table:table-cell office:value-type="string" calcext:value-type="string">
            <text:p>pathological</text:p>
          </table:table-cell>
          <table:table-cell office:value-type="float" office:value="0.36201906" calcext:value-type="float">
            <text:p>0.36201906</text:p>
          </table:table-cell>
          <table:table-cell office:value-type="float" office:value="0.6379809" calcext:value-type="float">
            <text:p>0.6379809</text:p>
          </table:table-cell>
          <table:table-cell table:formula="of:=IF([.B77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3-32-28.png</text:p>
          </table:table-cell>
          <table:table-cell office:value-type="string" calcext:value-type="string">
            <text:p>healthy</text:p>
          </table:table-cell>
          <table:table-cell office:value-type="float" office:value="0.99996865" calcext:value-type="float">
            <text:p>0.99996865</text:p>
          </table:table-cell>
          <table:table-cell office:value-type="float" office:value="0.000031379852" calcext:value-type="float">
            <text:p>3.1379852E-05</text:p>
          </table:table-cell>
          <table:table-cell table:formula="of:=IF([.B7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33-15.png</text:p>
          </table:table-cell>
          <table:table-cell office:value-type="string" calcext:value-type="string">
            <text:p>healthy</text:p>
          </table:table-cell>
          <table:table-cell office:value-type="float" office:value="0.9999683" calcext:value-type="float">
            <text:p>0.9999683</text:p>
          </table:table-cell>
          <table:table-cell office:value-type="float" office:value="0.000031760486" calcext:value-type="float">
            <text:p>3.1760486E-05</text:p>
          </table:table-cell>
          <table:table-cell table:formula="of:=IF([.B7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2-49-03.png</text:p>
          </table:table-cell>
          <table:table-cell office:value-type="string" calcext:value-type="string">
            <text:p>healthy</text:p>
          </table:table-cell>
          <table:table-cell office:value-type="float" office:value="0.99993026" calcext:value-type="float">
            <text:p>0.99993026</text:p>
          </table:table-cell>
          <table:table-cell office:value-type="float" office:value="0.00006968292" calcext:value-type="float">
            <text:p>6.968292E-05</text:p>
          </table:table-cell>
          <table:table-cell table:formula="of:=IF([.B8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8-08-37.png</text:p>
          </table:table-cell>
          <table:table-cell office:value-type="string" calcext:value-type="string">
            <text:p>healthy</text:p>
          </table:table-cell>
          <table:table-cell office:value-type="float" office:value="0.99994326" calcext:value-type="float">
            <text:p>0.99994326</text:p>
          </table:table-cell>
          <table:table-cell office:value-type="float" office:value="0.000056729" calcext:value-type="float">
            <text:p>0.000056729</text:p>
          </table:table-cell>
          <table:table-cell table:formula="of:=IF([.B8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4-48-01.png</text:p>
          </table:table-cell>
          <table:table-cell office:value-type="string" calcext:value-type="string">
            <text:p>healthy</text:p>
          </table:table-cell>
          <table:table-cell office:value-type="float" office:value="0.9996662" calcext:value-type="float">
            <text:p>0.9996662</text:p>
          </table:table-cell>
          <table:table-cell office:value-type="float" office:value="0.00033377288" calcext:value-type="float">
            <text:p>0.0003337729</text:p>
          </table:table-cell>
          <table:table-cell table:formula="of:=IF([.B8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8-00-19.png</text:p>
          </table:table-cell>
          <table:table-cell office:value-type="string" calcext:value-type="string">
            <text:p>healthy</text:p>
          </table:table-cell>
          <table:table-cell office:value-type="float" office:value="0.99996376" calcext:value-type="float">
            <text:p>0.99996376</text:p>
          </table:table-cell>
          <table:table-cell office:value-type="float" office:value="0.000036253812" calcext:value-type="float">
            <text:p>3.6253812E-05</text:p>
          </table:table-cell>
          <table:table-cell table:formula="of:=IF([.B8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2-05-17.png</text:p>
          </table:table-cell>
          <table:table-cell office:value-type="string" calcext:value-type="string">
            <text:p>healthy</text:p>
          </table:table-cell>
          <table:table-cell office:value-type="float" office:value="0.9989919" calcext:value-type="float">
            <text:p>0.9989919</text:p>
          </table:table-cell>
          <table:table-cell office:value-type="float" office:value="0.0010081015" calcext:value-type="float">
            <text:p>0.0010081015</text:p>
          </table:table-cell>
          <table:table-cell table:formula="of:=IF([.B8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53-55.png</text:p>
          </table:table-cell>
          <table:table-cell office:value-type="string" calcext:value-type="string">
            <text:p>healthy</text:p>
          </table:table-cell>
          <table:table-cell office:value-type="float" office:value="0.9999237" calcext:value-type="float">
            <text:p>0.9999237</text:p>
          </table:table-cell>
          <table:table-cell office:value-type="float" office:value="0.000076290016" calcext:value-type="float">
            <text:p>0.00007629</text:p>
          </table:table-cell>
          <table:table-cell table:formula="of:=IF([.B8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4-06-58.png</text:p>
          </table:table-cell>
          <table:table-cell office:value-type="string" calcext:value-type="string">
            <text:p>healthy</text:p>
          </table:table-cell>
          <table:table-cell office:value-type="float" office:value="0.9999722" calcext:value-type="float">
            <text:p>0.9999722</text:p>
          </table:table-cell>
          <table:table-cell office:value-type="float" office:value="0.000027826649" calcext:value-type="float">
            <text:p>2.7826649E-05</text:p>
          </table:table-cell>
          <table:table-cell table:formula="of:=IF([.B8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7-08-35.png</text:p>
          </table:table-cell>
          <table:table-cell office:value-type="string" calcext:value-type="string">
            <text:p>healthy</text:p>
          </table:table-cell>
          <table:table-cell office:value-type="float" office:value="0.99996257" calcext:value-type="float">
            <text:p>0.99996257</text:p>
          </table:table-cell>
          <table:table-cell office:value-type="float" office:value="0.000037407757" calcext:value-type="float">
            <text:p>3.7407757E-05</text:p>
          </table:table-cell>
          <table:table-cell table:formula="of:=IF([.B8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21-45.png</text:p>
          </table:table-cell>
          <table:table-cell office:value-type="string" calcext:value-type="string">
            <text:p>healthy</text:p>
          </table:table-cell>
          <table:table-cell office:value-type="float" office:value="0.97790366" calcext:value-type="float">
            <text:p>0.97790366</text:p>
          </table:table-cell>
          <table:table-cell office:value-type="float" office:value="0.022096418" calcext:value-type="float">
            <text:p>0.022096418</text:p>
          </table:table-cell>
          <table:table-cell table:formula="of:=IF([.B8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5-11-18.png</text:p>
          </table:table-cell>
          <table:table-cell office:value-type="string" calcext:value-type="string">
            <text:p>healthy</text:p>
          </table:table-cell>
          <table:table-cell office:value-type="float" office:value="0.9999422" calcext:value-type="float">
            <text:p>0.9999422</text:p>
          </table:table-cell>
          <table:table-cell office:value-type="float" office:value="0.00005783844" calcext:value-type="float">
            <text:p>5.783844E-05</text:p>
          </table:table-cell>
          <table:table-cell table:formula="of:=IF([.B8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2-50-39.png</text:p>
          </table:table-cell>
          <table:table-cell office:value-type="string" calcext:value-type="string">
            <text:p>healthy</text:p>
          </table:table-cell>
          <table:table-cell office:value-type="float" office:value="0.997479" calcext:value-type="float">
            <text:p>0.997479</text:p>
          </table:table-cell>
          <table:table-cell office:value-type="float" office:value="0.0025210262" calcext:value-type="float">
            <text:p>0.0025210262</text:p>
          </table:table-cell>
          <table:table-cell table:formula="of:=IF([.B9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9-19-59.png</text:p>
          </table:table-cell>
          <table:table-cell office:value-type="string" calcext:value-type="string">
            <text:p>healthy</text:p>
          </table:table-cell>
          <table:table-cell office:value-type="float" office:value="0.99997425" calcext:value-type="float">
            <text:p>0.99997425</text:p>
          </table:table-cell>
          <table:table-cell office:value-type="float" office:value="0.000025797688" calcext:value-type="float">
            <text:p>2.5797688E-05</text:p>
          </table:table-cell>
          <table:table-cell table:formula="of:=IF([.B9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0-23-37.png</text:p>
          </table:table-cell>
          <table:table-cell office:value-type="string" calcext:value-type="string">
            <text:p>healthy</text:p>
          </table:table-cell>
          <table:table-cell office:value-type="float" office:value="0.99981934" calcext:value-type="float">
            <text:p>0.99981934</text:p>
          </table:table-cell>
          <table:table-cell office:value-type="float" office:value="0.00018071612" calcext:value-type="float">
            <text:p>0.0001807161</text:p>
          </table:table-cell>
          <table:table-cell table:formula="of:=IF([.B9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32-19.png</text:p>
          </table:table-cell>
          <table:table-cell office:value-type="string" calcext:value-type="string">
            <text:p>healthy</text:p>
          </table:table-cell>
          <table:table-cell office:value-type="float" office:value="0.99983454" calcext:value-type="float">
            <text:p>0.99983454</text:p>
          </table:table-cell>
          <table:table-cell office:value-type="float" office:value="0.00016543857" calcext:value-type="float">
            <text:p>0.0001654386</text:p>
          </table:table-cell>
          <table:table-cell table:formula="of:=IF([.B9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8-12-53.png</text:p>
          </table:table-cell>
          <table:table-cell office:value-type="string" calcext:value-type="string">
            <text:p>healthy</text:p>
          </table:table-cell>
          <table:table-cell office:value-type="float" office:value="0.86117417" calcext:value-type="float">
            <text:p>0.86117417</text:p>
          </table:table-cell>
          <table:table-cell office:value-type="float" office:value="0.13882585" calcext:value-type="float">
            <text:p>0.13882585</text:p>
          </table:table-cell>
          <table:table-cell table:formula="of:=IF([.B9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8-47-53.png</text:p>
          </table:table-cell>
          <table:table-cell office:value-type="string" calcext:value-type="string">
            <text:p>healthy</text:p>
          </table:table-cell>
          <table:table-cell office:value-type="float" office:value="0.9994435" calcext:value-type="float">
            <text:p>0.9994435</text:p>
          </table:table-cell>
          <table:table-cell office:value-type="float" office:value="0.0005564595" calcext:value-type="float">
            <text:p>0.0005564595</text:p>
          </table:table-cell>
          <table:table-cell table:formula="of:=IF([.B9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5-22-01.png</text:p>
          </table:table-cell>
          <table:table-cell office:value-type="string" calcext:value-type="string">
            <text:p>healthy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000033050685" calcext:value-type="float">
            <text:p>3.3050685E-05</text:p>
          </table:table-cell>
          <table:table-cell table:formula="of:=IF([.B9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23-12.png</text:p>
          </table:table-cell>
          <table:table-cell office:value-type="string" calcext:value-type="string">
            <text:p>healthy</text:p>
          </table:table-cell>
          <table:table-cell office:value-type="float" office:value="0.9983901" calcext:value-type="float">
            <text:p>0.9983901</text:p>
          </table:table-cell>
          <table:table-cell office:value-type="float" office:value="0.0016099019" calcext:value-type="float">
            <text:p>0.0016099019</text:p>
          </table:table-cell>
          <table:table-cell table:formula="of:=IF([.B9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20-04.png</text:p>
          </table:table-cell>
          <table:table-cell office:value-type="string" calcext:value-type="string">
            <text:p>healthy</text:p>
          </table:table-cell>
          <table:table-cell office:value-type="float" office:value="0.99997294" calcext:value-type="float">
            <text:p>0.99997294</text:p>
          </table:table-cell>
          <table:table-cell office:value-type="float" office:value="0.000027048864" calcext:value-type="float">
            <text:p>2.7048864E-05</text:p>
          </table:table-cell>
          <table:table-cell table:formula="of:=IF([.B9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2-14-01.png</text:p>
          </table:table-cell>
          <table:table-cell office:value-type="string" calcext:value-type="string">
            <text:p>healthy</text:p>
          </table:table-cell>
          <table:table-cell office:value-type="float" office:value="0.9997603" calcext:value-type="float">
            <text:p>0.9997603</text:p>
          </table:table-cell>
          <table:table-cell office:value-type="float" office:value="0.00023969509" calcext:value-type="float">
            <text:p>0.0002396951</text:p>
          </table:table-cell>
          <table:table-cell table:formula="of:=IF([.B9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36-12.png</text:p>
          </table:table-cell>
          <table:table-cell office:value-type="string" calcext:value-type="string">
            <text:p>healthy</text:p>
          </table:table-cell>
          <table:table-cell office:value-type="float" office:value="0.99993885" calcext:value-type="float">
            <text:p>0.99993885</text:p>
          </table:table-cell>
          <table:table-cell office:value-type="float" office:value="0.00006116696" calcext:value-type="float">
            <text:p>0.000061167</text:p>
          </table:table-cell>
          <table:table-cell table:formula="of:=IF([.B10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6-03-20.png</text:p>
          </table:table-cell>
          <table:table-cell office:value-type="string" calcext:value-type="string">
            <text:p>healthy</text:p>
          </table:table-cell>
          <table:table-cell office:value-type="float" office:value="0.9999882" calcext:value-type="float">
            <text:p>0.9999882</text:p>
          </table:table-cell>
          <table:table-cell office:value-type="float" office:value="0.000011791546" calcext:value-type="float">
            <text:p>1.1791546E-05</text:p>
          </table:table-cell>
          <table:table-cell table:formula="of:=IF([.B10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33-31.png</text:p>
          </table:table-cell>
          <table:table-cell office:value-type="string" calcext:value-type="string">
            <text:p>healthy</text:p>
          </table:table-cell>
          <table:table-cell office:value-type="float" office:value="0.9984664" calcext:value-type="float">
            <text:p>0.9984664</text:p>
          </table:table-cell>
          <table:table-cell office:value-type="float" office:value="0.0015336806" calcext:value-type="float">
            <text:p>0.0015336806</text:p>
          </table:table-cell>
          <table:table-cell table:formula="of:=IF([.B10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19-06.png</text:p>
          </table:table-cell>
          <table:table-cell office:value-type="string" calcext:value-type="string">
            <text:p>healthy</text:p>
          </table:table-cell>
          <table:table-cell office:value-type="float" office:value="0.99998057" calcext:value-type="float">
            <text:p>0.99998057</text:p>
          </table:table-cell>
          <table:table-cell office:value-type="float" office:value="0.000019418663" calcext:value-type="float">
            <text:p>1.9418663E-05</text:p>
          </table:table-cell>
          <table:table-cell table:formula="of:=IF([.B10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13-50.png</text:p>
          </table:table-cell>
          <table:table-cell office:value-type="string" calcext:value-type="string">
            <text:p>healthy</text:p>
          </table:table-cell>
          <table:table-cell office:value-type="float" office:value="0.9997819" calcext:value-type="float">
            <text:p>0.9997819</text:p>
          </table:table-cell>
          <table:table-cell office:value-type="float" office:value="0.00021811557" calcext:value-type="float">
            <text:p>0.0002181156</text:p>
          </table:table-cell>
          <table:table-cell table:formula="of:=IF([.B10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8-19-54.png</text:p>
          </table:table-cell>
          <table:table-cell office:value-type="string" calcext:value-type="string">
            <text:p>healthy</text:p>
          </table:table-cell>
          <table:table-cell office:value-type="float" office:value="0.9999273" calcext:value-type="float">
            <text:p>0.9999273</text:p>
          </table:table-cell>
          <table:table-cell office:value-type="float" office:value="0.00007275298" calcext:value-type="float">
            <text:p>0.000072753</text:p>
          </table:table-cell>
          <table:table-cell table:formula="of:=IF([.B10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5-06-52.png</text:p>
          </table:table-cell>
          <table:table-cell office:value-type="string" calcext:value-type="string">
            <text:p>healthy</text:p>
          </table:table-cell>
          <table:table-cell office:value-type="float" office:value="0.9995832" calcext:value-type="float">
            <text:p>0.9995832</text:p>
          </table:table-cell>
          <table:table-cell office:value-type="float" office:value="0.0004168154" calcext:value-type="float">
            <text:p>0.0004168154</text:p>
          </table:table-cell>
          <table:table-cell table:formula="of:=IF([.B10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6-37-39.png</text:p>
          </table:table-cell>
          <table:table-cell office:value-type="string" calcext:value-type="string">
            <text:p>healthy</text:p>
          </table:table-cell>
          <table:table-cell office:value-type="float" office:value="0.999928" calcext:value-type="float">
            <text:p>0.999928</text:p>
          </table:table-cell>
          <table:table-cell office:value-type="float" office:value="0.00007200383" calcext:value-type="float">
            <text:p>7.200383E-05</text:p>
          </table:table-cell>
          <table:table-cell table:formula="of:=IF([.B10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20-59-56.png</text:p>
          </table:table-cell>
          <table:table-cell office:value-type="string" calcext:value-type="string">
            <text:p>healthy</text:p>
          </table:table-cell>
          <table:table-cell office:value-type="float" office:value="0.99996865" calcext:value-type="float">
            <text:p>0.99996865</text:p>
          </table:table-cell>
          <table:table-cell office:value-type="float" office:value="0.000031301868" calcext:value-type="float">
            <text:p>3.1301868E-05</text:p>
          </table:table-cell>
          <table:table-cell table:formula="of:=IF([.B10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2-51-13.png</text:p>
          </table:table-cell>
          <table:table-cell office:value-type="string" calcext:value-type="string">
            <text:p>healthy</text:p>
          </table:table-cell>
          <table:table-cell office:value-type="float" office:value="0.7332523" calcext:value-type="float">
            <text:p>0.7332523</text:p>
          </table:table-cell>
          <table:table-cell office:value-type="float" office:value="0.26674768" calcext:value-type="float">
            <text:p>0.26674768</text:p>
          </table:table-cell>
          <table:table-cell table:formula="of:=IF([.B10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30-18.png</text:p>
          </table:table-cell>
          <table:table-cell office:value-type="string" calcext:value-type="string">
            <text:p>healthy</text:p>
          </table:table-cell>
          <table:table-cell office:value-type="float" office:value="0.9994949" calcext:value-type="float">
            <text:p>0.9994949</text:p>
          </table:table-cell>
          <table:table-cell office:value-type="float" office:value="0.0005050946" calcext:value-type="float">
            <text:p>0.0005050946</text:p>
          </table:table-cell>
          <table:table-cell table:formula="of:=IF([.B11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7-09-00.png</text:p>
          </table:table-cell>
          <table:table-cell office:value-type="string" calcext:value-type="string">
            <text:p>healthy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0.00003895982" calcext:value-type="float">
            <text:p>3.895982E-05</text:p>
          </table:table-cell>
          <table:table-cell table:formula="of:=IF([.B11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04-24.png</text:p>
          </table:table-cell>
          <table:table-cell office:value-type="string" calcext:value-type="string">
            <text:p>healthy</text:p>
          </table:table-cell>
          <table:table-cell office:value-type="float" office:value="0.99989355" calcext:value-type="float">
            <text:p>0.99989355</text:p>
          </table:table-cell>
          <table:table-cell office:value-type="float" office:value="0.000106492625" calcext:value-type="float">
            <text:p>0.0001064926</text:p>
          </table:table-cell>
          <table:table-cell table:formula="of:=IF([.B11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7-32-27.png</text:p>
          </table:table-cell>
          <table:table-cell office:value-type="string" calcext:value-type="string">
            <text:p>healthy</text:p>
          </table:table-cell>
          <table:table-cell office:value-type="float" office:value="0.9999709" calcext:value-type="float">
            <text:p>0.9999709</text:p>
          </table:table-cell>
          <table:table-cell office:value-type="float" office:value="0.000029141078" calcext:value-type="float">
            <text:p>2.9141078E-05</text:p>
          </table:table-cell>
          <table:table-cell table:formula="of:=IF([.B11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5-14-11.png</text:p>
          </table:table-cell>
          <table:table-cell office:value-type="string" calcext:value-type="string">
            <text:p>healthy</text:p>
          </table:table-cell>
          <table:table-cell office:value-type="float" office:value="0.9999604" calcext:value-type="float">
            <text:p>0.9999604</text:p>
          </table:table-cell>
          <table:table-cell office:value-type="float" office:value="0.00003961584" calcext:value-type="float">
            <text:p>3.961584E-05</text:p>
          </table:table-cell>
          <table:table-cell table:formula="of:=IF([.B11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7-10-00.png</text:p>
          </table:table-cell>
          <table:table-cell office:value-type="string" calcext:value-type="string">
            <text:p>healthy</text:p>
          </table:table-cell>
          <table:table-cell office:value-type="float" office:value="0.99995744" calcext:value-type="float">
            <text:p>0.99995744</text:p>
          </table:table-cell>
          <table:table-cell office:value-type="float" office:value="0.00004260491" calcext:value-type="float">
            <text:p>4.260491E-05</text:p>
          </table:table-cell>
          <table:table-cell table:formula="of:=IF([.B11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52-49.png</text:p>
          </table:table-cell>
          <table:table-cell office:value-type="string" calcext:value-type="string">
            <text:p>healthy</text:p>
          </table:table-cell>
          <table:table-cell office:value-type="float" office:value="0.99792826" calcext:value-type="float">
            <text:p>0.99792826</text:p>
          </table:table-cell>
          <table:table-cell office:value-type="float" office:value="0.002071714" calcext:value-type="float">
            <text:p>0.002071714</text:p>
          </table:table-cell>
          <table:table-cell table:formula="of:=IF([.B11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20-51-08.png</text:p>
          </table:table-cell>
          <table:table-cell office:value-type="string" calcext:value-type="string">
            <text:p>healthy</text:p>
          </table:table-cell>
          <table:table-cell office:value-type="float" office:value="0.99987733" calcext:value-type="float">
            <text:p>0.99987733</text:p>
          </table:table-cell>
          <table:table-cell office:value-type="float" office:value="0.00012261201" calcext:value-type="float">
            <text:p>0.000122612</text:p>
          </table:table-cell>
          <table:table-cell table:formula="of:=IF([.B11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57-50.png</text:p>
          </table:table-cell>
          <table:table-cell office:value-type="string" calcext:value-type="string">
            <text:p>healthy</text:p>
          </table:table-cell>
          <table:table-cell office:value-type="float" office:value="0.99941957" calcext:value-type="float">
            <text:p>0.99941957</text:p>
          </table:table-cell>
          <table:table-cell office:value-type="float" office:value="0.0005804709" calcext:value-type="float">
            <text:p>0.0005804709</text:p>
          </table:table-cell>
          <table:table-cell table:formula="of:=IF([.B11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7-04-38.png</text:p>
          </table:table-cell>
          <table:table-cell office:value-type="string" calcext:value-type="string">
            <text:p>healthy</text:p>
          </table:table-cell>
          <table:table-cell office:value-type="float" office:value="0.99996734" calcext:value-type="float">
            <text:p>0.99996734</text:p>
          </table:table-cell>
          <table:table-cell office:value-type="float" office:value="0.000032619166" calcext:value-type="float">
            <text:p>3.2619166E-05</text:p>
          </table:table-cell>
          <table:table-cell table:formula="of:=IF([.B11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29-03.png</text:p>
          </table:table-cell>
          <table:table-cell office:value-type="string" calcext:value-type="string">
            <text:p>healthy</text:p>
          </table:table-cell>
          <table:table-cell office:value-type="float" office:value="0.99957484" calcext:value-type="float">
            <text:p>0.99957484</text:p>
          </table:table-cell>
          <table:table-cell office:value-type="float" office:value="0.00042519293" calcext:value-type="float">
            <text:p>0.0004251929</text:p>
          </table:table-cell>
          <table:table-cell table:formula="of:=IF([.B12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45-18.png</text:p>
          </table:table-cell>
          <table:table-cell office:value-type="string" calcext:value-type="string">
            <text:p>healthy</text:p>
          </table:table-cell>
          <table:table-cell office:value-type="float" office:value="0.99953663" calcext:value-type="float">
            <text:p>0.99953663</text:p>
          </table:table-cell>
          <table:table-cell office:value-type="float" office:value="0.0004633421" calcext:value-type="float">
            <text:p>0.0004633421</text:p>
          </table:table-cell>
          <table:table-cell table:formula="of:=IF([.B12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6-11-10-55.png</text:p>
          </table:table-cell>
          <table:table-cell office:value-type="string" calcext:value-type="string">
            <text:p>healthy</text:p>
          </table:table-cell>
          <table:table-cell office:value-type="float" office:value="0.9999293" calcext:value-type="float">
            <text:p>0.9999293</text:p>
          </table:table-cell>
          <table:table-cell office:value-type="float" office:value="0.000070718874" calcext:value-type="float">
            <text:p>7.0718874E-05</text:p>
          </table:table-cell>
          <table:table-cell table:formula="of:=IF([.B12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6-14-50.png</text:p>
          </table:table-cell>
          <table:table-cell office:value-type="string" calcext:value-type="string">
            <text:p>healthy</text:p>
          </table:table-cell>
          <table:table-cell office:value-type="float" office:value="0.99928313" calcext:value-type="float">
            <text:p>0.99928313</text:p>
          </table:table-cell>
          <table:table-cell office:value-type="float" office:value="0.00071686914" calcext:value-type="float">
            <text:p>0.0007168691</text:p>
          </table:table-cell>
          <table:table-cell table:formula="of:=IF([.B12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20-57.png</text:p>
          </table:table-cell>
          <table:table-cell office:value-type="string" calcext:value-type="string">
            <text:p>healthy</text:p>
          </table:table-cell>
          <table:table-cell office:value-type="float" office:value="0.9998652" calcext:value-type="float">
            <text:p>0.9998652</text:p>
          </table:table-cell>
          <table:table-cell office:value-type="float" office:value="0.00013482451" calcext:value-type="float">
            <text:p>0.0001348245</text:p>
          </table:table-cell>
          <table:table-cell table:formula="of:=IF([.B12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2-06-35.png</text:p>
          </table:table-cell>
          <table:table-cell office:value-type="string" calcext:value-type="string">
            <text:p>healthy</text:p>
          </table:table-cell>
          <table:table-cell office:value-type="float" office:value="0.99972874" calcext:value-type="float">
            <text:p>0.99972874</text:p>
          </table:table-cell>
          <table:table-cell office:value-type="float" office:value="0.00027123786" calcext:value-type="float">
            <text:p>0.0002712379</text:p>
          </table:table-cell>
          <table:table-cell table:formula="of:=IF([.B12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8-11-39.png</text:p>
          </table:table-cell>
          <table:table-cell office:value-type="string" calcext:value-type="string">
            <text:p>pathological</text:p>
          </table:table-cell>
          <table:table-cell office:value-type="float" office:value="0.048778594" calcext:value-type="float">
            <text:p>0.048778594</text:p>
          </table:table-cell>
          <table:table-cell office:value-type="float" office:value="0.95122135" calcext:value-type="float">
            <text:p>0.95122135</text:p>
          </table:table-cell>
          <table:table-cell table:formula="of:=IF([.B126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19-58.png</text:p>
          </table:table-cell>
          <table:table-cell office:value-type="string" calcext:value-type="string">
            <text:p>healthy</text:p>
          </table:table-cell>
          <table:table-cell office:value-type="float" office:value="0.9404114" calcext:value-type="float">
            <text:p>0.9404114</text:p>
          </table:table-cell>
          <table:table-cell office:value-type="float" office:value="0.05958857" calcext:value-type="float">
            <text:p>0.05958857</text:p>
          </table:table-cell>
          <table:table-cell table:formula="of:=IF([.B12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3-52-30.png</text:p>
          </table:table-cell>
          <table:table-cell office:value-type="string" calcext:value-type="string">
            <text:p>healthy</text:p>
          </table:table-cell>
          <table:table-cell office:value-type="float" office:value="0.9998406" calcext:value-type="float">
            <text:p>0.9998406</text:p>
          </table:table-cell>
          <table:table-cell office:value-type="float" office:value="0.00015931517" calcext:value-type="float">
            <text:p>0.0001593152</text:p>
          </table:table-cell>
          <table:table-cell table:formula="of:=IF([.B12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6-25-00.png</text:p>
          </table:table-cell>
          <table:table-cell office:value-type="string" calcext:value-type="string">
            <text:p>healthy</text:p>
          </table:table-cell>
          <table:table-cell office:value-type="float" office:value="0.9998791" calcext:value-type="float">
            <text:p>0.9998791</text:p>
          </table:table-cell>
          <table:table-cell office:value-type="float" office:value="0.000120842604" calcext:value-type="float">
            <text:p>0.0001208426</text:p>
          </table:table-cell>
          <table:table-cell table:formula="of:=IF([.B12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4-25-17.png</text:p>
          </table:table-cell>
          <table:table-cell office:value-type="string" calcext:value-type="string">
            <text:p>healthy</text:p>
          </table:table-cell>
          <table:table-cell office:value-type="float" office:value="0.9998202" calcext:value-type="float">
            <text:p>0.9998202</text:p>
          </table:table-cell>
          <table:table-cell office:value-type="float" office:value="0.00017990737" calcext:value-type="float">
            <text:p>0.0001799074</text:p>
          </table:table-cell>
          <table:table-cell table:formula="of:=IF([.B13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56-00.png</text:p>
          </table:table-cell>
          <table:table-cell office:value-type="string" calcext:value-type="string">
            <text:p>healthy</text:p>
          </table:table-cell>
          <table:table-cell office:value-type="float" office:value="0.99980074" calcext:value-type="float">
            <text:p>0.99980074</text:p>
          </table:table-cell>
          <table:table-cell office:value-type="float" office:value="0.00019923649" calcext:value-type="float">
            <text:p>0.0001992365</text:p>
          </table:table-cell>
          <table:table-cell table:formula="of:=IF([.B13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3-22-21.png</text:p>
          </table:table-cell>
          <table:table-cell office:value-type="string" calcext:value-type="string">
            <text:p>healthy</text:p>
          </table:table-cell>
          <table:table-cell office:value-type="float" office:value="0.9998746" calcext:value-type="float">
            <text:p>0.9998746</text:p>
          </table:table-cell>
          <table:table-cell office:value-type="float" office:value="0.00012542096" calcext:value-type="float">
            <text:p>0.000125421</text:p>
          </table:table-cell>
          <table:table-cell table:formula="of:=IF([.B13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8-03-08.png</text:p>
          </table:table-cell>
          <table:table-cell office:value-type="string" calcext:value-type="string">
            <text:p>healthy</text:p>
          </table:table-cell>
          <table:table-cell office:value-type="float" office:value="0.99974805" calcext:value-type="float">
            <text:p>0.99974805</text:p>
          </table:table-cell>
          <table:table-cell office:value-type="float" office:value="0.0002519411" calcext:value-type="float">
            <text:p>0.0002519411</text:p>
          </table:table-cell>
          <table:table-cell table:formula="of:=IF([.B13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6-54-51.png</text:p>
          </table:table-cell>
          <table:table-cell office:value-type="string" calcext:value-type="string">
            <text:p>healthy</text:p>
          </table:table-cell>
          <table:table-cell office:value-type="float" office:value="0.9948973" calcext:value-type="float">
            <text:p>0.9948973</text:p>
          </table:table-cell>
          <table:table-cell office:value-type="float" office:value="0.0051027224" calcext:value-type="float">
            <text:p>0.0051027224</text:p>
          </table:table-cell>
          <table:table-cell table:formula="of:=IF([.B13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6-21-34.png</text:p>
          </table:table-cell>
          <table:table-cell office:value-type="string" calcext:value-type="string">
            <text:p>healthy</text:p>
          </table:table-cell>
          <table:table-cell office:value-type="float" office:value="0.99998486" calcext:value-type="float">
            <text:p>0.99998486</text:p>
          </table:table-cell>
          <table:table-cell office:value-type="float" office:value="0.000015084357" calcext:value-type="float">
            <text:p>1.5084357E-05</text:p>
          </table:table-cell>
          <table:table-cell table:formula="of:=IF([.B13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7-06-48.png</text:p>
          </table:table-cell>
          <table:table-cell office:value-type="string" calcext:value-type="string">
            <text:p>healthy</text:p>
          </table:table-cell>
          <table:table-cell office:value-type="float" office:value="0.9995592" calcext:value-type="float">
            <text:p>0.9995592</text:p>
          </table:table-cell>
          <table:table-cell office:value-type="float" office:value="0.00044079658" calcext:value-type="float">
            <text:p>0.0004407966</text:p>
          </table:table-cell>
          <table:table-cell table:formula="of:=IF([.B13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5-11-50-33.png</text:p>
          </table:table-cell>
          <table:table-cell office:value-type="string" calcext:value-type="string">
            <text:p>healthy</text:p>
          </table:table-cell>
          <table:table-cell office:value-type="float" office:value="0.9999498" calcext:value-type="float">
            <text:p>0.9999498</text:p>
          </table:table-cell>
          <table:table-cell office:value-type="float" office:value="0.000050223403" calcext:value-type="float">
            <text:p>5.0223403E-05</text:p>
          </table:table-cell>
          <table:table-cell table:formula="of:=IF([.B13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7-31-17.png</text:p>
          </table:table-cell>
          <table:table-cell office:value-type="string" calcext:value-type="string">
            <text:p>healthy</text:p>
          </table:table-cell>
          <table:table-cell office:value-type="float" office:value="0.9998902" calcext:value-type="float">
            <text:p>0.9998902</text:p>
          </table:table-cell>
          <table:table-cell office:value-type="float" office:value="0.00010972097" calcext:value-type="float">
            <text:p>0.000109721</text:p>
          </table:table-cell>
          <table:table-cell table:formula="of:=IF([.B13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15-09.png</text:p>
          </table:table-cell>
          <table:table-cell office:value-type="string" calcext:value-type="string">
            <text:p>healthy</text:p>
          </table:table-cell>
          <table:table-cell office:value-type="float" office:value="0.9997826" calcext:value-type="float">
            <text:p>0.9997826</text:p>
          </table:table-cell>
          <table:table-cell office:value-type="float" office:value="0.00021737978" calcext:value-type="float">
            <text:p>0.0002173798</text:p>
          </table:table-cell>
          <table:table-cell table:formula="of:=IF([.B13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8-39-27.png</text:p>
          </table:table-cell>
          <table:table-cell office:value-type="string" calcext:value-type="string">
            <text:p>healthy</text:p>
          </table:table-cell>
          <table:table-cell office:value-type="float" office:value="0.9995932" calcext:value-type="float">
            <text:p>0.9995932</text:p>
          </table:table-cell>
          <table:table-cell office:value-type="float" office:value="0.0004068695" calcext:value-type="float">
            <text:p>0.0004068695</text:p>
          </table:table-cell>
          <table:table-cell table:formula="of:=IF([.B14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7-13-02.png</text:p>
          </table:table-cell>
          <table:table-cell office:value-type="string" calcext:value-type="string">
            <text:p>healthy</text:p>
          </table:table-cell>
          <table:table-cell office:value-type="float" office:value="0.99998605" calcext:value-type="float">
            <text:p>0.99998605</text:p>
          </table:table-cell>
          <table:table-cell office:value-type="float" office:value="0.000013922483" calcext:value-type="float">
            <text:p>1.3922483E-05</text:p>
          </table:table-cell>
          <table:table-cell table:formula="of:=IF([.B14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6-20-34.png</text:p>
          </table:table-cell>
          <table:table-cell office:value-type="string" calcext:value-type="string">
            <text:p>healthy</text:p>
          </table:table-cell>
          <table:table-cell office:value-type="float" office:value="0.9993273" calcext:value-type="float">
            <text:p>0.9993273</text:p>
          </table:table-cell>
          <table:table-cell office:value-type="float" office:value="0.0006727512" calcext:value-type="float">
            <text:p>0.0006727512</text:p>
          </table:table-cell>
          <table:table-cell table:formula="of:=IF([.B14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4-52-38.png</text:p>
          </table:table-cell>
          <table:table-cell office:value-type="string" calcext:value-type="string">
            <text:p>healthy</text:p>
          </table:table-cell>
          <table:table-cell office:value-type="float" office:value="0.9999515" calcext:value-type="float">
            <text:p>0.9999515</text:p>
          </table:table-cell>
          <table:table-cell office:value-type="float" office:value="0.000048539852" calcext:value-type="float">
            <text:p>4.8539852E-05</text:p>
          </table:table-cell>
          <table:table-cell table:formula="of:=IF([.B14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9-02-50.png</text:p>
          </table:table-cell>
          <table:table-cell office:value-type="string" calcext:value-type="string">
            <text:p>healthy</text:p>
          </table:table-cell>
          <table:table-cell office:value-type="float" office:value="0.99931467" calcext:value-type="float">
            <text:p>0.99931467</text:p>
          </table:table-cell>
          <table:table-cell office:value-type="float" office:value="0.00068528426" calcext:value-type="float">
            <text:p>0.0006852843</text:p>
          </table:table-cell>
          <table:table-cell table:formula="of:=IF([.B14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7-41-18.png</text:p>
          </table:table-cell>
          <table:table-cell office:value-type="string" calcext:value-type="string">
            <text:p>healthy</text:p>
          </table:table-cell>
          <table:table-cell office:value-type="float" office:value="0.99850476" calcext:value-type="float">
            <text:p>0.99850476</text:p>
          </table:table-cell>
          <table:table-cell office:value-type="float" office:value="0.0014953235" calcext:value-type="float">
            <text:p>0.0014953235</text:p>
          </table:table-cell>
          <table:table-cell table:formula="of:=IF([.B14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1-12-03.png</text:p>
          </table:table-cell>
          <table:table-cell office:value-type="string" calcext:value-type="string">
            <text:p>healthy</text:p>
          </table:table-cell>
          <table:table-cell office:value-type="float" office:value="0.999592" calcext:value-type="float">
            <text:p>0.999592</text:p>
          </table:table-cell>
          <table:table-cell office:value-type="float" office:value="0.00040794918" calcext:value-type="float">
            <text:p>0.0004079492</text:p>
          </table:table-cell>
          <table:table-cell table:formula="of:=IF([.B14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3-04-05.png</text:p>
          </table:table-cell>
          <table:table-cell office:value-type="string" calcext:value-type="string">
            <text:p>healthy</text:p>
          </table:table-cell>
          <table:table-cell office:value-type="float" office:value="0.99977607" calcext:value-type="float">
            <text:p>0.99977607</text:p>
          </table:table-cell>
          <table:table-cell office:value-type="float" office:value="0.00022397238" calcext:value-type="float">
            <text:p>0.0002239724</text:p>
          </table:table-cell>
          <table:table-cell table:formula="of:=IF([.B14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2-36-18.png</text:p>
          </table:table-cell>
          <table:table-cell office:value-type="string" calcext:value-type="string">
            <text:p>pathological</text:p>
          </table:table-cell>
          <table:table-cell office:value-type="float" office:value="0.16379099" calcext:value-type="float">
            <text:p>0.16379099</text:p>
          </table:table-cell>
          <table:table-cell office:value-type="float" office:value="0.836209" calcext:value-type="float">
            <text:p>0.836209</text:p>
          </table:table-cell>
          <table:table-cell table:formula="of:=IF([.B148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31-58.png</text:p>
          </table:table-cell>
          <table:table-cell office:value-type="string" calcext:value-type="string">
            <text:p>healthy</text:p>
          </table:table-cell>
          <table:table-cell office:value-type="float" office:value="0.9993954" calcext:value-type="float">
            <text:p>0.9993954</text:p>
          </table:table-cell>
          <table:table-cell office:value-type="float" office:value="0.0006045909" calcext:value-type="float">
            <text:p>0.0006045909</text:p>
          </table:table-cell>
          <table:table-cell table:formula="of:=IF([.B14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38-49.png</text:p>
          </table:table-cell>
          <table:table-cell office:value-type="string" calcext:value-type="string">
            <text:p>healthy</text:p>
          </table:table-cell>
          <table:table-cell office:value-type="float" office:value="0.99998903" calcext:value-type="float">
            <text:p>0.99998903</text:p>
          </table:table-cell>
          <table:table-cell office:value-type="float" office:value="0.000010912949" calcext:value-type="float">
            <text:p>1.0912949E-05</text:p>
          </table:table-cell>
          <table:table-cell table:formula="of:=IF([.B15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7-08-02.png</text:p>
          </table:table-cell>
          <table:table-cell office:value-type="string" calcext:value-type="string">
            <text:p>healthy</text:p>
          </table:table-cell>
          <table:table-cell office:value-type="float" office:value="0.9999901" calcext:value-type="float">
            <text:p>0.9999901</text:p>
          </table:table-cell>
          <table:table-cell office:value-type="float" office:value="0.000009888162" calcext:value-type="float">
            <text:p>9.888162E-06</text:p>
          </table:table-cell>
          <table:table-cell table:formula="of:=IF([.B15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44-11.png</text:p>
          </table:table-cell>
          <table:table-cell office:value-type="string" calcext:value-type="string">
            <text:p>healthy</text:p>
          </table:table-cell>
          <table:table-cell office:value-type="float" office:value="0.99874336" calcext:value-type="float">
            <text:p>0.99874336</text:p>
          </table:table-cell>
          <table:table-cell office:value-type="float" office:value="0.0012566701" calcext:value-type="float">
            <text:p>0.0012566701</text:p>
          </table:table-cell>
          <table:table-cell table:formula="of:=IF([.B15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1-49-18.png</text:p>
          </table:table-cell>
          <table:table-cell office:value-type="string" calcext:value-type="string">
            <text:p>healthy</text:p>
          </table:table-cell>
          <table:table-cell office:value-type="float" office:value="0.9999497" calcext:value-type="float">
            <text:p>0.9999497</text:p>
          </table:table-cell>
          <table:table-cell office:value-type="float" office:value="0.000050280814" calcext:value-type="float">
            <text:p>5.0280814E-05</text:p>
          </table:table-cell>
          <table:table-cell table:formula="of:=IF([.B15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3-32-08.png</text:p>
          </table:table-cell>
          <table:table-cell office:value-type="string" calcext:value-type="string">
            <text:p>healthy</text:p>
          </table:table-cell>
          <table:table-cell office:value-type="float" office:value="0.9997619" calcext:value-type="float">
            <text:p>0.9997619</text:p>
          </table:table-cell>
          <table:table-cell office:value-type="float" office:value="0.00023809385" calcext:value-type="float">
            <text:p>0.0002380939</text:p>
          </table:table-cell>
          <table:table-cell table:formula="of:=IF([.B15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5-14-56-41.png</text:p>
          </table:table-cell>
          <table:table-cell office:value-type="string" calcext:value-type="string">
            <text:p>healthy</text:p>
          </table:table-cell>
          <table:table-cell office:value-type="float" office:value="0.99825364" calcext:value-type="float">
            <text:p>0.99825364</text:p>
          </table:table-cell>
          <table:table-cell office:value-type="float" office:value="0.0017463337" calcext:value-type="float">
            <text:p>0.0017463337</text:p>
          </table:table-cell>
          <table:table-cell table:formula="of:=IF([.B15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7-09-27.png</text:p>
          </table:table-cell>
          <table:table-cell office:value-type="string" calcext:value-type="string">
            <text:p>healthy</text:p>
          </table:table-cell>
          <table:table-cell office:value-type="float" office:value="0.9999782" calcext:value-type="float">
            <text:p>0.9999782</text:p>
          </table:table-cell>
          <table:table-cell office:value-type="float" office:value="0.000021806904" calcext:value-type="float">
            <text:p>2.1806904E-05</text:p>
          </table:table-cell>
          <table:table-cell table:formula="of:=IF([.B15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21-37.png</text:p>
          </table:table-cell>
          <table:table-cell office:value-type="string" calcext:value-type="string">
            <text:p>healthy</text:p>
          </table:table-cell>
          <table:table-cell office:value-type="float" office:value="0.64740527" calcext:value-type="float">
            <text:p>0.64740527</text:p>
          </table:table-cell>
          <table:table-cell office:value-type="float" office:value="0.35259473" calcext:value-type="float">
            <text:p>0.35259473</text:p>
          </table:table-cell>
          <table:table-cell table:formula="of:=IF([.B15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5-30-17.png</text:p>
          </table:table-cell>
          <table:table-cell office:value-type="string" calcext:value-type="string">
            <text:p>healthy</text:p>
          </table:table-cell>
          <table:table-cell office:value-type="float" office:value="0.9999291" calcext:value-type="float">
            <text:p>0.9999291</text:p>
          </table:table-cell>
          <table:table-cell office:value-type="float" office:value="0.00007089632" calcext:value-type="float">
            <text:p>7.089632E-05</text:p>
          </table:table-cell>
          <table:table-cell table:formula="of:=IF([.B15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52-38.png</text:p>
          </table:table-cell>
          <table:table-cell office:value-type="string" calcext:value-type="string">
            <text:p>healthy</text:p>
          </table:table-cell>
          <table:table-cell office:value-type="float" office:value="0.9999758" calcext:value-type="float">
            <text:p>0.9999758</text:p>
          </table:table-cell>
          <table:table-cell office:value-type="float" office:value="0.000024227029" calcext:value-type="float">
            <text:p>0.000024227</text:p>
          </table:table-cell>
          <table:table-cell table:formula="of:=IF([.B15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4-52-59.png</text:p>
          </table:table-cell>
          <table:table-cell office:value-type="string" calcext:value-type="string">
            <text:p>healthy</text:p>
          </table:table-cell>
          <table:table-cell office:value-type="float" office:value="0.99985504" calcext:value-type="float">
            <text:p>0.99985504</text:p>
          </table:table-cell>
          <table:table-cell office:value-type="float" office:value="0.00014492025" calcext:value-type="float">
            <text:p>0.0001449203</text:p>
          </table:table-cell>
          <table:table-cell table:formula="of:=IF([.B16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5-11-50-27.png</text:p>
          </table:table-cell>
          <table:table-cell office:value-type="string" calcext:value-type="string">
            <text:p>healthy</text:p>
          </table:table-cell>
          <table:table-cell office:value-type="float" office:value="0.9995327" calcext:value-type="float">
            <text:p>0.9995327</text:p>
          </table:table-cell>
          <table:table-cell office:value-type="float" office:value="0.00046737754" calcext:value-type="float">
            <text:p>0.0004673775</text:p>
          </table:table-cell>
          <table:table-cell table:formula="of:=IF([.B16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6-29-58.png</text:p>
          </table:table-cell>
          <table:table-cell office:value-type="string" calcext:value-type="string">
            <text:p>healthy</text:p>
          </table:table-cell>
          <table:table-cell office:value-type="float" office:value="0.9968838" calcext:value-type="float">
            <text:p>0.9968838</text:p>
          </table:table-cell>
          <table:table-cell office:value-type="float" office:value="0.0031162233" calcext:value-type="float">
            <text:p>0.0031162233</text:p>
          </table:table-cell>
          <table:table-cell table:formula="of:=IF([.B16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7-07-56.png</text:p>
          </table:table-cell>
          <table:table-cell office:value-type="string" calcext:value-type="string">
            <text:p>healthy</text:p>
          </table:table-cell>
          <table:table-cell office:value-type="float" office:value="0.9999901" calcext:value-type="float">
            <text:p>0.9999901</text:p>
          </table:table-cell>
          <table:table-cell office:value-type="float" office:value="0.000009925169" calcext:value-type="float">
            <text:p>9.925169E-06</text:p>
          </table:table-cell>
          <table:table-cell table:formula="of:=IF([.B16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7-19-50.png</text:p>
          </table:table-cell>
          <table:table-cell office:value-type="string" calcext:value-type="string">
            <text:p>healthy</text:p>
          </table:table-cell>
          <table:table-cell office:value-type="float" office:value="0.99982435" calcext:value-type="float">
            <text:p>0.99982435</text:p>
          </table:table-cell>
          <table:table-cell office:value-type="float" office:value="0.00017564774" calcext:value-type="float">
            <text:p>0.0001756477</text:p>
          </table:table-cell>
          <table:table-cell table:formula="of:=IF([.B16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3-52-04.png</text:p>
          </table:table-cell>
          <table:table-cell office:value-type="string" calcext:value-type="string">
            <text:p>pathological</text:p>
          </table:table-cell>
          <table:table-cell office:value-type="float" office:value="0.0007187972" calcext:value-type="float">
            <text:p>0.0007187972</text:p>
          </table:table-cell>
          <table:table-cell office:value-type="float" office:value="0.9992812" calcext:value-type="float">
            <text:p>0.9992812</text:p>
          </table:table-cell>
          <table:table-cell table:formula="of:=IF([.B16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0-19-01.png</text:p>
          </table:table-cell>
          <table:table-cell office:value-type="string" calcext:value-type="string">
            <text:p>healthy</text:p>
          </table:table-cell>
          <table:table-cell office:value-type="float" office:value="0.99946135" calcext:value-type="float">
            <text:p>0.99946135</text:p>
          </table:table-cell>
          <table:table-cell office:value-type="float" office:value="0.0005386724" calcext:value-type="float">
            <text:p>0.0005386724</text:p>
          </table:table-cell>
          <table:table-cell table:formula="of:=IF([.B16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0-54-05.png</text:p>
          </table:table-cell>
          <table:table-cell office:value-type="string" calcext:value-type="string">
            <text:p>healthy</text:p>
          </table:table-cell>
          <table:table-cell office:value-type="float" office:value="0.9996282" calcext:value-type="float">
            <text:p>0.9996282</text:p>
          </table:table-cell>
          <table:table-cell office:value-type="float" office:value="0.00037174637" calcext:value-type="float">
            <text:p>0.0003717464</text:p>
          </table:table-cell>
          <table:table-cell table:formula="of:=IF([.B16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0-46-18.png</text:p>
          </table:table-cell>
          <table:table-cell office:value-type="string" calcext:value-type="string">
            <text:p>healthy</text:p>
          </table:table-cell>
          <table:table-cell office:value-type="float" office:value="0.9999708" calcext:value-type="float">
            <text:p>0.9999708</text:p>
          </table:table-cell>
          <table:table-cell office:value-type="float" office:value="0.000029241906" calcext:value-type="float">
            <text:p>2.9241906E-05</text:p>
          </table:table-cell>
          <table:table-cell table:formula="of:=IF([.B16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46-46.png</text:p>
          </table:table-cell>
          <table:table-cell office:value-type="string" calcext:value-type="string">
            <text:p>healthy</text:p>
          </table:table-cell>
          <table:table-cell office:value-type="float" office:value="0.7635446" calcext:value-type="float">
            <text:p>0.7635446</text:p>
          </table:table-cell>
          <table:table-cell office:value-type="float" office:value="0.2364554" calcext:value-type="float">
            <text:p>0.2364554</text:p>
          </table:table-cell>
          <table:table-cell table:formula="of:=IF([.B16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5-34-02.png</text:p>
          </table:table-cell>
          <table:table-cell office:value-type="string" calcext:value-type="string">
            <text:p>pathological</text:p>
          </table:table-cell>
          <table:table-cell office:value-type="float" office:value="0.05616479" calcext:value-type="float">
            <text:p>0.05616479</text:p>
          </table:table-cell>
          <table:table-cell office:value-type="float" office:value="0.9438352" calcext:value-type="float">
            <text:p>0.9438352</text:p>
          </table:table-cell>
          <table:table-cell table:formula="of:=IF([.B17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34-07.png</text:p>
          </table:table-cell>
          <table:table-cell office:value-type="string" calcext:value-type="string">
            <text:p>healthy</text:p>
          </table:table-cell>
          <table:table-cell office:value-type="float" office:value="0.9804606" calcext:value-type="float">
            <text:p>0.9804606</text:p>
          </table:table-cell>
          <table:table-cell office:value-type="float" office:value="0.019539468" calcext:value-type="float">
            <text:p>0.019539468</text:p>
          </table:table-cell>
          <table:table-cell table:formula="of:=IF([.B17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31-49.png</text:p>
          </table:table-cell>
          <table:table-cell office:value-type="string" calcext:value-type="string">
            <text:p>healthy</text:p>
          </table:table-cell>
          <table:table-cell office:value-type="float" office:value="0.99999344" calcext:value-type="float">
            <text:p>0.99999344</text:p>
          </table:table-cell>
          <table:table-cell office:value-type="float" office:value="0.000006520271" calcext:value-type="float">
            <text:p>6.520271E-06</text:p>
          </table:table-cell>
          <table:table-cell table:formula="of:=IF([.B17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1-48-55.png</text:p>
          </table:table-cell>
          <table:table-cell office:value-type="string" calcext:value-type="string">
            <text:p>healthy</text:p>
          </table:table-cell>
          <table:table-cell office:value-type="float" office:value="0.99975044" calcext:value-type="float">
            <text:p>0.99975044</text:p>
          </table:table-cell>
          <table:table-cell office:value-type="float" office:value="0.00024961232" calcext:value-type="float">
            <text:p>0.0002496123</text:p>
          </table:table-cell>
          <table:table-cell table:formula="of:=IF([.B17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08-25.png</text:p>
          </table:table-cell>
          <table:table-cell office:value-type="string" calcext:value-type="string">
            <text:p>healthy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00038027527" calcext:value-type="float">
            <text:p>3.8027527E-05</text:p>
          </table:table-cell>
          <table:table-cell table:formula="of:=IF([.B17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7-10-18.png</text:p>
          </table:table-cell>
          <table:table-cell office:value-type="string" calcext:value-type="string">
            <text:p>healthy</text:p>
          </table:table-cell>
          <table:table-cell office:value-type="float" office:value="0.9998944" calcext:value-type="float">
            <text:p>0.9998944</text:p>
          </table:table-cell>
          <table:table-cell office:value-type="float" office:value="0.00010558007" calcext:value-type="float">
            <text:p>0.0001055801</text:p>
          </table:table-cell>
          <table:table-cell table:formula="of:=IF([.B17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49-49.png</text:p>
          </table:table-cell>
          <table:table-cell office:value-type="string" calcext:value-type="string">
            <text:p>healthy</text:p>
          </table:table-cell>
          <table:table-cell office:value-type="float" office:value="0.9993641" calcext:value-type="float">
            <text:p>0.9993641</text:p>
          </table:table-cell>
          <table:table-cell office:value-type="float" office:value="0.00063594506" calcext:value-type="float">
            <text:p>0.0006359451</text:p>
          </table:table-cell>
          <table:table-cell table:formula="of:=IF([.B17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3-58-10.png</text:p>
          </table:table-cell>
          <table:table-cell office:value-type="string" calcext:value-type="string">
            <text:p>healthy</text:p>
          </table:table-cell>
          <table:table-cell office:value-type="float" office:value="0.99917525" calcext:value-type="float">
            <text:p>0.99917525</text:p>
          </table:table-cell>
          <table:table-cell office:value-type="float" office:value="0.00082475046" calcext:value-type="float">
            <text:p>0.0008247505</text:p>
          </table:table-cell>
          <table:table-cell table:formula="of:=IF([.B17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2-25-15.png</text:p>
          </table:table-cell>
          <table:table-cell office:value-type="string" calcext:value-type="string">
            <text:p>healthy</text:p>
          </table:table-cell>
          <table:table-cell office:value-type="float" office:value="0.9995023" calcext:value-type="float">
            <text:p>0.9995023</text:p>
          </table:table-cell>
          <table:table-cell office:value-type="float" office:value="0.00049767084" calcext:value-type="float">
            <text:p>0.0004976708</text:p>
          </table:table-cell>
          <table:table-cell table:formula="of:=IF([.B17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37-12.png</text:p>
          </table:table-cell>
          <table:table-cell office:value-type="string" calcext:value-type="string">
            <text:p>healthy</text:p>
          </table:table-cell>
          <table:table-cell office:value-type="float" office:value="0.9999747" calcext:value-type="float">
            <text:p>0.9999747</text:p>
          </table:table-cell>
          <table:table-cell office:value-type="float" office:value="0.000025267746" calcext:value-type="float">
            <text:p>2.5267746E-05</text:p>
          </table:table-cell>
          <table:table-cell table:formula="of:=IF([.B17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7-22-11.png</text:p>
          </table:table-cell>
          <table:table-cell office:value-type="string" calcext:value-type="string">
            <text:p>healthy</text:p>
          </table:table-cell>
          <table:table-cell office:value-type="float" office:value="0.9999082" calcext:value-type="float">
            <text:p>0.9999082</text:p>
          </table:table-cell>
          <table:table-cell office:value-type="float" office:value="0.00009177002" calcext:value-type="float">
            <text:p>0.00009177</text:p>
          </table:table-cell>
          <table:table-cell table:formula="of:=IF([.B18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49-56.png</text:p>
          </table:table-cell>
          <table:table-cell office:value-type="string" calcext:value-type="string">
            <text:p>healthy</text:p>
          </table:table-cell>
          <table:table-cell office:value-type="float" office:value="0.83368754" calcext:value-type="float">
            <text:p>0.83368754</text:p>
          </table:table-cell>
          <table:table-cell office:value-type="float" office:value="0.16631244" calcext:value-type="float">
            <text:p>0.16631244</text:p>
          </table:table-cell>
          <table:table-cell table:formula="of:=IF([.B18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4-49-35.png</text:p>
          </table:table-cell>
          <table:table-cell office:value-type="string" calcext:value-type="string">
            <text:p>healthy</text:p>
          </table:table-cell>
          <table:table-cell office:value-type="float" office:value="0.99628145" calcext:value-type="float">
            <text:p>0.99628145</text:p>
          </table:table-cell>
          <table:table-cell office:value-type="float" office:value="0.0037185804" calcext:value-type="float">
            <text:p>0.0037185804</text:p>
          </table:table-cell>
          <table:table-cell table:formula="of:=IF([.B18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20-54.png</text:p>
          </table:table-cell>
          <table:table-cell office:value-type="string" calcext:value-type="string">
            <text:p>healthy</text:p>
          </table:table-cell>
          <table:table-cell office:value-type="float" office:value="0.99998796" calcext:value-type="float">
            <text:p>0.99998796</text:p>
          </table:table-cell>
          <table:table-cell office:value-type="float" office:value="0.000012090412" calcext:value-type="float">
            <text:p>1.2090412E-05</text:p>
          </table:table-cell>
          <table:table-cell table:formula="of:=IF([.B18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1-49-04.png</text:p>
          </table:table-cell>
          <table:table-cell office:value-type="string" calcext:value-type="string">
            <text:p>healthy</text:p>
          </table:table-cell>
          <table:table-cell office:value-type="float" office:value="0.9999392" calcext:value-type="float">
            <text:p>0.9999392</text:p>
          </table:table-cell>
          <table:table-cell office:value-type="float" office:value="0.000060845647" calcext:value-type="float">
            <text:p>6.0845647E-05</text:p>
          </table:table-cell>
          <table:table-cell table:formula="of:=IF([.B18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3-12-49.png</text:p>
          </table:table-cell>
          <table:table-cell office:value-type="string" calcext:value-type="string">
            <text:p>healthy</text:p>
          </table:table-cell>
          <table:table-cell office:value-type="float" office:value="0.9992194" calcext:value-type="float">
            <text:p>0.9992194</text:p>
          </table:table-cell>
          <table:table-cell office:value-type="float" office:value="0.00078059104" calcext:value-type="float">
            <text:p>0.000780591</text:p>
          </table:table-cell>
          <table:table-cell table:formula="of:=IF([.B18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32-21.png</text:p>
          </table:table-cell>
          <table:table-cell office:value-type="string" calcext:value-type="string">
            <text:p>healthy</text:p>
          </table:table-cell>
          <table:table-cell office:value-type="float" office:value="0.9987394" calcext:value-type="float">
            <text:p>0.9987394</text:p>
          </table:table-cell>
          <table:table-cell office:value-type="float" office:value="0.0012605949" calcext:value-type="float">
            <text:p>0.0012605949</text:p>
          </table:table-cell>
          <table:table-cell table:formula="of:=IF([.B18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5-20-02.png</text:p>
          </table:table-cell>
          <table:table-cell office:value-type="string" calcext:value-type="string">
            <text:p>healthy</text:p>
          </table:table-cell>
          <table:table-cell office:value-type="float" office:value="0.99990714" calcext:value-type="float">
            <text:p>0.99990714</text:p>
          </table:table-cell>
          <table:table-cell office:value-type="float" office:value="0.000092904826" calcext:value-type="float">
            <text:p>9.2904826E-05</text:p>
          </table:table-cell>
          <table:table-cell table:formula="of:=IF([.B18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37-24.png</text:p>
          </table:table-cell>
          <table:table-cell office:value-type="string" calcext:value-type="string">
            <text:p>healthy</text:p>
          </table:table-cell>
          <table:table-cell office:value-type="float" office:value="0.99947745" calcext:value-type="float">
            <text:p>0.99947745</text:p>
          </table:table-cell>
          <table:table-cell office:value-type="float" office:value="0.0005225432" calcext:value-type="float">
            <text:p>0.0005225432</text:p>
          </table:table-cell>
          <table:table-cell table:formula="of:=IF([.B18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00-26.png</text:p>
          </table:table-cell>
          <table:table-cell office:value-type="string" calcext:value-type="string">
            <text:p>healthy</text:p>
          </table:table-cell>
          <table:table-cell office:value-type="float" office:value="0.9999701" calcext:value-type="float">
            <text:p>0.9999701</text:p>
          </table:table-cell>
          <table:table-cell office:value-type="float" office:value="0.000029910054" calcext:value-type="float">
            <text:p>2.9910054E-05</text:p>
          </table:table-cell>
          <table:table-cell table:formula="of:=IF([.B18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8-45-42.png</text:p>
          </table:table-cell>
          <table:table-cell office:value-type="string" calcext:value-type="string">
            <text:p>healthy</text:p>
          </table:table-cell>
          <table:table-cell office:value-type="float" office:value="0.99929774" calcext:value-type="float">
            <text:p>0.99929774</text:p>
          </table:table-cell>
          <table:table-cell office:value-type="float" office:value="0.0007022306" calcext:value-type="float">
            <text:p>0.0007022306</text:p>
          </table:table-cell>
          <table:table-cell table:formula="of:=IF([.B19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7-07-06.png</text:p>
          </table:table-cell>
          <table:table-cell office:value-type="string" calcext:value-type="string">
            <text:p>healthy</text:p>
          </table:table-cell>
          <table:table-cell office:value-type="float" office:value="0.9999722" calcext:value-type="float">
            <text:p>0.9999722</text:p>
          </table:table-cell>
          <table:table-cell office:value-type="float" office:value="0.000027826012" calcext:value-type="float">
            <text:p>0.000027826</text:p>
          </table:table-cell>
          <table:table-cell table:formula="of:=IF([.B19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7-21-25.png</text:p>
          </table:table-cell>
          <table:table-cell office:value-type="string" calcext:value-type="string">
            <text:p>healthy</text:p>
          </table:table-cell>
          <table:table-cell office:value-type="float" office:value="0.99993694" calcext:value-type="float">
            <text:p>0.99993694</text:p>
          </table:table-cell>
          <table:table-cell office:value-type="float" office:value="0.000063085434" calcext:value-type="float">
            <text:p>6.3085434E-05</text:p>
          </table:table-cell>
          <table:table-cell table:formula="of:=IF([.B19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3-51-09.png</text:p>
          </table:table-cell>
          <table:table-cell office:value-type="string" calcext:value-type="string">
            <text:p>healthy</text:p>
          </table:table-cell>
          <table:table-cell office:value-type="float" office:value="0.99709284" calcext:value-type="float">
            <text:p>0.99709284</text:p>
          </table:table-cell>
          <table:table-cell office:value-type="float" office:value="0.0029071982" calcext:value-type="float">
            <text:p>0.0029071982</text:p>
          </table:table-cell>
          <table:table-cell table:formula="of:=IF([.B19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57-00.png</text:p>
          </table:table-cell>
          <table:table-cell office:value-type="string" calcext:value-type="string">
            <text:p>healthy</text:p>
          </table:table-cell>
          <table:table-cell office:value-type="float" office:value="0.9999629" calcext:value-type="float">
            <text:p>0.9999629</text:p>
          </table:table-cell>
          <table:table-cell office:value-type="float" office:value="0.000037124275" calcext:value-type="float">
            <text:p>3.7124275E-05</text:p>
          </table:table-cell>
          <table:table-cell table:formula="of:=IF([.B19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21-23.png</text:p>
          </table:table-cell>
          <table:table-cell office:value-type="string" calcext:value-type="string">
            <text:p>healthy</text:p>
          </table:table-cell>
          <table:table-cell office:value-type="float" office:value="0.9653926" calcext:value-type="float">
            <text:p>0.9653926</text:p>
          </table:table-cell>
          <table:table-cell office:value-type="float" office:value="0.034607366" calcext:value-type="float">
            <text:p>0.034607366</text:p>
          </table:table-cell>
          <table:table-cell table:formula="of:=IF([.B19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20-10-42.png</text:p>
          </table:table-cell>
          <table:table-cell office:value-type="string" calcext:value-type="string">
            <text:p>healthy</text:p>
          </table:table-cell>
          <table:table-cell office:value-type="float" office:value="0.99986076" calcext:value-type="float">
            <text:p>0.99986076</text:p>
          </table:table-cell>
          <table:table-cell office:value-type="float" office:value="0.00013924332" calcext:value-type="float">
            <text:p>0.0001392433</text:p>
          </table:table-cell>
          <table:table-cell table:formula="of:=IF([.B19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2-06-22.png</text:p>
          </table:table-cell>
          <table:table-cell office:value-type="string" calcext:value-type="string">
            <text:p>healthy</text:p>
          </table:table-cell>
          <table:table-cell office:value-type="float" office:value="0.9998385" calcext:value-type="float">
            <text:p>0.9998385</text:p>
          </table:table-cell>
          <table:table-cell office:value-type="float" office:value="0.00016155766" calcext:value-type="float">
            <text:p>0.0001615577</text:p>
          </table:table-cell>
          <table:table-cell table:formula="of:=IF([.B19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41-54.png</text:p>
          </table:table-cell>
          <table:table-cell office:value-type="string" calcext:value-type="string">
            <text:p>healthy</text:p>
          </table:table-cell>
          <table:table-cell office:value-type="float" office:value="0.9996171" calcext:value-type="float">
            <text:p>0.9996171</text:p>
          </table:table-cell>
          <table:table-cell office:value-type="float" office:value="0.0003829231" calcext:value-type="float">
            <text:p>0.0003829231</text:p>
          </table:table-cell>
          <table:table-cell table:formula="of:=IF([.B19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5-25-27.png</text:p>
          </table:table-cell>
          <table:table-cell office:value-type="string" calcext:value-type="string">
            <text:p>healthy</text:p>
          </table:table-cell>
          <table:table-cell office:value-type="float" office:value="0.99890554" calcext:value-type="float">
            <text:p>0.99890554</text:p>
          </table:table-cell>
          <table:table-cell office:value-type="float" office:value="0.0010944762" calcext:value-type="float">
            <text:p>0.0010944762</text:p>
          </table:table-cell>
          <table:table-cell table:formula="of:=IF([.B19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7-25-08.png</text:p>
          </table:table-cell>
          <table:table-cell office:value-type="string" calcext:value-type="string">
            <text:p>healthy</text:p>
          </table:table-cell>
          <table:table-cell office:value-type="float" office:value="0.99961215" calcext:value-type="float">
            <text:p>0.99961215</text:p>
          </table:table-cell>
          <table:table-cell office:value-type="float" office:value="0.0003879291" calcext:value-type="float">
            <text:p>0.0003879291</text:p>
          </table:table-cell>
          <table:table-cell table:formula="of:=IF([.B20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21-31.png</text:p>
          </table:table-cell>
          <table:table-cell office:value-type="string" calcext:value-type="string">
            <text:p>healthy</text:p>
          </table:table-cell>
          <table:table-cell office:value-type="float" office:value="0.9999248" calcext:value-type="float">
            <text:p>0.9999248</text:p>
          </table:table-cell>
          <table:table-cell office:value-type="float" office:value="0.00007518774" calcext:value-type="float">
            <text:p>7.518774E-05</text:p>
          </table:table-cell>
          <table:table-cell table:formula="of:=IF([.B20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2-04-27.png</text:p>
          </table:table-cell>
          <table:table-cell office:value-type="string" calcext:value-type="string">
            <text:p>healthy</text:p>
          </table:table-cell>
          <table:table-cell office:value-type="float" office:value="0.9995704" calcext:value-type="float">
            <text:p>0.9995704</text:p>
          </table:table-cell>
          <table:table-cell office:value-type="float" office:value="0.00042951867" calcext:value-type="float">
            <text:p>0.0004295187</text:p>
          </table:table-cell>
          <table:table-cell table:formula="of:=IF([.B20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5-32-54.png</text:p>
          </table:table-cell>
          <table:table-cell office:value-type="string" calcext:value-type="string">
            <text:p>healthy</text:p>
          </table:table-cell>
          <table:table-cell office:value-type="float" office:value="0.9994305" calcext:value-type="float">
            <text:p>0.9994305</text:p>
          </table:table-cell>
          <table:table-cell office:value-type="float" office:value="0.0005694727" calcext:value-type="float">
            <text:p>0.0005694727</text:p>
          </table:table-cell>
          <table:table-cell table:formula="of:=IF([.B20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4-56-51.png</text:p>
          </table:table-cell>
          <table:table-cell office:value-type="string" calcext:value-type="string">
            <text:p>healthy</text:p>
          </table:table-cell>
          <table:table-cell office:value-type="float" office:value="0.99811363" calcext:value-type="float">
            <text:p>0.99811363</text:p>
          </table:table-cell>
          <table:table-cell office:value-type="float" office:value="0.001886437" calcext:value-type="float">
            <text:p>0.001886437</text:p>
          </table:table-cell>
          <table:table-cell table:formula="of:=IF([.B20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00-07.png</text:p>
          </table:table-cell>
          <table:table-cell office:value-type="string" calcext:value-type="string">
            <text:p>healthy</text:p>
          </table:table-cell>
          <table:table-cell office:value-type="float" office:value="0.99984074" calcext:value-type="float">
            <text:p>0.99984074</text:p>
          </table:table-cell>
          <table:table-cell office:value-type="float" office:value="0.00015923983" calcext:value-type="float">
            <text:p>0.0001592398</text:p>
          </table:table-cell>
          <table:table-cell table:formula="of:=IF([.B20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2-50-47.png</text:p>
          </table:table-cell>
          <table:table-cell office:value-type="string" calcext:value-type="string">
            <text:p>healthy</text:p>
          </table:table-cell>
          <table:table-cell office:value-type="float" office:value="0.9791687" calcext:value-type="float">
            <text:p>0.9791687</text:p>
          </table:table-cell>
          <table:table-cell office:value-type="float" office:value="0.020831317" calcext:value-type="float">
            <text:p>0.020831317</text:p>
          </table:table-cell>
          <table:table-cell table:formula="of:=IF([.B20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8-10-56.png</text:p>
          </table:table-cell>
          <table:table-cell office:value-type="string" calcext:value-type="string">
            <text:p>healthy</text:p>
          </table:table-cell>
          <table:table-cell office:value-type="float" office:value="0.99995613" calcext:value-type="float">
            <text:p>0.99995613</text:p>
          </table:table-cell>
          <table:table-cell office:value-type="float" office:value="0.000043911565" calcext:value-type="float">
            <text:p>4.3911565E-05</text:p>
          </table:table-cell>
          <table:table-cell table:formula="of:=IF([.B20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5-18-56.png</text:p>
          </table:table-cell>
          <table:table-cell office:value-type="string" calcext:value-type="string">
            <text:p>healthy</text:p>
          </table:table-cell>
          <table:table-cell office:value-type="float" office:value="0.9914888" calcext:value-type="float">
            <text:p>0.9914888</text:p>
          </table:table-cell>
          <table:table-cell office:value-type="float" office:value="0.008511174" calcext:value-type="float">
            <text:p>0.008511174</text:p>
          </table:table-cell>
          <table:table-cell table:formula="of:=IF([.B20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45-11.png</text:p>
          </table:table-cell>
          <table:table-cell office:value-type="string" calcext:value-type="string">
            <text:p>healthy</text:p>
          </table:table-cell>
          <table:table-cell office:value-type="float" office:value="0.99997187" calcext:value-type="float">
            <text:p>0.99997187</text:p>
          </table:table-cell>
          <table:table-cell office:value-type="float" office:value="0.000028157123" calcext:value-type="float">
            <text:p>2.8157123E-05</text:p>
          </table:table-cell>
          <table:table-cell table:formula="of:=IF([.B20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19-52.png</text:p>
          </table:table-cell>
          <table:table-cell office:value-type="string" calcext:value-type="string">
            <text:p>healthy</text:p>
          </table:table-cell>
          <table:table-cell office:value-type="float" office:value="0.9999821" calcext:value-type="float">
            <text:p>0.9999821</text:p>
          </table:table-cell>
          <table:table-cell office:value-type="float" office:value="0.000017825492" calcext:value-type="float">
            <text:p>1.7825492E-05</text:p>
          </table:table-cell>
          <table:table-cell table:formula="of:=IF([.B21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1-28-08.png</text:p>
          </table:table-cell>
          <table:table-cell office:value-type="string" calcext:value-type="string">
            <text:p>healthy</text:p>
          </table:table-cell>
          <table:table-cell office:value-type="float" office:value="0.9999603" calcext:value-type="float">
            <text:p>0.9999603</text:p>
          </table:table-cell>
          <table:table-cell office:value-type="float" office:value="0.00003965087" calcext:value-type="float">
            <text:p>3.965087E-05</text:p>
          </table:table-cell>
          <table:table-cell table:formula="of:=IF([.B21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5-16-01-14.png</text:p>
          </table:table-cell>
          <table:table-cell office:value-type="string" calcext:value-type="string">
            <text:p>healthy</text:p>
          </table:table-cell>
          <table:table-cell office:value-type="float" office:value="0.99985206" calcext:value-type="float">
            <text:p>0.99985206</text:p>
          </table:table-cell>
          <table:table-cell office:value-type="float" office:value="0.00014786766" calcext:value-type="float">
            <text:p>0.0001478677</text:p>
          </table:table-cell>
          <table:table-cell table:formula="of:=IF([.B21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6-20-58.png</text:p>
          </table:table-cell>
          <table:table-cell office:value-type="string" calcext:value-type="string">
            <text:p>healthy</text:p>
          </table:table-cell>
          <table:table-cell office:value-type="float" office:value="0.9996786" calcext:value-type="float">
            <text:p>0.9996786</text:p>
          </table:table-cell>
          <table:table-cell office:value-type="float" office:value="0.00032145678" calcext:value-type="float">
            <text:p>0.0003214568</text:p>
          </table:table-cell>
          <table:table-cell table:formula="of:=IF([.B21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5-16-31-38.png</text:p>
          </table:table-cell>
          <table:table-cell office:value-type="string" calcext:value-type="string">
            <text:p>healthy</text:p>
          </table:table-cell>
          <table:table-cell office:value-type="float" office:value="0.99999046" calcext:value-type="float">
            <text:p>0.99999046</text:p>
          </table:table-cell>
          <table:table-cell office:value-type="float" office:value="0.000009506173" calcext:value-type="float">
            <text:p>9.506173E-06</text:p>
          </table:table-cell>
          <table:table-cell table:formula="of:=IF([.B21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2-51-31.png</text:p>
          </table:table-cell>
          <table:table-cell office:value-type="string" calcext:value-type="string">
            <text:p>healthy</text:p>
          </table:table-cell>
          <table:table-cell office:value-type="float" office:value="0.8454553" calcext:value-type="float">
            <text:p>0.8454553</text:p>
          </table:table-cell>
          <table:table-cell office:value-type="float" office:value="0.1545447" calcext:value-type="float">
            <text:p>0.1545447</text:p>
          </table:table-cell>
          <table:table-cell table:formula="of:=IF([.B21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7-13-03.png</text:p>
          </table:table-cell>
          <table:table-cell office:value-type="string" calcext:value-type="string">
            <text:p>healthy</text:p>
          </table:table-cell>
          <table:table-cell office:value-type="float" office:value="0.99996436" calcext:value-type="float">
            <text:p>0.99996436</text:p>
          </table:table-cell>
          <table:table-cell office:value-type="float" office:value="0.00003561635" calcext:value-type="float">
            <text:p>3.561635E-05</text:p>
          </table:table-cell>
          <table:table-cell table:formula="of:=IF([.B21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21-01.png</text:p>
          </table:table-cell>
          <table:table-cell office:value-type="string" calcext:value-type="string">
            <text:p>healthy</text:p>
          </table:table-cell>
          <table:table-cell office:value-type="float" office:value="0.9999157" calcext:value-type="float">
            <text:p>0.9999157</text:p>
          </table:table-cell>
          <table:table-cell office:value-type="float" office:value="0.0000842243" calcext:value-type="float">
            <text:p>8.42243E-05</text:p>
          </table:table-cell>
          <table:table-cell table:formula="of:=IF([.B21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5-31-32.png</text:p>
          </table:table-cell>
          <table:table-cell office:value-type="string" calcext:value-type="string">
            <text:p>healthy</text:p>
          </table:table-cell>
          <table:table-cell office:value-type="float" office:value="0.9995783" calcext:value-type="float">
            <text:p>0.9995783</text:p>
          </table:table-cell>
          <table:table-cell office:value-type="float" office:value="0.00042164885" calcext:value-type="float">
            <text:p>0.0004216489</text:p>
          </table:table-cell>
          <table:table-cell table:formula="of:=IF([.B21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0-23-17.png</text:p>
          </table:table-cell>
          <table:table-cell office:value-type="string" calcext:value-type="string">
            <text:p>healthy</text:p>
          </table:table-cell>
          <table:table-cell office:value-type="float" office:value="0.9980299" calcext:value-type="float">
            <text:p>0.9980299</text:p>
          </table:table-cell>
          <table:table-cell office:value-type="float" office:value="0.0019700984" calcext:value-type="float">
            <text:p>0.0019700984</text:p>
          </table:table-cell>
          <table:table-cell table:formula="of:=IF([.B21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5-54-50.png</text:p>
          </table:table-cell>
          <table:table-cell office:value-type="string" calcext:value-type="string">
            <text:p>healthy</text:p>
          </table:table-cell>
          <table:table-cell office:value-type="float" office:value="0.99912435" calcext:value-type="float">
            <text:p>0.99912435</text:p>
          </table:table-cell>
          <table:table-cell office:value-type="float" office:value="0.0008756082" calcext:value-type="float">
            <text:p>0.0008756082</text:p>
          </table:table-cell>
          <table:table-cell table:formula="of:=IF([.B22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4-32-03.png</text:p>
          </table:table-cell>
          <table:table-cell office:value-type="string" calcext:value-type="string">
            <text:p>healthy</text:p>
          </table:table-cell>
          <table:table-cell office:value-type="float" office:value="0.99978703" calcext:value-type="float">
            <text:p>0.99978703</text:p>
          </table:table-cell>
          <table:table-cell office:value-type="float" office:value="0.00021295028" calcext:value-type="float">
            <text:p>0.0002129503</text:p>
          </table:table-cell>
          <table:table-cell table:formula="of:=IF([.B22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20-54-41.png</text:p>
          </table:table-cell>
          <table:table-cell office:value-type="string" calcext:value-type="string">
            <text:p>healthy</text:p>
          </table:table-cell>
          <table:table-cell office:value-type="float" office:value="0.99994755" calcext:value-type="float">
            <text:p>0.99994755</text:p>
          </table:table-cell>
          <table:table-cell office:value-type="float" office:value="0.00005246977" calcext:value-type="float">
            <text:p>5.246977E-05</text:p>
          </table:table-cell>
          <table:table-cell table:formula="of:=IF([.B22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8-47-16.png</text:p>
          </table:table-cell>
          <table:table-cell office:value-type="string" calcext:value-type="string">
            <text:p>healthy</text:p>
          </table:table-cell>
          <table:table-cell office:value-type="float" office:value="0.998538" calcext:value-type="float">
            <text:p>0.998538</text:p>
          </table:table-cell>
          <table:table-cell office:value-type="float" office:value="0.0014620348" calcext:value-type="float">
            <text:p>0.0014620348</text:p>
          </table:table-cell>
          <table:table-cell table:formula="of:=IF([.B22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3-38-07.png</text:p>
          </table:table-cell>
          <table:table-cell office:value-type="string" calcext:value-type="string">
            <text:p>healthy</text:p>
          </table:table-cell>
          <table:table-cell office:value-type="float" office:value="0.99958843" calcext:value-type="float">
            <text:p>0.99958843</text:p>
          </table:table-cell>
          <table:table-cell office:value-type="float" office:value="0.00041161792" calcext:value-type="float">
            <text:p>0.0004116179</text:p>
          </table:table-cell>
          <table:table-cell table:formula="of:=IF([.B22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8-40-07.png</text:p>
          </table:table-cell>
          <table:table-cell office:value-type="string" calcext:value-type="string">
            <text:p>healthy</text:p>
          </table:table-cell>
          <table:table-cell office:value-type="float" office:value="0.9999292" calcext:value-type="float">
            <text:p>0.9999292</text:p>
          </table:table-cell>
          <table:table-cell office:value-type="float" office:value="0.00007084969" calcext:value-type="float">
            <text:p>7.084969E-05</text:p>
          </table:table-cell>
          <table:table-cell table:formula="of:=IF([.B22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4-25-01.png</text:p>
          </table:table-cell>
          <table:table-cell office:value-type="string" calcext:value-type="string">
            <text:p>healthy</text:p>
          </table:table-cell>
          <table:table-cell office:value-type="float" office:value="0.9999293" calcext:value-type="float">
            <text:p>0.9999293</text:p>
          </table:table-cell>
          <table:table-cell office:value-type="float" office:value="0.00007068118" calcext:value-type="float">
            <text:p>7.068118E-05</text:p>
          </table:table-cell>
          <table:table-cell table:formula="of:=IF([.B22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1-16-44.png</text:p>
          </table:table-cell>
          <table:table-cell office:value-type="string" calcext:value-type="string">
            <text:p>healthy</text:p>
          </table:table-cell>
          <table:table-cell office:value-type="float" office:value="0.999742" calcext:value-type="float">
            <text:p>0.999742</text:p>
          </table:table-cell>
          <table:table-cell office:value-type="float" office:value="0.0002580726" calcext:value-type="float">
            <text:p>0.0002580726</text:p>
          </table:table-cell>
          <table:table-cell table:formula="of:=IF([.B22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07-41.png</text:p>
          </table:table-cell>
          <table:table-cell office:value-type="string" calcext:value-type="string">
            <text:p>healthy</text:p>
          </table:table-cell>
          <table:table-cell office:value-type="float" office:value="0.99949026" calcext:value-type="float">
            <text:p>0.99949026</text:p>
          </table:table-cell>
          <table:table-cell office:value-type="float" office:value="0.0005097135" calcext:value-type="float">
            <text:p>0.0005097135</text:p>
          </table:table-cell>
          <table:table-cell table:formula="of:=IF([.B22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7-39-51.png</text:p>
          </table:table-cell>
          <table:table-cell office:value-type="string" calcext:value-type="string">
            <text:p>healthy</text:p>
          </table:table-cell>
          <table:table-cell office:value-type="float" office:value="0.99993503" calcext:value-type="float">
            <text:p>0.99993503</text:p>
          </table:table-cell>
          <table:table-cell office:value-type="float" office:value="0.00006497102" calcext:value-type="float">
            <text:p>0.000064971</text:p>
          </table:table-cell>
          <table:table-cell table:formula="of:=IF([.B22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6-33-02.png</text:p>
          </table:table-cell>
          <table:table-cell office:value-type="string" calcext:value-type="string">
            <text:p>healthy</text:p>
          </table:table-cell>
          <table:table-cell office:value-type="float" office:value="0.99973196" calcext:value-type="float">
            <text:p>0.99973196</text:p>
          </table:table-cell>
          <table:table-cell office:value-type="float" office:value="0.00026804855" calcext:value-type="float">
            <text:p>0.0002680486</text:p>
          </table:table-cell>
          <table:table-cell table:formula="of:=IF([.B23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13-52.png</text:p>
          </table:table-cell>
          <table:table-cell office:value-type="string" calcext:value-type="string">
            <text:p>healthy</text:p>
          </table:table-cell>
          <table:table-cell office:value-type="float" office:value="0.9999683" calcext:value-type="float">
            <text:p>0.9999683</text:p>
          </table:table-cell>
          <table:table-cell office:value-type="float" office:value="0.000031712123" calcext:value-type="float">
            <text:p>3.1712123E-05</text:p>
          </table:table-cell>
          <table:table-cell table:formula="of:=IF([.B23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6-25-39.png</text:p>
          </table:table-cell>
          <table:table-cell office:value-type="string" calcext:value-type="string">
            <text:p>healthy</text:p>
          </table:table-cell>
          <table:table-cell office:value-type="float" office:value="0.9994873" calcext:value-type="float">
            <text:p>0.9994873</text:p>
          </table:table-cell>
          <table:table-cell office:value-type="float" office:value="0.00051274203" calcext:value-type="float">
            <text:p>0.000512742</text:p>
          </table:table-cell>
          <table:table-cell table:formula="of:=IF([.B23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3-17-03.png</text:p>
          </table:table-cell>
          <table:table-cell office:value-type="string" calcext:value-type="string">
            <text:p>healthy</text:p>
          </table:table-cell>
          <table:table-cell office:value-type="float" office:value="0.9728483" calcext:value-type="float">
            <text:p>0.9728483</text:p>
          </table:table-cell>
          <table:table-cell office:value-type="float" office:value="0.027151743" calcext:value-type="float">
            <text:p>0.027151743</text:p>
          </table:table-cell>
          <table:table-cell table:formula="of:=IF([.B23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54-21.png</text:p>
          </table:table-cell>
          <table:table-cell office:value-type="string" calcext:value-type="string">
            <text:p>healthy</text:p>
          </table:table-cell>
          <table:table-cell office:value-type="float" office:value="0.9996363" calcext:value-type="float">
            <text:p>0.9996363</text:p>
          </table:table-cell>
          <table:table-cell office:value-type="float" office:value="0.00036365955" calcext:value-type="float">
            <text:p>0.0003636596</text:p>
          </table:table-cell>
          <table:table-cell table:formula="of:=IF([.B23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37-42.png</text:p>
          </table:table-cell>
          <table:table-cell office:value-type="string" calcext:value-type="string">
            <text:p>healthy</text:p>
          </table:table-cell>
          <table:table-cell office:value-type="float" office:value="0.9894911" calcext:value-type="float">
            <text:p>0.9894911</text:p>
          </table:table-cell>
          <table:table-cell office:value-type="float" office:value="0.010508836" calcext:value-type="float">
            <text:p>0.010508836</text:p>
          </table:table-cell>
          <table:table-cell table:formula="of:=IF([.B23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4-07-12.png</text:p>
          </table:table-cell>
          <table:table-cell office:value-type="string" calcext:value-type="string">
            <text:p>healthy</text:p>
          </table:table-cell>
          <table:table-cell office:value-type="float" office:value="0.99992335" calcext:value-type="float">
            <text:p>0.99992335</text:p>
          </table:table-cell>
          <table:table-cell office:value-type="float" office:value="0.00007664265" calcext:value-type="float">
            <text:p>7.664265E-05</text:p>
          </table:table-cell>
          <table:table-cell table:formula="of:=IF([.B23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9-20-13.png</text:p>
          </table:table-cell>
          <table:table-cell office:value-type="string" calcext:value-type="string">
            <text:p>healthy</text:p>
          </table:table-cell>
          <table:table-cell office:value-type="float" office:value="0.9999683" calcext:value-type="float">
            <text:p>0.9999683</text:p>
          </table:table-cell>
          <table:table-cell office:value-type="float" office:value="0.000031697728" calcext:value-type="float">
            <text:p>3.1697728E-05</text:p>
          </table:table-cell>
          <table:table-cell table:formula="of:=IF([.B23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2-22-59.png</text:p>
          </table:table-cell>
          <table:table-cell office:value-type="string" calcext:value-type="string">
            <text:p>healthy</text:p>
          </table:table-cell>
          <table:table-cell office:value-type="float" office:value="0.99998224" calcext:value-type="float">
            <text:p>0.99998224</text:p>
          </table:table-cell>
          <table:table-cell office:value-type="float" office:value="0.000017717248" calcext:value-type="float">
            <text:p>1.7717248E-05</text:p>
          </table:table-cell>
          <table:table-cell table:formula="of:=IF([.B23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9-24-37.png</text:p>
          </table:table-cell>
          <table:table-cell office:value-type="string" calcext:value-type="string">
            <text:p>healthy</text:p>
          </table:table-cell>
          <table:table-cell office:value-type="float" office:value="0.9998486" calcext:value-type="float">
            <text:p>0.9998486</text:p>
          </table:table-cell>
          <table:table-cell office:value-type="float" office:value="0.000151389" calcext:value-type="float">
            <text:p>0.000151389</text:p>
          </table:table-cell>
          <table:table-cell table:formula="of:=IF([.B23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6-16-25-18.png</text:p>
          </table:table-cell>
          <table:table-cell office:value-type="string" calcext:value-type="string">
            <text:p>healthy</text:p>
          </table:table-cell>
          <table:table-cell office:value-type="float" office:value="0.999907" calcext:value-type="float">
            <text:p>0.999907</text:p>
          </table:table-cell>
          <table:table-cell office:value-type="float" office:value="0.00009291616" calcext:value-type="float">
            <text:p>9.291616E-05</text:p>
          </table:table-cell>
          <table:table-cell table:formula="of:=IF([.B24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3-37-13.png</text:p>
          </table:table-cell>
          <table:table-cell office:value-type="string" calcext:value-type="string">
            <text:p>healthy</text:p>
          </table:table-cell>
          <table:table-cell office:value-type="float" office:value="0.9995122" calcext:value-type="float">
            <text:p>0.9995122</text:p>
          </table:table-cell>
          <table:table-cell office:value-type="float" office:value="0.00048780968" calcext:value-type="float">
            <text:p>0.0004878097</text:p>
          </table:table-cell>
          <table:table-cell table:formula="of:=IF([.B24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0-59-18.png</text:p>
          </table:table-cell>
          <table:table-cell office:value-type="string" calcext:value-type="string">
            <text:p>healthy</text:p>
          </table:table-cell>
          <table:table-cell office:value-type="float" office:value="0.9987669" calcext:value-type="float">
            <text:p>0.9987669</text:p>
          </table:table-cell>
          <table:table-cell office:value-type="float" office:value="0.0012330707" calcext:value-type="float">
            <text:p>0.0012330707</text:p>
          </table:table-cell>
          <table:table-cell table:formula="of:=IF([.B24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7-06-34.png</text:p>
          </table:table-cell>
          <table:table-cell office:value-type="string" calcext:value-type="string">
            <text:p>healthy</text:p>
          </table:table-cell>
          <table:table-cell office:value-type="float" office:value="0.9999366" calcext:value-type="float">
            <text:p>0.9999366</text:p>
          </table:table-cell>
          <table:table-cell office:value-type="float" office:value="0.00006337933" calcext:value-type="float">
            <text:p>6.337933E-05</text:p>
          </table:table-cell>
          <table:table-cell table:formula="of:=IF([.B24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6-22-52.png</text:p>
          </table:table-cell>
          <table:table-cell office:value-type="string" calcext:value-type="string">
            <text:p>healthy</text:p>
          </table:table-cell>
          <table:table-cell office:value-type="float" office:value="0.99996424" calcext:value-type="float">
            <text:p>0.99996424</text:p>
          </table:table-cell>
          <table:table-cell office:value-type="float" office:value="0.000035789006" calcext:value-type="float">
            <text:p>0.000035789</text:p>
          </table:table-cell>
          <table:table-cell table:formula="of:=IF([.B24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25-48.png</text:p>
          </table:table-cell>
          <table:table-cell office:value-type="string" calcext:value-type="string">
            <text:p>pathological</text:p>
          </table:table-cell>
          <table:table-cell office:value-type="float" office:value="0.04827134" calcext:value-type="float">
            <text:p>0.04827134</text:p>
          </table:table-cell>
          <table:table-cell office:value-type="float" office:value="0.9517287" calcext:value-type="float">
            <text:p>0.9517287</text:p>
          </table:table-cell>
          <table:table-cell table:formula="of:=IF([.B24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3-22-13.png</text:p>
          </table:table-cell>
          <table:table-cell office:value-type="string" calcext:value-type="string">
            <text:p>healthy</text:p>
          </table:table-cell>
          <table:table-cell office:value-type="float" office:value="0.99930274" calcext:value-type="float">
            <text:p>0.99930274</text:p>
          </table:table-cell>
          <table:table-cell office:value-type="float" office:value="0.00069725816" calcext:value-type="float">
            <text:p>0.0006972582</text:p>
          </table:table-cell>
          <table:table-cell table:formula="of:=IF([.B24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6-32-12.png</text:p>
          </table:table-cell>
          <table:table-cell office:value-type="string" calcext:value-type="string">
            <text:p>healthy</text:p>
          </table:table-cell>
          <table:table-cell office:value-type="float" office:value="0.99882084" calcext:value-type="float">
            <text:p>0.99882084</text:p>
          </table:table-cell>
          <table:table-cell office:value-type="float" office:value="0.0011790964" calcext:value-type="float">
            <text:p>0.0011790964</text:p>
          </table:table-cell>
          <table:table-cell table:formula="of:=IF([.B24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5-47-47.png</text:p>
          </table:table-cell>
          <table:table-cell office:value-type="string" calcext:value-type="string">
            <text:p>healthy</text:p>
          </table:table-cell>
          <table:table-cell office:value-type="float" office:value="0.99756205" calcext:value-type="float">
            <text:p>0.99756205</text:p>
          </table:table-cell>
          <table:table-cell office:value-type="float" office:value="0.002437986" calcext:value-type="float">
            <text:p>0.002437986</text:p>
          </table:table-cell>
          <table:table-cell table:formula="of:=IF([.B24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7-21-24.png</text:p>
          </table:table-cell>
          <table:table-cell office:value-type="string" calcext:value-type="string">
            <text:p>healthy</text:p>
          </table:table-cell>
          <table:table-cell office:value-type="float" office:value="0.99936205" calcext:value-type="float">
            <text:p>0.99936205</text:p>
          </table:table-cell>
          <table:table-cell office:value-type="float" office:value="0.000637921" calcext:value-type="float">
            <text:p>0.000637921</text:p>
          </table:table-cell>
          <table:table-cell table:formula="of:=IF([.B24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29-34.png</text:p>
          </table:table-cell>
          <table:table-cell office:value-type="string" calcext:value-type="string">
            <text:p>healthy</text:p>
          </table:table-cell>
          <table:table-cell office:value-type="float" office:value="0.9665942" calcext:value-type="float">
            <text:p>0.9665942</text:p>
          </table:table-cell>
          <table:table-cell office:value-type="float" office:value="0.03340581" calcext:value-type="float">
            <text:p>0.03340581</text:p>
          </table:table-cell>
          <table:table-cell table:formula="of:=IF([.B25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9-24-32.png</text:p>
          </table:table-cell>
          <table:table-cell office:value-type="string" calcext:value-type="string">
            <text:p>healthy</text:p>
          </table:table-cell>
          <table:table-cell office:value-type="float" office:value="0.99971837" calcext:value-type="float">
            <text:p>0.99971837</text:p>
          </table:table-cell>
          <table:table-cell office:value-type="float" office:value="0.00028160363" calcext:value-type="float">
            <text:p>0.0002816036</text:p>
          </table:table-cell>
          <table:table-cell table:formula="of:=IF([.B25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17-03.png</text:p>
          </table:table-cell>
          <table:table-cell office:value-type="string" calcext:value-type="string">
            <text:p>healthy</text:p>
          </table:table-cell>
          <table:table-cell office:value-type="float" office:value="0.9999434" calcext:value-type="float">
            <text:p>0.9999434</text:p>
          </table:table-cell>
          <table:table-cell office:value-type="float" office:value="0.00005663916" calcext:value-type="float">
            <text:p>5.663916E-05</text:p>
          </table:table-cell>
          <table:table-cell table:formula="of:=IF([.B25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8-08-23.png</text:p>
          </table:table-cell>
          <table:table-cell office:value-type="string" calcext:value-type="string">
            <text:p>healthy</text:p>
          </table:table-cell>
          <table:table-cell office:value-type="float" office:value="0.99993217" calcext:value-type="float">
            <text:p>0.99993217</text:p>
          </table:table-cell>
          <table:table-cell office:value-type="float" office:value="0.000067771536" calcext:value-type="float">
            <text:p>6.7771536E-05</text:p>
          </table:table-cell>
          <table:table-cell table:formula="of:=IF([.B25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21-38.png</text:p>
          </table:table-cell>
          <table:table-cell office:value-type="string" calcext:value-type="string">
            <text:p>healthy</text:p>
          </table:table-cell>
          <table:table-cell office:value-type="float" office:value="0.9977227" calcext:value-type="float">
            <text:p>0.9977227</text:p>
          </table:table-cell>
          <table:table-cell office:value-type="float" office:value="0.002277334" calcext:value-type="float">
            <text:p>0.002277334</text:p>
          </table:table-cell>
          <table:table-cell table:formula="of:=IF([.B25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5-51-52.png</text:p>
          </table:table-cell>
          <table:table-cell office:value-type="string" calcext:value-type="string">
            <text:p>healthy</text:p>
          </table:table-cell>
          <table:table-cell office:value-type="float" office:value="0.99880135" calcext:value-type="float">
            <text:p>0.99880135</text:p>
          </table:table-cell>
          <table:table-cell office:value-type="float" office:value="0.0011986416" calcext:value-type="float">
            <text:p>0.0011986416</text:p>
          </table:table-cell>
          <table:table-cell table:formula="of:=IF([.B25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6-37-54.png</text:p>
          </table:table-cell>
          <table:table-cell office:value-type="string" calcext:value-type="string">
            <text:p>healthy</text:p>
          </table:table-cell>
          <table:table-cell office:value-type="float" office:value="0.9999225" calcext:value-type="float">
            <text:p>0.9999225</text:p>
          </table:table-cell>
          <table:table-cell office:value-type="float" office:value="0.00007749634" calcext:value-type="float">
            <text:p>7.749634E-05</text:p>
          </table:table-cell>
          <table:table-cell table:formula="of:=IF([.B25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6-48-40.png</text:p>
          </table:table-cell>
          <table:table-cell office:value-type="string" calcext:value-type="string">
            <text:p>healthy</text:p>
          </table:table-cell>
          <table:table-cell office:value-type="float" office:value="0.99598217" calcext:value-type="float">
            <text:p>0.99598217</text:p>
          </table:table-cell>
          <table:table-cell office:value-type="float" office:value="0.004017846" calcext:value-type="float">
            <text:p>0.004017846</text:p>
          </table:table-cell>
          <table:table-cell table:formula="of:=IF([.B25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20-53-22.png</text:p>
          </table:table-cell>
          <table:table-cell office:value-type="string" calcext:value-type="string">
            <text:p>healthy</text:p>
          </table:table-cell>
          <table:table-cell office:value-type="float" office:value="0.99981445" calcext:value-type="float">
            <text:p>0.99981445</text:p>
          </table:table-cell>
          <table:table-cell office:value-type="float" office:value="0.00018563063" calcext:value-type="float">
            <text:p>0.0001856306</text:p>
          </table:table-cell>
          <table:table-cell table:formula="of:=IF([.B25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1-20-31.png</text:p>
          </table:table-cell>
          <table:table-cell office:value-type="string" calcext:value-type="string">
            <text:p>healthy</text:p>
          </table:table-cell>
          <table:table-cell office:value-type="float" office:value="0.99996996" calcext:value-type="float">
            <text:p>0.99996996</text:p>
          </table:table-cell>
          <table:table-cell office:value-type="float" office:value="0.00003008054" calcext:value-type="float">
            <text:p>3.008054E-05</text:p>
          </table:table-cell>
          <table:table-cell table:formula="of:=IF([.B25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52-41.png</text:p>
          </table:table-cell>
          <table:table-cell office:value-type="string" calcext:value-type="string">
            <text:p>healthy</text:p>
          </table:table-cell>
          <table:table-cell office:value-type="float" office:value="0.99866045" calcext:value-type="float">
            <text:p>0.99866045</text:p>
          </table:table-cell>
          <table:table-cell office:value-type="float" office:value="0.0013395763" calcext:value-type="float">
            <text:p>0.0013395763</text:p>
          </table:table-cell>
          <table:table-cell table:formula="of:=IF([.B26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19-42.png</text:p>
          </table:table-cell>
          <table:table-cell office:value-type="string" calcext:value-type="string">
            <text:p>healthy</text:p>
          </table:table-cell>
          <table:table-cell office:value-type="float" office:value="0.9999745" calcext:value-type="float">
            <text:p>0.9999745</text:p>
          </table:table-cell>
          <table:table-cell office:value-type="float" office:value="0.000025534373" calcext:value-type="float">
            <text:p>2.5534373E-05</text:p>
          </table:table-cell>
          <table:table-cell table:formula="of:=IF([.B26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1-16-38.png</text:p>
          </table:table-cell>
          <table:table-cell office:value-type="string" calcext:value-type="string">
            <text:p>healthy</text:p>
          </table:table-cell>
          <table:table-cell office:value-type="float" office:value="0.9956449" calcext:value-type="float">
            <text:p>0.9956449</text:p>
          </table:table-cell>
          <table:table-cell office:value-type="float" office:value="0.004355154" calcext:value-type="float">
            <text:p>0.004355154</text:p>
          </table:table-cell>
          <table:table-cell table:formula="of:=IF([.B26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7-48-07.png</text:p>
          </table:table-cell>
          <table:table-cell office:value-type="string" calcext:value-type="string">
            <text:p>healthy</text:p>
          </table:table-cell>
          <table:table-cell office:value-type="float" office:value="0.9997887" calcext:value-type="float">
            <text:p>0.9997887</text:p>
          </table:table-cell>
          <table:table-cell office:value-type="float" office:value="0.00021136478" calcext:value-type="float">
            <text:p>0.0002113648</text:p>
          </table:table-cell>
          <table:table-cell table:formula="of:=IF([.B26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8-41-54.png</text:p>
          </table:table-cell>
          <table:table-cell office:value-type="string" calcext:value-type="string">
            <text:p>healthy</text:p>
          </table:table-cell>
          <table:table-cell office:value-type="float" office:value="0.99979633" calcext:value-type="float">
            <text:p>0.99979633</text:p>
          </table:table-cell>
          <table:table-cell office:value-type="float" office:value="0.00020370996" calcext:value-type="float">
            <text:p>0.00020371</text:p>
          </table:table-cell>
          <table:table-cell table:formula="of:=IF([.B26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3-50-45.png</text:p>
          </table:table-cell>
          <table:table-cell office:value-type="string" calcext:value-type="string">
            <text:p>healthy</text:p>
          </table:table-cell>
          <table:table-cell office:value-type="float" office:value="0.9992507" calcext:value-type="float">
            <text:p>0.9992507</text:p>
          </table:table-cell>
          <table:table-cell office:value-type="float" office:value="0.0007492811" calcext:value-type="float">
            <text:p>0.0007492811</text:p>
          </table:table-cell>
          <table:table-cell table:formula="of:=IF([.B26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6-29-48.png</text:p>
          </table:table-cell>
          <table:table-cell office:value-type="string" calcext:value-type="string">
            <text:p>healthy</text:p>
          </table:table-cell>
          <table:table-cell office:value-type="float" office:value="0.99997246" calcext:value-type="float">
            <text:p>0.99997246</text:p>
          </table:table-cell>
          <table:table-cell office:value-type="float" office:value="0.000027500788" calcext:value-type="float">
            <text:p>2.7500788E-05</text:p>
          </table:table-cell>
          <table:table-cell table:formula="of:=IF([.B26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9-33-29.png</text:p>
          </table:table-cell>
          <table:table-cell office:value-type="string" calcext:value-type="string">
            <text:p>healthy</text:p>
          </table:table-cell>
          <table:table-cell office:value-type="float" office:value="0.99998236" calcext:value-type="float">
            <text:p>0.99998236</text:p>
          </table:table-cell>
          <table:table-cell office:value-type="float" office:value="0.000017601247" calcext:value-type="float">
            <text:p>1.7601247E-05</text:p>
          </table:table-cell>
          <table:table-cell table:formula="of:=IF([.B26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8-11-04.png</text:p>
          </table:table-cell>
          <table:table-cell office:value-type="string" calcext:value-type="string">
            <text:p>healthy</text:p>
          </table:table-cell>
          <table:table-cell office:value-type="float" office:value="0.99997556" calcext:value-type="float">
            <text:p>0.99997556</text:p>
          </table:table-cell>
          <table:table-cell office:value-type="float" office:value="0.000024449615" calcext:value-type="float">
            <text:p>2.4449615E-05</text:p>
          </table:table-cell>
          <table:table-cell table:formula="of:=IF([.B26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51-12.png</text:p>
          </table:table-cell>
          <table:table-cell office:value-type="string" calcext:value-type="string">
            <text:p>healthy</text:p>
          </table:table-cell>
          <table:table-cell office:value-type="float" office:value="0.9993311" calcext:value-type="float">
            <text:p>0.9993311</text:p>
          </table:table-cell>
          <table:table-cell office:value-type="float" office:value="0.0006689216" calcext:value-type="float">
            <text:p>0.0006689216</text:p>
          </table:table-cell>
          <table:table-cell table:formula="of:=IF([.B26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5-55-02.png</text:p>
          </table:table-cell>
          <table:table-cell office:value-type="string" calcext:value-type="string">
            <text:p>healthy</text:p>
          </table:table-cell>
          <table:table-cell office:value-type="float" office:value="0.9994948" calcext:value-type="float">
            <text:p>0.9994948</text:p>
          </table:table-cell>
          <table:table-cell office:value-type="float" office:value="0.0005052237" calcext:value-type="float">
            <text:p>0.0005052237</text:p>
          </table:table-cell>
          <table:table-cell table:formula="of:=IF([.B27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20-14-50.png</text:p>
          </table:table-cell>
          <table:table-cell office:value-type="string" calcext:value-type="string">
            <text:p>healthy</text:p>
          </table:table-cell>
          <table:table-cell office:value-type="float" office:value="0.9999565" calcext:value-type="float">
            <text:p>0.9999565</text:p>
          </table:table-cell>
          <table:table-cell office:value-type="float" office:value="0.00004352044" calcext:value-type="float">
            <text:p>4.352044E-05</text:p>
          </table:table-cell>
          <table:table-cell table:formula="of:=IF([.B27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6-16-59-38.png</text:p>
          </table:table-cell>
          <table:table-cell office:value-type="string" calcext:value-type="string">
            <text:p>healthy</text:p>
          </table:table-cell>
          <table:table-cell office:value-type="float" office:value="0.99995804" calcext:value-type="float">
            <text:p>0.99995804</text:p>
          </table:table-cell>
          <table:table-cell office:value-type="float" office:value="0.00004196437" calcext:value-type="float">
            <text:p>4.196437E-05</text:p>
          </table:table-cell>
          <table:table-cell table:formula="of:=IF([.B27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54-07.png</text:p>
          </table:table-cell>
          <table:table-cell office:value-type="string" calcext:value-type="string">
            <text:p>healthy</text:p>
          </table:table-cell>
          <table:table-cell office:value-type="float" office:value="0.99973685" calcext:value-type="float">
            <text:p>0.99973685</text:p>
          </table:table-cell>
          <table:table-cell office:value-type="float" office:value="0.00026315777" calcext:value-type="float">
            <text:p>0.0002631578</text:p>
          </table:table-cell>
          <table:table-cell table:formula="of:=IF([.B27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2-49-56.png</text:p>
          </table:table-cell>
          <table:table-cell office:value-type="string" calcext:value-type="string">
            <text:p>healthy</text:p>
          </table:table-cell>
          <table:table-cell office:value-type="float" office:value="0.99569595" calcext:value-type="float">
            <text:p>0.99569595</text:p>
          </table:table-cell>
          <table:table-cell office:value-type="float" office:value="0.004303995" calcext:value-type="float">
            <text:p>0.004303995</text:p>
          </table:table-cell>
          <table:table-cell table:formula="of:=IF([.B27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4-47-21.png</text:p>
          </table:table-cell>
          <table:table-cell office:value-type="string" calcext:value-type="string">
            <text:p>healthy</text:p>
          </table:table-cell>
          <table:table-cell office:value-type="float" office:value="0.9997547" calcext:value-type="float">
            <text:p>0.9997547</text:p>
          </table:table-cell>
          <table:table-cell office:value-type="float" office:value="0.00024529322" calcext:value-type="float">
            <text:p>0.0002452932</text:p>
          </table:table-cell>
          <table:table-cell table:formula="of:=IF([.B27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17-48.png</text:p>
          </table:table-cell>
          <table:table-cell office:value-type="string" calcext:value-type="string">
            <text:p>healthy</text:p>
          </table:table-cell>
          <table:table-cell office:value-type="float" office:value="0.99832076" calcext:value-type="float">
            <text:p>0.99832076</text:p>
          </table:table-cell>
          <table:table-cell office:value-type="float" office:value="0.0016792446" calcext:value-type="float">
            <text:p>0.0016792446</text:p>
          </table:table-cell>
          <table:table-cell table:formula="of:=IF([.B27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01-24.png</text:p>
          </table:table-cell>
          <table:table-cell office:value-type="string" calcext:value-type="string">
            <text:p>healthy</text:p>
          </table:table-cell>
          <table:table-cell office:value-type="float" office:value="0.99996936" calcext:value-type="float">
            <text:p>0.99996936</text:p>
          </table:table-cell>
          <table:table-cell office:value-type="float" office:value="0.0000306453" calcext:value-type="float">
            <text:p>3.06453E-05</text:p>
          </table:table-cell>
          <table:table-cell table:formula="of:=IF([.B27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20-50-53.png</text:p>
          </table:table-cell>
          <table:table-cell office:value-type="string" calcext:value-type="string">
            <text:p>healthy</text:p>
          </table:table-cell>
          <table:table-cell office:value-type="float" office:value="0.99965453" calcext:value-type="float">
            <text:p>0.99965453</text:p>
          </table:table-cell>
          <table:table-cell office:value-type="float" office:value="0.00034548301" calcext:value-type="float">
            <text:p>0.000345483</text:p>
          </table:table-cell>
          <table:table-cell table:formula="of:=IF([.B27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5-08-38.png</text:p>
          </table:table-cell>
          <table:table-cell office:value-type="string" calcext:value-type="string">
            <text:p>healthy</text:p>
          </table:table-cell>
          <table:table-cell office:value-type="float" office:value="0.99921465" calcext:value-type="float">
            <text:p>0.99921465</text:p>
          </table:table-cell>
          <table:table-cell office:value-type="float" office:value="0.0007853729" calcext:value-type="float">
            <text:p>0.0007853729</text:p>
          </table:table-cell>
          <table:table-cell table:formula="of:=IF([.B27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8-19-03.png</text:p>
          </table:table-cell>
          <table:table-cell office:value-type="string" calcext:value-type="string">
            <text:p>healthy</text:p>
          </table:table-cell>
          <table:table-cell office:value-type="float" office:value="0.99952126" calcext:value-type="float">
            <text:p>0.99952126</text:p>
          </table:table-cell>
          <table:table-cell office:value-type="float" office:value="0.0004787187" calcext:value-type="float">
            <text:p>0.0004787187</text:p>
          </table:table-cell>
          <table:table-cell table:formula="of:=IF([.B28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55-17.png</text:p>
          </table:table-cell>
          <table:table-cell office:value-type="string" calcext:value-type="string">
            <text:p>healthy</text:p>
          </table:table-cell>
          <table:table-cell office:value-type="float" office:value="0.99995995" calcext:value-type="float">
            <text:p>0.99995995</text:p>
          </table:table-cell>
          <table:table-cell office:value-type="float" office:value="0.000040066443" calcext:value-type="float">
            <text:p>4.0066443E-05</text:p>
          </table:table-cell>
          <table:table-cell table:formula="of:=IF([.B28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50-51.png</text:p>
          </table:table-cell>
          <table:table-cell office:value-type="string" calcext:value-type="string">
            <text:p>healthy</text:p>
          </table:table-cell>
          <table:table-cell office:value-type="float" office:value="0.9956424" calcext:value-type="float">
            <text:p>0.9956424</text:p>
          </table:table-cell>
          <table:table-cell office:value-type="float" office:value="0.0043575694" calcext:value-type="float">
            <text:p>0.0043575694</text:p>
          </table:table-cell>
          <table:table-cell table:formula="of:=IF([.B28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31-34.png</text:p>
          </table:table-cell>
          <table:table-cell office:value-type="string" calcext:value-type="string">
            <text:p>healthy</text:p>
          </table:table-cell>
          <table:table-cell office:value-type="float" office:value="0.99978524" calcext:value-type="float">
            <text:p>0.99978524</text:p>
          </table:table-cell>
          <table:table-cell office:value-type="float" office:value="0.00021478141" calcext:value-type="float">
            <text:p>0.0002147814</text:p>
          </table:table-cell>
          <table:table-cell table:formula="of:=IF([.B28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7-38-05.png</text:p>
          </table:table-cell>
          <table:table-cell office:value-type="string" calcext:value-type="string">
            <text:p>healthy</text:p>
          </table:table-cell>
          <table:table-cell office:value-type="float" office:value="0.99985194" calcext:value-type="float">
            <text:p>0.99985194</text:p>
          </table:table-cell>
          <table:table-cell office:value-type="float" office:value="0.00014801958" calcext:value-type="float">
            <text:p>0.0001480196</text:p>
          </table:table-cell>
          <table:table-cell table:formula="of:=IF([.B28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34-40.png</text:p>
          </table:table-cell>
          <table:table-cell office:value-type="string" calcext:value-type="string">
            <text:p>healthy</text:p>
          </table:table-cell>
          <table:table-cell office:value-type="float" office:value="0.99952614" calcext:value-type="float">
            <text:p>0.99952614</text:p>
          </table:table-cell>
          <table:table-cell office:value-type="float" office:value="0.00047389092" calcext:value-type="float">
            <text:p>0.0004738909</text:p>
          </table:table-cell>
          <table:table-cell table:formula="of:=IF([.B28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1-16-27.png</text:p>
          </table:table-cell>
          <table:table-cell office:value-type="string" calcext:value-type="string">
            <text:p>healthy</text:p>
          </table:table-cell>
          <table:table-cell office:value-type="float" office:value="0.9973923" calcext:value-type="float">
            <text:p>0.9973923</text:p>
          </table:table-cell>
          <table:table-cell office:value-type="float" office:value="0.002607641" calcext:value-type="float">
            <text:p>0.002607641</text:p>
          </table:table-cell>
          <table:table-cell table:formula="of:=IF([.B28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29-54.png</text:p>
          </table:table-cell>
          <table:table-cell office:value-type="string" calcext:value-type="string">
            <text:p>healthy</text:p>
          </table:table-cell>
          <table:table-cell office:value-type="float" office:value="0.99981374" calcext:value-type="float">
            <text:p>0.99981374</text:p>
          </table:table-cell>
          <table:table-cell office:value-type="float" office:value="0.00018624404" calcext:value-type="float">
            <text:p>0.000186244</text:p>
          </table:table-cell>
          <table:table-cell table:formula="of:=IF([.B28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7-22-05.png</text:p>
          </table:table-cell>
          <table:table-cell office:value-type="string" calcext:value-type="string">
            <text:p>healthy</text:p>
          </table:table-cell>
          <table:table-cell office:value-type="float" office:value="0.99723417" calcext:value-type="float">
            <text:p>0.99723417</text:p>
          </table:table-cell>
          <table:table-cell office:value-type="float" office:value="0.0027658774" calcext:value-type="float">
            <text:p>0.0027658774</text:p>
          </table:table-cell>
          <table:table-cell table:formula="of:=IF([.B28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6-00-21.png</text:p>
          </table:table-cell>
          <table:table-cell office:value-type="string" calcext:value-type="string">
            <text:p>healthy</text:p>
          </table:table-cell>
          <table:table-cell office:value-type="float" office:value="0.99915516" calcext:value-type="float">
            <text:p>0.99915516</text:p>
          </table:table-cell>
          <table:table-cell office:value-type="float" office:value="0.00084482913" calcext:value-type="float">
            <text:p>0.0008448291</text:p>
          </table:table-cell>
          <table:table-cell table:formula="of:=IF([.B28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47-52.png</text:p>
          </table:table-cell>
          <table:table-cell office:value-type="string" calcext:value-type="string">
            <text:p>healthy</text:p>
          </table:table-cell>
          <table:table-cell office:value-type="float" office:value="0.9999753" calcext:value-type="float">
            <text:p>0.9999753</text:p>
          </table:table-cell>
          <table:table-cell office:value-type="float" office:value="0.000024700425" calcext:value-type="float">
            <text:p>2.4700425E-05</text:p>
          </table:table-cell>
          <table:table-cell table:formula="of:=IF([.B29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37-03.png</text:p>
          </table:table-cell>
          <table:table-cell office:value-type="string" calcext:value-type="string">
            <text:p>healthy</text:p>
          </table:table-cell>
          <table:table-cell office:value-type="float" office:value="0.9957314" calcext:value-type="float">
            <text:p>0.9957314</text:p>
          </table:table-cell>
          <table:table-cell office:value-type="float" office:value="0.0042685927" calcext:value-type="float">
            <text:p>0.0042685927</text:p>
          </table:table-cell>
          <table:table-cell table:formula="of:=IF([.B29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4-21-18.png</text:p>
          </table:table-cell>
          <table:table-cell office:value-type="string" calcext:value-type="string">
            <text:p>healthy</text:p>
          </table:table-cell>
          <table:table-cell office:value-type="float" office:value="0.99996185" calcext:value-type="float">
            <text:p>0.99996185</text:p>
          </table:table-cell>
          <table:table-cell office:value-type="float" office:value="0.000038199083" calcext:value-type="float">
            <text:p>3.8199083E-05</text:p>
          </table:table-cell>
          <table:table-cell table:formula="of:=IF([.B29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3-12-59.png</text:p>
          </table:table-cell>
          <table:table-cell office:value-type="string" calcext:value-type="string">
            <text:p>healthy</text:p>
          </table:table-cell>
          <table:table-cell office:value-type="float" office:value="0.9988809" calcext:value-type="float">
            <text:p>0.9988809</text:p>
          </table:table-cell>
          <table:table-cell office:value-type="float" office:value="0.0011191134" calcext:value-type="float">
            <text:p>0.0011191134</text:p>
          </table:table-cell>
          <table:table-cell table:formula="of:=IF([.B29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44-45.png</text:p>
          </table:table-cell>
          <table:table-cell office:value-type="string" calcext:value-type="string">
            <text:p>pathological</text:p>
          </table:table-cell>
          <table:table-cell office:value-type="float" office:value="0.42962208" calcext:value-type="float">
            <text:p>0.42962208</text:p>
          </table:table-cell>
          <table:table-cell office:value-type="float" office:value="0.57037795" calcext:value-type="float">
            <text:p>0.57037795</text:p>
          </table:table-cell>
          <table:table-cell table:formula="of:=IF([.B29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1-43-29.png</text:p>
          </table:table-cell>
          <table:table-cell office:value-type="string" calcext:value-type="string">
            <text:p>healthy</text:p>
          </table:table-cell>
          <table:table-cell office:value-type="float" office:value="0.99979585" calcext:value-type="float">
            <text:p>0.99979585</text:p>
          </table:table-cell>
          <table:table-cell office:value-type="float" office:value="0.00020416518" calcext:value-type="float">
            <text:p>0.0002041652</text:p>
          </table:table-cell>
          <table:table-cell table:formula="of:=IF([.B29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8-20-59.png</text:p>
          </table:table-cell>
          <table:table-cell office:value-type="string" calcext:value-type="string">
            <text:p>healthy</text:p>
          </table:table-cell>
          <table:table-cell office:value-type="float" office:value="0.99981767" calcext:value-type="float">
            <text:p>0.99981767</text:p>
          </table:table-cell>
          <table:table-cell office:value-type="float" office:value="0.00018238973" calcext:value-type="float">
            <text:p>0.0001823897</text:p>
          </table:table-cell>
          <table:table-cell table:formula="of:=IF([.B29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25-16.png</text:p>
          </table:table-cell>
          <table:table-cell office:value-type="string" calcext:value-type="string">
            <text:p>healthy</text:p>
          </table:table-cell>
          <table:table-cell office:value-type="float" office:value="0.9834699" calcext:value-type="float">
            <text:p>0.9834699</text:p>
          </table:table-cell>
          <table:table-cell office:value-type="float" office:value="0.01653013" calcext:value-type="float">
            <text:p>0.01653013</text:p>
          </table:table-cell>
          <table:table-cell table:formula="of:=IF([.B29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51-19.png</text:p>
          </table:table-cell>
          <table:table-cell office:value-type="string" calcext:value-type="string">
            <text:p>healthy</text:p>
          </table:table-cell>
          <table:table-cell office:value-type="float" office:value="0.99994326" calcext:value-type="float">
            <text:p>0.99994326</text:p>
          </table:table-cell>
          <table:table-cell office:value-type="float" office:value="0.00005671915" calcext:value-type="float">
            <text:p>5.671915E-05</text:p>
          </table:table-cell>
          <table:table-cell table:formula="of:=IF([.B29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5-12-38.png</text:p>
          </table:table-cell>
          <table:table-cell office:value-type="string" calcext:value-type="string">
            <text:p>healthy</text:p>
          </table:table-cell>
          <table:table-cell office:value-type="float" office:value="0.9999522" calcext:value-type="float">
            <text:p>0.9999522</text:p>
          </table:table-cell>
          <table:table-cell office:value-type="float" office:value="0.00004785817" calcext:value-type="float">
            <text:p>4.785817E-05</text:p>
          </table:table-cell>
          <table:table-cell table:formula="of:=IF([.B29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32-16.png</text:p>
          </table:table-cell>
          <table:table-cell office:value-type="string" calcext:value-type="string">
            <text:p>healthy</text:p>
          </table:table-cell>
          <table:table-cell office:value-type="float" office:value="0.9999424" calcext:value-type="float">
            <text:p>0.9999424</text:p>
          </table:table-cell>
          <table:table-cell office:value-type="float" office:value="0.000057597856" calcext:value-type="float">
            <text:p>5.7597856E-05</text:p>
          </table:table-cell>
          <table:table-cell table:formula="of:=IF([.B30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0-23-32.png</text:p>
          </table:table-cell>
          <table:table-cell office:value-type="string" calcext:value-type="string">
            <text:p>healthy</text:p>
          </table:table-cell>
          <table:table-cell office:value-type="float" office:value="0.9998988" calcext:value-type="float">
            <text:p>0.9998988</text:p>
          </table:table-cell>
          <table:table-cell office:value-type="float" office:value="0.000101158" calcext:value-type="float">
            <text:p>0.000101158</text:p>
          </table:table-cell>
          <table:table-cell table:formula="of:=IF([.B30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2-24-48.png</text:p>
          </table:table-cell>
          <table:table-cell office:value-type="string" calcext:value-type="string">
            <text:p>healthy</text:p>
          </table:table-cell>
          <table:table-cell office:value-type="float" office:value="0.9999819" calcext:value-type="float">
            <text:p>0.9999819</text:p>
          </table:table-cell>
          <table:table-cell office:value-type="float" office:value="0.000018063029" calcext:value-type="float">
            <text:p>0.000018063</text:p>
          </table:table-cell>
          <table:table-cell table:formula="of:=IF([.B30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50-34.png</text:p>
          </table:table-cell>
          <table:table-cell office:value-type="string" calcext:value-type="string">
            <text:p>healthy</text:p>
          </table:table-cell>
          <table:table-cell office:value-type="float" office:value="0.9961636" calcext:value-type="float">
            <text:p>0.9961636</text:p>
          </table:table-cell>
          <table:table-cell office:value-type="float" office:value="0.0038364378" calcext:value-type="float">
            <text:p>0.0038364378</text:p>
          </table:table-cell>
          <table:table-cell table:formula="of:=IF([.B30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49-48.png</text:p>
          </table:table-cell>
          <table:table-cell office:value-type="string" calcext:value-type="string">
            <text:p>healthy</text:p>
          </table:table-cell>
          <table:table-cell office:value-type="float" office:value="0.8271154" calcext:value-type="float">
            <text:p>0.8271154</text:p>
          </table:table-cell>
          <table:table-cell office:value-type="float" office:value="0.1728846" calcext:value-type="float">
            <text:p>0.1728846</text:p>
          </table:table-cell>
          <table:table-cell table:formula="of:=IF([.B30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35-12.png</text:p>
          </table:table-cell>
          <table:table-cell office:value-type="string" calcext:value-type="string">
            <text:p>healthy</text:p>
          </table:table-cell>
          <table:table-cell office:value-type="float" office:value="0.9996176" calcext:value-type="float">
            <text:p>0.9996176</text:p>
          </table:table-cell>
          <table:table-cell office:value-type="float" office:value="0.0003824113" calcext:value-type="float">
            <text:p>0.0003824113</text:p>
          </table:table-cell>
          <table:table-cell table:formula="of:=IF([.B30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8-00-48.png</text:p>
          </table:table-cell>
          <table:table-cell office:value-type="string" calcext:value-type="string">
            <text:p>healthy</text:p>
          </table:table-cell>
          <table:table-cell office:value-type="float" office:value="0.99988234" calcext:value-type="float">
            <text:p>0.99988234</text:p>
          </table:table-cell>
          <table:table-cell office:value-type="float" office:value="0.00011763416" calcext:value-type="float">
            <text:p>0.0001176342</text:p>
          </table:table-cell>
          <table:table-cell table:formula="of:=IF([.B30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30-53.png</text:p>
          </table:table-cell>
          <table:table-cell office:value-type="string" calcext:value-type="string">
            <text:p>healthy</text:p>
          </table:table-cell>
          <table:table-cell office:value-type="float" office:value="0.9905766" calcext:value-type="float">
            <text:p>0.9905766</text:p>
          </table:table-cell>
          <table:table-cell office:value-type="float" office:value="0.009423395" calcext:value-type="float">
            <text:p>0.009423395</text:p>
          </table:table-cell>
          <table:table-cell table:formula="of:=IF([.B30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5-12-56-33.png</text:p>
          </table:table-cell>
          <table:table-cell office:value-type="string" calcext:value-type="string">
            <text:p>healthy</text:p>
          </table:table-cell>
          <table:table-cell office:value-type="float" office:value="0.999956" calcext:value-type="float">
            <text:p>0.999956</text:p>
          </table:table-cell>
          <table:table-cell office:value-type="float" office:value="0.000043995984" calcext:value-type="float">
            <text:p>0.000043996</text:p>
          </table:table-cell>
          <table:table-cell table:formula="of:=IF([.B30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6-35-18.png</text:p>
          </table:table-cell>
          <table:table-cell office:value-type="string" calcext:value-type="string">
            <text:p>healthy</text:p>
          </table:table-cell>
          <table:table-cell office:value-type="float" office:value="0.999954" calcext:value-type="float">
            <text:p>0.999954</text:p>
          </table:table-cell>
          <table:table-cell office:value-type="float" office:value="0.00004602383" calcext:value-type="float">
            <text:p>4.602383E-05</text:p>
          </table:table-cell>
          <table:table-cell table:formula="of:=IF([.B30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5-22-06.png</text:p>
          </table:table-cell>
          <table:table-cell office:value-type="string" calcext:value-type="string">
            <text:p>healthy</text:p>
          </table:table-cell>
          <table:table-cell office:value-type="float" office:value="0.99969065" calcext:value-type="float">
            <text:p>0.99969065</text:p>
          </table:table-cell>
          <table:table-cell office:value-type="float" office:value="0.00030933207" calcext:value-type="float">
            <text:p>0.0003093321</text:p>
          </table:table-cell>
          <table:table-cell table:formula="of:=IF([.B31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32-36.png</text:p>
          </table:table-cell>
          <table:table-cell office:value-type="string" calcext:value-type="string">
            <text:p>healthy</text:p>
          </table:table-cell>
          <table:table-cell office:value-type="float" office:value="0.99973863" calcext:value-type="float">
            <text:p>0.99973863</text:p>
          </table:table-cell>
          <table:table-cell office:value-type="float" office:value="0.0002613562" calcext:value-type="float">
            <text:p>0.0002613562</text:p>
          </table:table-cell>
          <table:table-cell table:formula="of:=IF([.B31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52-06.png</text:p>
          </table:table-cell>
          <table:table-cell office:value-type="string" calcext:value-type="string">
            <text:p>healthy</text:p>
          </table:table-cell>
          <table:table-cell office:value-type="float" office:value="0.99971634" calcext:value-type="float">
            <text:p>0.99971634</text:p>
          </table:table-cell>
          <table:table-cell office:value-type="float" office:value="0.00028361203" calcext:value-type="float">
            <text:p>0.000283612</text:p>
          </table:table-cell>
          <table:table-cell table:formula="of:=IF([.B31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4-48-26.png</text:p>
          </table:table-cell>
          <table:table-cell office:value-type="string" calcext:value-type="string">
            <text:p>healthy</text:p>
          </table:table-cell>
          <table:table-cell office:value-type="float" office:value="0.99978024" calcext:value-type="float">
            <text:p>0.99978024</text:p>
          </table:table-cell>
          <table:table-cell office:value-type="float" office:value="0.00021977896" calcext:value-type="float">
            <text:p>0.000219779</text:p>
          </table:table-cell>
          <table:table-cell table:formula="of:=IF([.B31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50-42.png</text:p>
          </table:table-cell>
          <table:table-cell office:value-type="string" calcext:value-type="string">
            <text:p>healthy</text:p>
          </table:table-cell>
          <table:table-cell office:value-type="float" office:value="0.99948835" calcext:value-type="float">
            <text:p>0.99948835</text:p>
          </table:table-cell>
          <table:table-cell office:value-type="float" office:value="0.0005116787" calcext:value-type="float">
            <text:p>0.0005116787</text:p>
          </table:table-cell>
          <table:table-cell table:formula="of:=IF([.B31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0-21-12.png</text:p>
          </table:table-cell>
          <table:table-cell office:value-type="string" calcext:value-type="string">
            <text:p>healthy</text:p>
          </table:table-cell>
          <table:table-cell office:value-type="float" office:value="0.9991825" calcext:value-type="float">
            <text:p>0.9991825</text:p>
          </table:table-cell>
          <table:table-cell office:value-type="float" office:value="0.00081747" calcext:value-type="float">
            <text:p>0.00081747</text:p>
          </table:table-cell>
          <table:table-cell table:formula="of:=IF([.B31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9-22-45.png</text:p>
          </table:table-cell>
          <table:table-cell office:value-type="string" calcext:value-type="string">
            <text:p>healthy</text:p>
          </table:table-cell>
          <table:table-cell office:value-type="float" office:value="0.9999832" calcext:value-type="float">
            <text:p>0.9999832</text:p>
          </table:table-cell>
          <table:table-cell office:value-type="float" office:value="0.000016785603" calcext:value-type="float">
            <text:p>1.6785603E-05</text:p>
          </table:table-cell>
          <table:table-cell table:formula="of:=IF([.B31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8-11-59.png</text:p>
          </table:table-cell>
          <table:table-cell office:value-type="string" calcext:value-type="string">
            <text:p>healthy</text:p>
          </table:table-cell>
          <table:table-cell office:value-type="float" office:value="0.92752975" calcext:value-type="float">
            <text:p>0.92752975</text:p>
          </table:table-cell>
          <table:table-cell office:value-type="float" office:value="0.07247028" calcext:value-type="float">
            <text:p>0.07247028</text:p>
          </table:table-cell>
          <table:table-cell table:formula="of:=IF([.B31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3-12-10.png</text:p>
          </table:table-cell>
          <table:table-cell office:value-type="string" calcext:value-type="string">
            <text:p>pathological</text:p>
          </table:table-cell>
          <table:table-cell office:value-type="float" office:value="0.017606765" calcext:value-type="float">
            <text:p>0.017606765</text:p>
          </table:table-cell>
          <table:table-cell office:value-type="float" office:value="0.98239326" calcext:value-type="float">
            <text:p>0.98239326</text:p>
          </table:table-cell>
          <table:table-cell table:formula="of:=IF([.B318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7-09-16.png</text:p>
          </table:table-cell>
          <table:table-cell office:value-type="string" calcext:value-type="string">
            <text:p>healthy</text:p>
          </table:table-cell>
          <table:table-cell office:value-type="float" office:value="0.9999472" calcext:value-type="float">
            <text:p>0.9999472</text:p>
          </table:table-cell>
          <table:table-cell office:value-type="float" office:value="0.00005284226" calcext:value-type="float">
            <text:p>5.284226E-05</text:p>
          </table:table-cell>
          <table:table-cell table:formula="of:=IF([.B31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32-10.png</text:p>
          </table:table-cell>
          <table:table-cell office:value-type="string" calcext:value-type="string">
            <text:p>healthy</text:p>
          </table:table-cell>
          <table:table-cell office:value-type="float" office:value="0.99923766" calcext:value-type="float">
            <text:p>0.99923766</text:p>
          </table:table-cell>
          <table:table-cell office:value-type="float" office:value="0.0007623244" calcext:value-type="float">
            <text:p>0.0007623244</text:p>
          </table:table-cell>
          <table:table-cell table:formula="of:=IF([.B32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5-11-51.png</text:p>
          </table:table-cell>
          <table:table-cell office:value-type="string" calcext:value-type="string">
            <text:p>healthy</text:p>
          </table:table-cell>
          <table:table-cell office:value-type="float" office:value="0.9999304" calcext:value-type="float">
            <text:p>0.9999304</text:p>
          </table:table-cell>
          <table:table-cell office:value-type="float" office:value="0.0000695658" calcext:value-type="float">
            <text:p>6.95658E-05</text:p>
          </table:table-cell>
          <table:table-cell table:formula="of:=IF([.B32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23-05.png</text:p>
          </table:table-cell>
          <table:table-cell office:value-type="string" calcext:value-type="string">
            <text:p>healthy</text:p>
          </table:table-cell>
          <table:table-cell office:value-type="float" office:value="0.99940395" calcext:value-type="float">
            <text:p>0.99940395</text:p>
          </table:table-cell>
          <table:table-cell office:value-type="float" office:value="0.0005960253" calcext:value-type="float">
            <text:p>0.0005960253</text:p>
          </table:table-cell>
          <table:table-cell table:formula="of:=IF([.B32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1-20-36.png</text:p>
          </table:table-cell>
          <table:table-cell office:value-type="string" calcext:value-type="string">
            <text:p>healthy</text:p>
          </table:table-cell>
          <table:table-cell office:value-type="float" office:value="0.99997294" calcext:value-type="float">
            <text:p>0.99997294</text:p>
          </table:table-cell>
          <table:table-cell office:value-type="float" office:value="0.000027108079" calcext:value-type="float">
            <text:p>2.7108079E-05</text:p>
          </table:table-cell>
          <table:table-cell table:formula="of:=IF([.B32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7-10-28.png</text:p>
          </table:table-cell>
          <table:table-cell office:value-type="string" calcext:value-type="string">
            <text:p>healthy</text:p>
          </table:table-cell>
          <table:table-cell office:value-type="float" office:value="0.9999279" calcext:value-type="float">
            <text:p>0.9999279</text:p>
          </table:table-cell>
          <table:table-cell office:value-type="float" office:value="0.00007209487" calcext:value-type="float">
            <text:p>7.209487E-05</text:p>
          </table:table-cell>
          <table:table-cell table:formula="of:=IF([.B32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0-22-37.png</text:p>
          </table:table-cell>
          <table:table-cell office:value-type="string" calcext:value-type="string">
            <text:p>healthy</text:p>
          </table:table-cell>
          <table:table-cell office:value-type="float" office:value="0.9999478" calcext:value-type="float">
            <text:p>0.9999478</text:p>
          </table:table-cell>
          <table:table-cell office:value-type="float" office:value="0.00005218026" calcext:value-type="float">
            <text:p>5.218026E-05</text:p>
          </table:table-cell>
          <table:table-cell table:formula="of:=IF([.B32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22-00.png</text:p>
          </table:table-cell>
          <table:table-cell office:value-type="string" calcext:value-type="string">
            <text:p>healthy</text:p>
          </table:table-cell>
          <table:table-cell office:value-type="float" office:value="0.99966073" calcext:value-type="float">
            <text:p>0.99966073</text:p>
          </table:table-cell>
          <table:table-cell office:value-type="float" office:value="0.00033926684" calcext:value-type="float">
            <text:p>0.0003392668</text:p>
          </table:table-cell>
          <table:table-cell table:formula="of:=IF([.B32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6-21-42.png</text:p>
          </table:table-cell>
          <table:table-cell office:value-type="string" calcext:value-type="string">
            <text:p>healthy</text:p>
          </table:table-cell>
          <table:table-cell office:value-type="float" office:value="0.9999869" calcext:value-type="float">
            <text:p>0.9999869</text:p>
          </table:table-cell>
          <table:table-cell office:value-type="float" office:value="0.000013055719" calcext:value-type="float">
            <text:p>1.3055719E-05</text:p>
          </table:table-cell>
          <table:table-cell table:formula="of:=IF([.B32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21-41.png</text:p>
          </table:table-cell>
          <table:table-cell office:value-type="string" calcext:value-type="string">
            <text:p>healthy</text:p>
          </table:table-cell>
          <table:table-cell office:value-type="float" office:value="0.9984686" calcext:value-type="float">
            <text:p>0.9984686</text:p>
          </table:table-cell>
          <table:table-cell office:value-type="float" office:value="0.0015314529" calcext:value-type="float">
            <text:p>0.0015314529</text:p>
          </table:table-cell>
          <table:table-cell table:formula="of:=IF([.B32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1-28-31.png</text:p>
          </table:table-cell>
          <table:table-cell office:value-type="string" calcext:value-type="string">
            <text:p>healthy</text:p>
          </table:table-cell>
          <table:table-cell office:value-type="float" office:value="0.99985695" calcext:value-type="float">
            <text:p>0.99985695</text:p>
          </table:table-cell>
          <table:table-cell office:value-type="float" office:value="0.0001430116" calcext:value-type="float">
            <text:p>0.0001430116</text:p>
          </table:table-cell>
          <table:table-cell table:formula="of:=IF([.B32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6-13-29-32.png</text:p>
          </table:table-cell>
          <table:table-cell office:value-type="string" calcext:value-type="string">
            <text:p>healthy</text:p>
          </table:table-cell>
          <table:table-cell office:value-type="float" office:value="0.99993813" calcext:value-type="float">
            <text:p>0.99993813</text:p>
          </table:table-cell>
          <table:table-cell office:value-type="float" office:value="0.00006190617" calcext:value-type="float">
            <text:p>6.190617E-05</text:p>
          </table:table-cell>
          <table:table-cell table:formula="of:=IF([.B33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12-28.png</text:p>
          </table:table-cell>
          <table:table-cell office:value-type="string" calcext:value-type="string">
            <text:p>healthy</text:p>
          </table:table-cell>
          <table:table-cell office:value-type="float" office:value="0.9984503" calcext:value-type="float">
            <text:p>0.9984503</text:p>
          </table:table-cell>
          <table:table-cell office:value-type="float" office:value="0.001549717" calcext:value-type="float">
            <text:p>0.001549717</text:p>
          </table:table-cell>
          <table:table-cell table:formula="of:=IF([.B33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2-50-16.png</text:p>
          </table:table-cell>
          <table:table-cell office:value-type="string" calcext:value-type="string">
            <text:p>healthy</text:p>
          </table:table-cell>
          <table:table-cell office:value-type="float" office:value="0.9992654" calcext:value-type="float">
            <text:p>0.9992654</text:p>
          </table:table-cell>
          <table:table-cell office:value-type="float" office:value="0.00073464913" calcext:value-type="float">
            <text:p>0.0007346491</text:p>
          </table:table-cell>
          <table:table-cell table:formula="of:=IF([.B33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7-39-02.png</text:p>
          </table:table-cell>
          <table:table-cell office:value-type="string" calcext:value-type="string">
            <text:p>healthy</text:p>
          </table:table-cell>
          <table:table-cell office:value-type="float" office:value="0.9998355" calcext:value-type="float">
            <text:p>0.9998355</text:p>
          </table:table-cell>
          <table:table-cell office:value-type="float" office:value="0.00016445275" calcext:value-type="float">
            <text:p>0.0001644528</text:p>
          </table:table-cell>
          <table:table-cell table:formula="of:=IF([.B33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2-36-35.png</text:p>
          </table:table-cell>
          <table:table-cell office:value-type="string" calcext:value-type="string">
            <text:p>pathological</text:p>
          </table:table-cell>
          <table:table-cell office:value-type="float" office:value="0.006966853" calcext:value-type="float">
            <text:p>0.006966853</text:p>
          </table:table-cell>
          <table:table-cell office:value-type="float" office:value="0.9930332" calcext:value-type="float">
            <text:p>0.9930332</text:p>
          </table:table-cell>
          <table:table-cell table:formula="of:=IF([.B33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7-18-35.png</text:p>
          </table:table-cell>
          <table:table-cell office:value-type="string" calcext:value-type="string">
            <text:p>healthy</text:p>
          </table:table-cell>
          <table:table-cell office:value-type="float" office:value="0.9998056" calcext:value-type="float">
            <text:p>0.9998056</text:p>
          </table:table-cell>
          <table:table-cell office:value-type="float" office:value="0.00019442938" calcext:value-type="float">
            <text:p>0.0001944294</text:p>
          </table:table-cell>
          <table:table-cell table:formula="of:=IF([.B33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56-14.png</text:p>
          </table:table-cell>
          <table:table-cell office:value-type="string" calcext:value-type="string">
            <text:p>healthy</text:p>
          </table:table-cell>
          <table:table-cell office:value-type="float" office:value="0.99996483" calcext:value-type="float">
            <text:p>0.99996483</text:p>
          </table:table-cell>
          <table:table-cell office:value-type="float" office:value="0.000035208614" calcext:value-type="float">
            <text:p>3.5208614E-05</text:p>
          </table:table-cell>
          <table:table-cell table:formula="of:=IF([.B33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7-10-27.png</text:p>
          </table:table-cell>
          <table:table-cell office:value-type="string" calcext:value-type="string">
            <text:p>healthy</text:p>
          </table:table-cell>
          <table:table-cell office:value-type="float" office:value="0.99822694" calcext:value-type="float">
            <text:p>0.99822694</text:p>
          </table:table-cell>
          <table:table-cell office:value-type="float" office:value="0.001773124" calcext:value-type="float">
            <text:p>0.001773124</text:p>
          </table:table-cell>
          <table:table-cell table:formula="of:=IF([.B33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6-33-38.png</text:p>
          </table:table-cell>
          <table:table-cell office:value-type="string" calcext:value-type="string">
            <text:p>healthy</text:p>
          </table:table-cell>
          <table:table-cell office:value-type="float" office:value="0.99992895" calcext:value-type="float">
            <text:p>0.99992895</text:p>
          </table:table-cell>
          <table:table-cell office:value-type="float" office:value="0.000070991024" calcext:value-type="float">
            <text:p>0.000070991</text:p>
          </table:table-cell>
          <table:table-cell table:formula="of:=IF([.B33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7-36-21.png</text:p>
          </table:table-cell>
          <table:table-cell office:value-type="string" calcext:value-type="string">
            <text:p>healthy</text:p>
          </table:table-cell>
          <table:table-cell office:value-type="float" office:value="0.99981326" calcext:value-type="float">
            <text:p>0.99981326</text:p>
          </table:table-cell>
          <table:table-cell office:value-type="float" office:value="0.00018680892" calcext:value-type="float">
            <text:p>0.0001868089</text:p>
          </table:table-cell>
          <table:table-cell table:formula="of:=IF([.B33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3-09-17.png</text:p>
          </table:table-cell>
          <table:table-cell office:value-type="string" calcext:value-type="string">
            <text:p>pathological</text:p>
          </table:table-cell>
          <table:table-cell office:value-type="float" office:value="0.24662592" calcext:value-type="float">
            <text:p>0.24662592</text:p>
          </table:table-cell>
          <table:table-cell office:value-type="float" office:value="0.7533741" calcext:value-type="float">
            <text:p>0.7533741</text:p>
          </table:table-cell>
          <table:table-cell table:formula="of:=IF([.B340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6-34-12.png</text:p>
          </table:table-cell>
          <table:table-cell office:value-type="string" calcext:value-type="string">
            <text:p>healthy</text:p>
          </table:table-cell>
          <table:table-cell office:value-type="float" office:value="0.99977785" calcext:value-type="float">
            <text:p>0.99977785</text:p>
          </table:table-cell>
          <table:table-cell office:value-type="float" office:value="0.00022214465" calcext:value-type="float">
            <text:p>0.0002221447</text:p>
          </table:table-cell>
          <table:table-cell table:formula="of:=IF([.B34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8-46-51.png</text:p>
          </table:table-cell>
          <table:table-cell office:value-type="string" calcext:value-type="string">
            <text:p>healthy</text:p>
          </table:table-cell>
          <table:table-cell office:value-type="float" office:value="0.99985385" calcext:value-type="float">
            <text:p>0.99985385</text:p>
          </table:table-cell>
          <table:table-cell office:value-type="float" office:value="0.00014618087" calcext:value-type="float">
            <text:p>0.0001461809</text:p>
          </table:table-cell>
          <table:table-cell table:formula="of:=IF([.B34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5-19-29.png</text:p>
          </table:table-cell>
          <table:table-cell office:value-type="string" calcext:value-type="string">
            <text:p>healthy</text:p>
          </table:table-cell>
          <table:table-cell office:value-type="float" office:value="0.99985254" calcext:value-type="float">
            <text:p>0.99985254</text:p>
          </table:table-cell>
          <table:table-cell office:value-type="float" office:value="0.0001474118" calcext:value-type="float">
            <text:p>0.0001474118</text:p>
          </table:table-cell>
          <table:table-cell table:formula="of:=IF([.B34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9-17-57.png</text:p>
          </table:table-cell>
          <table:table-cell office:value-type="string" calcext:value-type="string">
            <text:p>healthy</text:p>
          </table:table-cell>
          <table:table-cell office:value-type="float" office:value="0.9999373" calcext:value-type="float">
            <text:p>0.9999373</text:p>
          </table:table-cell>
          <table:table-cell office:value-type="float" office:value="0.00006268802" calcext:value-type="float">
            <text:p>0.000062688</text:p>
          </table:table-cell>
          <table:table-cell table:formula="of:=IF([.B34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43-29.png</text:p>
          </table:table-cell>
          <table:table-cell office:value-type="string" calcext:value-type="string">
            <text:p>healthy</text:p>
          </table:table-cell>
          <table:table-cell office:value-type="float" office:value="0.9992225" calcext:value-type="float">
            <text:p>0.9992225</text:p>
          </table:table-cell>
          <table:table-cell office:value-type="float" office:value="0.00077745965" calcext:value-type="float">
            <text:p>0.0007774597</text:p>
          </table:table-cell>
          <table:table-cell table:formula="of:=IF([.B34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8-10-21.png</text:p>
          </table:table-cell>
          <table:table-cell office:value-type="string" calcext:value-type="string">
            <text:p>healthy</text:p>
          </table:table-cell>
          <table:table-cell office:value-type="float" office:value="0.99971944" calcext:value-type="float">
            <text:p>0.99971944</text:p>
          </table:table-cell>
          <table:table-cell office:value-type="float" office:value="0.0002805355" calcext:value-type="float">
            <text:p>0.0002805355</text:p>
          </table:table-cell>
          <table:table-cell table:formula="of:=IF([.B34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3-50-33.png</text:p>
          </table:table-cell>
          <table:table-cell office:value-type="string" calcext:value-type="string">
            <text:p>healthy</text:p>
          </table:table-cell>
          <table:table-cell office:value-type="float" office:value="0.99898285" calcext:value-type="float">
            <text:p>0.99898285</text:p>
          </table:table-cell>
          <table:table-cell office:value-type="float" office:value="0.0010171478" calcext:value-type="float">
            <text:p>0.0010171478</text:p>
          </table:table-cell>
          <table:table-cell table:formula="of:=IF([.B34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5-01-21.png</text:p>
          </table:table-cell>
          <table:table-cell office:value-type="string" calcext:value-type="string">
            <text:p>healthy</text:p>
          </table:table-cell>
          <table:table-cell office:value-type="float" office:value="0.9999567" calcext:value-type="float">
            <text:p>0.9999567</text:p>
          </table:table-cell>
          <table:table-cell office:value-type="float" office:value="0.000043328877" calcext:value-type="float">
            <text:p>4.3328877E-05</text:p>
          </table:table-cell>
          <table:table-cell table:formula="of:=IF([.B34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5-19-43.png</text:p>
          </table:table-cell>
          <table:table-cell office:value-type="string" calcext:value-type="string">
            <text:p>healthy</text:p>
          </table:table-cell>
          <table:table-cell office:value-type="float" office:value="0.9988158" calcext:value-type="float">
            <text:p>0.9988158</text:p>
          </table:table-cell>
          <table:table-cell office:value-type="float" office:value="0.0011841987" calcext:value-type="float">
            <text:p>0.0011841987</text:p>
          </table:table-cell>
          <table:table-cell table:formula="of:=IF([.B34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6-23-02.png</text:p>
          </table:table-cell>
          <table:table-cell office:value-type="string" calcext:value-type="string">
            <text:p>healthy</text:p>
          </table:table-cell>
          <table:table-cell office:value-type="float" office:value="0.9998221" calcext:value-type="float">
            <text:p>0.9998221</text:p>
          </table:table-cell>
          <table:table-cell office:value-type="float" office:value="0.00017794337" calcext:value-type="float">
            <text:p>0.0001779434</text:p>
          </table:table-cell>
          <table:table-cell table:formula="of:=IF([.B35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7-27-14.png</text:p>
          </table:table-cell>
          <table:table-cell office:value-type="string" calcext:value-type="string">
            <text:p>healthy</text:p>
          </table:table-cell>
          <table:table-cell office:value-type="float" office:value="0.99996126" calcext:value-type="float">
            <text:p>0.99996126</text:p>
          </table:table-cell>
          <table:table-cell office:value-type="float" office:value="0.00003873731" calcext:value-type="float">
            <text:p>3.873731E-05</text:p>
          </table:table-cell>
          <table:table-cell table:formula="of:=IF([.B35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54-01.png</text:p>
          </table:table-cell>
          <table:table-cell office:value-type="string" calcext:value-type="string">
            <text:p>healthy</text:p>
          </table:table-cell>
          <table:table-cell office:value-type="float" office:value="0.9999684" calcext:value-type="float">
            <text:p>0.9999684</text:p>
          </table:table-cell>
          <table:table-cell office:value-type="float" office:value="0.000031637483" calcext:value-type="float">
            <text:p>3.1637483E-05</text:p>
          </table:table-cell>
          <table:table-cell table:formula="of:=IF([.B35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9-10-37.png</text:p>
          </table:table-cell>
          <table:table-cell office:value-type="string" calcext:value-type="string">
            <text:p>healthy</text:p>
          </table:table-cell>
          <table:table-cell office:value-type="float" office:value="0.99996054" calcext:value-type="float">
            <text:p>0.99996054</text:p>
          </table:table-cell>
          <table:table-cell office:value-type="float" office:value="0.00003941273" calcext:value-type="float">
            <text:p>3.941273E-05</text:p>
          </table:table-cell>
          <table:table-cell table:formula="of:=IF([.B35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7-45-29.png</text:p>
          </table:table-cell>
          <table:table-cell office:value-type="string" calcext:value-type="string">
            <text:p>pathological</text:p>
          </table:table-cell>
          <table:table-cell office:value-type="float" office:value="0.26162052" calcext:value-type="float">
            <text:p>0.26162052</text:p>
          </table:table-cell>
          <table:table-cell office:value-type="float" office:value="0.7383795" calcext:value-type="float">
            <text:p>0.7383795</text:p>
          </table:table-cell>
          <table:table-cell table:formula="of:=IF([.B35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9-20-17.png</text:p>
          </table:table-cell>
          <table:table-cell office:value-type="string" calcext:value-type="string">
            <text:p>healthy</text:p>
          </table:table-cell>
          <table:table-cell office:value-type="float" office:value="0.9998634" calcext:value-type="float">
            <text:p>0.9998634</text:p>
          </table:table-cell>
          <table:table-cell office:value-type="float" office:value="0.00013664426" calcext:value-type="float">
            <text:p>0.0001366443</text:p>
          </table:table-cell>
          <table:table-cell table:formula="of:=IF([.B35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3-39-31.png</text:p>
          </table:table-cell>
          <table:table-cell office:value-type="string" calcext:value-type="string">
            <text:p>healthy</text:p>
          </table:table-cell>
          <table:table-cell office:value-type="float" office:value="0.99982077" calcext:value-type="float">
            <text:p>0.99982077</text:p>
          </table:table-cell>
          <table:table-cell office:value-type="float" office:value="0.00017929857" calcext:value-type="float">
            <text:p>0.0001792986</text:p>
          </table:table-cell>
          <table:table-cell table:formula="of:=IF([.B35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47-58.png</text:p>
          </table:table-cell>
          <table:table-cell office:value-type="string" calcext:value-type="string">
            <text:p>healthy</text:p>
          </table:table-cell>
          <table:table-cell office:value-type="float" office:value="0.9999442" calcext:value-type="float">
            <text:p>0.9999442</text:p>
          </table:table-cell>
          <table:table-cell office:value-type="float" office:value="0.000055766362" calcext:value-type="float">
            <text:p>5.5766362E-05</text:p>
          </table:table-cell>
          <table:table-cell table:formula="of:=IF([.B35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LE_Circle-2017-05-23-11-39-29.png</text:p>
          </table:table-cell>
          <table:table-cell office:value-type="string" calcext:value-type="string">
            <text:p>healthy</text:p>
          </table:table-cell>
          <table:table-cell office:value-type="float" office:value="0.999461" calcext:value-type="float">
            <text:p>0.999461</text:p>
          </table:table-cell>
          <table:table-cell office:value-type="float" office:value="0.00053899" calcext:value-type="float">
            <text:p>0.00053899</text:p>
          </table:table-cell>
          <table:table-cell table:formula="of:=IF([.B35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8-06-09.png</text:p>
          </table:table-cell>
          <table:table-cell office:value-type="string" calcext:value-type="string">
            <text:p>healthy</text:p>
          </table:table-cell>
          <table:table-cell office:value-type="float" office:value="0.9999199" calcext:value-type="float">
            <text:p>0.9999199</text:p>
          </table:table-cell>
          <table:table-cell office:value-type="float" office:value="0.000080159516" calcext:value-type="float">
            <text:p>8.0159516E-05</text:p>
          </table:table-cell>
          <table:table-cell table:formula="of:=IF([.B35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16-06.png</text:p>
          </table:table-cell>
          <table:table-cell office:value-type="string" calcext:value-type="string">
            <text:p>healthy</text:p>
          </table:table-cell>
          <table:table-cell office:value-type="float" office:value="0.9999572" calcext:value-type="float">
            <text:p>0.9999572</text:p>
          </table:table-cell>
          <table:table-cell office:value-type="float" office:value="0.000042754073" calcext:value-type="float">
            <text:p>4.2754073E-05</text:p>
          </table:table-cell>
          <table:table-cell table:formula="of:=IF([.B36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28-04.png</text:p>
          </table:table-cell>
          <table:table-cell office:value-type="string" calcext:value-type="string">
            <text:p>healthy</text:p>
          </table:table-cell>
          <table:table-cell office:value-type="float" office:value="0.98757404" calcext:value-type="float">
            <text:p>0.98757404</text:p>
          </table:table-cell>
          <table:table-cell office:value-type="float" office:value="0.012425997" calcext:value-type="float">
            <text:p>0.012425997</text:p>
          </table:table-cell>
          <table:table-cell table:formula="of:=IF([.B36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9-33-38.png</text:p>
          </table:table-cell>
          <table:table-cell office:value-type="string" calcext:value-type="string">
            <text:p>healthy</text:p>
          </table:table-cell>
          <table:table-cell office:value-type="float" office:value="0.99999046" calcext:value-type="float">
            <text:p>0.99999046</text:p>
          </table:table-cell>
          <table:table-cell office:value-type="float" office:value="0.000009556951" calcext:value-type="float">
            <text:p>0.000009557</text:p>
          </table:table-cell>
          <table:table-cell table:formula="of:=IF([.B36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55-04.png</text:p>
          </table:table-cell>
          <table:table-cell office:value-type="string" calcext:value-type="string">
            <text:p>healthy</text:p>
          </table:table-cell>
          <table:table-cell office:value-type="float" office:value="0.99939084" calcext:value-type="float">
            <text:p>0.99939084</text:p>
          </table:table-cell>
          <table:table-cell office:value-type="float" office:value="0.0006091609" calcext:value-type="float">
            <text:p>0.0006091609</text:p>
          </table:table-cell>
          <table:table-cell table:formula="of:=IF([.B36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27-24.png</text:p>
          </table:table-cell>
          <table:table-cell office:value-type="string" calcext:value-type="string">
            <text:p>healthy</text:p>
          </table:table-cell>
          <table:table-cell office:value-type="float" office:value="0.9998976" calcext:value-type="float">
            <text:p>0.9998976</text:p>
          </table:table-cell>
          <table:table-cell office:value-type="float" office:value="0.00010238925" calcext:value-type="float">
            <text:p>0.0001023893</text:p>
          </table:table-cell>
          <table:table-cell table:formula="of:=IF([.B36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30-01.png</text:p>
          </table:table-cell>
          <table:table-cell office:value-type="string" calcext:value-type="string">
            <text:p>healthy</text:p>
          </table:table-cell>
          <table:table-cell office:value-type="float" office:value="0.9998167" calcext:value-type="float">
            <text:p>0.9998167</text:p>
          </table:table-cell>
          <table:table-cell office:value-type="float" office:value="0.00018329035" calcext:value-type="float">
            <text:p>0.0001832904</text:p>
          </table:table-cell>
          <table:table-cell table:formula="of:=IF([.B36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7-21-31.png</text:p>
          </table:table-cell>
          <table:table-cell office:value-type="string" calcext:value-type="string">
            <text:p>healthy</text:p>
          </table:table-cell>
          <table:table-cell office:value-type="float" office:value="0.99892175" calcext:value-type="float">
            <text:p>0.99892175</text:p>
          </table:table-cell>
          <table:table-cell office:value-type="float" office:value="0.0010782644" calcext:value-type="float">
            <text:p>0.0010782644</text:p>
          </table:table-cell>
          <table:table-cell table:formula="of:=IF([.B36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5-38-07.png</text:p>
          </table:table-cell>
          <table:table-cell office:value-type="string" calcext:value-type="string">
            <text:p>healthy</text:p>
          </table:table-cell>
          <table:table-cell office:value-type="float" office:value="0.9995042" calcext:value-type="float">
            <text:p>0.9995042</text:p>
          </table:table-cell>
          <table:table-cell office:value-type="float" office:value="0.00049583556" calcext:value-type="float">
            <text:p>0.0004958356</text:p>
          </table:table-cell>
          <table:table-cell table:formula="of:=IF([.B36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36-26.png</text:p>
          </table:table-cell>
          <table:table-cell office:value-type="string" calcext:value-type="string">
            <text:p>healthy</text:p>
          </table:table-cell>
          <table:table-cell office:value-type="float" office:value="0.99684334" calcext:value-type="float">
            <text:p>0.99684334</text:p>
          </table:table-cell>
          <table:table-cell office:value-type="float" office:value="0.0031566836" calcext:value-type="float">
            <text:p>0.0031566836</text:p>
          </table:table-cell>
          <table:table-cell table:formula="of:=IF([.B36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6-11-39-04.png</text:p>
          </table:table-cell>
          <table:table-cell office:value-type="string" calcext:value-type="string">
            <text:p>healthy</text:p>
          </table:table-cell>
          <table:table-cell office:value-type="float" office:value="0.99971217" calcext:value-type="float">
            <text:p>0.99971217</text:p>
          </table:table-cell>
          <table:table-cell office:value-type="float" office:value="0.0002877816" calcext:value-type="float">
            <text:p>0.0002877816</text:p>
          </table:table-cell>
          <table:table-cell table:formula="of:=IF([.B36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53-02.png</text:p>
          </table:table-cell>
          <table:table-cell office:value-type="string" calcext:value-type="string">
            <text:p>healthy</text:p>
          </table:table-cell>
          <table:table-cell office:value-type="float" office:value="0.9965749" calcext:value-type="float">
            <text:p>0.9965749</text:p>
          </table:table-cell>
          <table:table-cell office:value-type="float" office:value="0.0034251164" calcext:value-type="float">
            <text:p>0.0034251164</text:p>
          </table:table-cell>
          <table:table-cell table:formula="of:=IF([.B37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7-12-57.png</text:p>
          </table:table-cell>
          <table:table-cell office:value-type="string" calcext:value-type="string">
            <text:p>healthy</text:p>
          </table:table-cell>
          <table:table-cell office:value-type="float" office:value="0.9999876" calcext:value-type="float">
            <text:p>0.9999876</text:p>
          </table:table-cell>
          <table:table-cell office:value-type="float" office:value="0.000012366551" calcext:value-type="float">
            <text:p>1.2366551E-05</text:p>
          </table:table-cell>
          <table:table-cell table:formula="of:=IF([.B37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2-32-53.png</text:p>
          </table:table-cell>
          <table:table-cell office:value-type="string" calcext:value-type="string">
            <text:p>healthy</text:p>
          </table:table-cell>
          <table:table-cell office:value-type="float" office:value="0.8910297" calcext:value-type="float">
            <text:p>0.8910297</text:p>
          </table:table-cell>
          <table:table-cell office:value-type="float" office:value="0.10897035" calcext:value-type="float">
            <text:p>0.10897035</text:p>
          </table:table-cell>
          <table:table-cell table:formula="of:=IF([.B37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7-20-11.png</text:p>
          </table:table-cell>
          <table:table-cell office:value-type="string" calcext:value-type="string">
            <text:p>healthy</text:p>
          </table:table-cell>
          <table:table-cell office:value-type="float" office:value="0.99985886" calcext:value-type="float">
            <text:p>0.99985886</text:p>
          </table:table-cell>
          <table:table-cell office:value-type="float" office:value="0.0001411208" calcext:value-type="float">
            <text:p>0.0001411208</text:p>
          </table:table-cell>
          <table:table-cell table:formula="of:=IF([.B37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7-58-21.png</text:p>
          </table:table-cell>
          <table:table-cell office:value-type="string" calcext:value-type="string">
            <text:p>healthy</text:p>
          </table:table-cell>
          <table:table-cell office:value-type="float" office:value="0.9994517" calcext:value-type="float">
            <text:p>0.9994517</text:p>
          </table:table-cell>
          <table:table-cell office:value-type="float" office:value="0.000548283" calcext:value-type="float">
            <text:p>0.000548283</text:p>
          </table:table-cell>
          <table:table-cell table:formula="of:=IF([.B37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4-32-52.png</text:p>
          </table:table-cell>
          <table:table-cell office:value-type="string" calcext:value-type="string">
            <text:p>healthy</text:p>
          </table:table-cell>
          <table:table-cell office:value-type="float" office:value="0.99959296" calcext:value-type="float">
            <text:p>0.99959296</text:p>
          </table:table-cell>
          <table:table-cell office:value-type="float" office:value="0.0004070365" calcext:value-type="float">
            <text:p>0.0004070365</text:p>
          </table:table-cell>
          <table:table-cell table:formula="of:=IF([.B37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5-14-49.png</text:p>
          </table:table-cell>
          <table:table-cell office:value-type="string" calcext:value-type="string">
            <text:p>healthy</text:p>
          </table:table-cell>
          <table:table-cell office:value-type="float" office:value="0.9997546" calcext:value-type="float">
            <text:p>0.9997546</text:p>
          </table:table-cell>
          <table:table-cell office:value-type="float" office:value="0.00024540973" calcext:value-type="float">
            <text:p>0.0002454097</text:p>
          </table:table-cell>
          <table:table-cell table:formula="of:=IF([.B37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46-25.png</text:p>
          </table:table-cell>
          <table:table-cell office:value-type="string" calcext:value-type="string">
            <text:p>healthy</text:p>
          </table:table-cell>
          <table:table-cell office:value-type="float" office:value="0.9999765" calcext:value-type="float">
            <text:p>0.9999765</text:p>
          </table:table-cell>
          <table:table-cell office:value-type="float" office:value="0.000023435996" calcext:value-type="float">
            <text:p>0.000023436</text:p>
          </table:table-cell>
          <table:table-cell table:formula="of:=IF([.B37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20-53-32.png</text:p>
          </table:table-cell>
          <table:table-cell office:value-type="string" calcext:value-type="string">
            <text:p>healthy</text:p>
          </table:table-cell>
          <table:table-cell office:value-type="float" office:value="0.99986804" calcext:value-type="float">
            <text:p>0.99986804</text:p>
          </table:table-cell>
          <table:table-cell office:value-type="float" office:value="0.00013200549" calcext:value-type="float">
            <text:p>0.0001320055</text:p>
          </table:table-cell>
          <table:table-cell table:formula="of:=IF([.B37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7-11-13.png</text:p>
          </table:table-cell>
          <table:table-cell office:value-type="string" calcext:value-type="string">
            <text:p>healthy</text:p>
          </table:table-cell>
          <table:table-cell office:value-type="float" office:value="0.99979955" calcext:value-type="float">
            <text:p>0.99979955</text:p>
          </table:table-cell>
          <table:table-cell office:value-type="float" office:value="0.00020052637" calcext:value-type="float">
            <text:p>0.0002005264</text:p>
          </table:table-cell>
          <table:table-cell table:formula="of:=IF([.B37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8-27-28.png</text:p>
          </table:table-cell>
          <table:table-cell office:value-type="string" calcext:value-type="string">
            <text:p>healthy</text:p>
          </table:table-cell>
          <table:table-cell office:value-type="float" office:value="0.9999342" calcext:value-type="float">
            <text:p>0.9999342</text:p>
          </table:table-cell>
          <table:table-cell office:value-type="float" office:value="0.00006574208" calcext:value-type="float">
            <text:p>6.574208E-05</text:p>
          </table:table-cell>
          <table:table-cell table:formula="of:=IF([.B38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4-29-31.png</text:p>
          </table:table-cell>
          <table:table-cell office:value-type="string" calcext:value-type="string">
            <text:p>healthy</text:p>
          </table:table-cell>
          <table:table-cell office:value-type="float" office:value="0.99994874" calcext:value-type="float">
            <text:p>0.99994874</text:p>
          </table:table-cell>
          <table:table-cell office:value-type="float" office:value="0.00005124714" calcext:value-type="float">
            <text:p>5.124714E-05</text:p>
          </table:table-cell>
          <table:table-cell table:formula="of:=IF([.B38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8-53-43.png</text:p>
          </table:table-cell>
          <table:table-cell office:value-type="string" calcext:value-type="string">
            <text:p>healthy</text:p>
          </table:table-cell>
          <table:table-cell office:value-type="float" office:value="0.99982077" calcext:value-type="float">
            <text:p>0.99982077</text:p>
          </table:table-cell>
          <table:table-cell office:value-type="float" office:value="0.0001792584" calcext:value-type="float">
            <text:p>0.0001792584</text:p>
          </table:table-cell>
          <table:table-cell table:formula="of:=IF([.B38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9-50-18.png</text:p>
          </table:table-cell>
          <table:table-cell office:value-type="string" calcext:value-type="string">
            <text:p>healthy</text:p>
          </table:table-cell>
          <table:table-cell office:value-type="float" office:value="0.99993837" calcext:value-type="float">
            <text:p>0.99993837</text:p>
          </table:table-cell>
          <table:table-cell office:value-type="float" office:value="0.000061638675" calcext:value-type="float">
            <text:p>6.1638675E-05</text:p>
          </table:table-cell>
          <table:table-cell table:formula="of:=IF([.B38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3-52-13.png</text:p>
          </table:table-cell>
          <table:table-cell office:value-type="string" calcext:value-type="string">
            <text:p>pathological</text:p>
          </table:table-cell>
          <table:table-cell office:value-type="float" office:value="0.000436465" calcext:value-type="float">
            <text:p>0.000436465</text:p>
          </table:table-cell>
          <table:table-cell office:value-type="float" office:value="0.9995635" calcext:value-type="float">
            <text:p>0.9995635</text:p>
          </table:table-cell>
          <table:table-cell table:formula="of:=IF([.B384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0-23-25.png</text:p>
          </table:table-cell>
          <table:table-cell office:value-type="string" calcext:value-type="string">
            <text:p>healthy</text:p>
          </table:table-cell>
          <table:table-cell office:value-type="float" office:value="0.9995771" calcext:value-type="float">
            <text:p>0.9995771</text:p>
          </table:table-cell>
          <table:table-cell office:value-type="float" office:value="0.0004228691" calcext:value-type="float">
            <text:p>0.0004228691</text:p>
          </table:table-cell>
          <table:table-cell table:formula="of:=IF([.B38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0-46-41.png</text:p>
          </table:table-cell>
          <table:table-cell office:value-type="string" calcext:value-type="string">
            <text:p>healthy</text:p>
          </table:table-cell>
          <table:table-cell office:value-type="float" office:value="0.9999199" calcext:value-type="float">
            <text:p>0.9999199</text:p>
          </table:table-cell>
          <table:table-cell office:value-type="float" office:value="0.000080100675" calcext:value-type="float">
            <text:p>8.0100675E-05</text:p>
          </table:table-cell>
          <table:table-cell table:formula="of:=IF([.B38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3-09-30.png</text:p>
          </table:table-cell>
          <table:table-cell office:value-type="string" calcext:value-type="string">
            <text:p>healthy</text:p>
          </table:table-cell>
          <table:table-cell office:value-type="float" office:value="0.98744" calcext:value-type="float">
            <text:p>0.98744</text:p>
          </table:table-cell>
          <table:table-cell office:value-type="float" office:value="0.012560045" calcext:value-type="float">
            <text:p>0.012560045</text:p>
          </table:table-cell>
          <table:table-cell table:formula="of:=IF([.B38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8-40-30.png</text:p>
          </table:table-cell>
          <table:table-cell office:value-type="string" calcext:value-type="string">
            <text:p>healthy</text:p>
          </table:table-cell>
          <table:table-cell office:value-type="float" office:value="0.9999379" calcext:value-type="float">
            <text:p>0.9999379</text:p>
          </table:table-cell>
          <table:table-cell office:value-type="float" office:value="0.000062108986" calcext:value-type="float">
            <text:p>0.000062109</text:p>
          </table:table-cell>
          <table:table-cell table:formula="of:=IF([.B38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5-06-37.png</text:p>
          </table:table-cell>
          <table:table-cell office:value-type="string" calcext:value-type="string">
            <text:p>healthy</text:p>
          </table:table-cell>
          <table:table-cell office:value-type="float" office:value="0.99457306" calcext:value-type="float">
            <text:p>0.99457306</text:p>
          </table:table-cell>
          <table:table-cell office:value-type="float" office:value="0.0054269484" calcext:value-type="float">
            <text:p>0.0054269484</text:p>
          </table:table-cell>
          <table:table-cell table:formula="of:=IF([.B38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5-18-33.png</text:p>
          </table:table-cell>
          <table:table-cell office:value-type="string" calcext:value-type="string">
            <text:p>healthy</text:p>
          </table:table-cell>
          <table:table-cell office:value-type="float" office:value="0.99993634" calcext:value-type="float">
            <text:p>0.99993634</text:p>
          </table:table-cell>
          <table:table-cell office:value-type="float" office:value="0.000063614505" calcext:value-type="float">
            <text:p>6.3614505E-05</text:p>
          </table:table-cell>
          <table:table-cell table:formula="of:=IF([.B39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0-19-08.png</text:p>
          </table:table-cell>
          <table:table-cell office:value-type="string" calcext:value-type="string">
            <text:p>healthy</text:p>
          </table:table-cell>
          <table:table-cell office:value-type="float" office:value="0.99981254" calcext:value-type="float">
            <text:p>0.99981254</text:p>
          </table:table-cell>
          <table:table-cell office:value-type="float" office:value="0.00018745661" calcext:value-type="float">
            <text:p>0.0001874566</text:p>
          </table:table-cell>
          <table:table-cell table:formula="of:=IF([.B39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24-51.png</text:p>
          </table:table-cell>
          <table:table-cell office:value-type="string" calcext:value-type="string">
            <text:p>healthy</text:p>
          </table:table-cell>
          <table:table-cell office:value-type="float" office:value="0.9951443" calcext:value-type="float">
            <text:p>0.9951443</text:p>
          </table:table-cell>
          <table:table-cell office:value-type="float" office:value="0.004855675" calcext:value-type="float">
            <text:p>0.004855675</text:p>
          </table:table-cell>
          <table:table-cell table:formula="of:=IF([.B39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18-20.png</text:p>
          </table:table-cell>
          <table:table-cell office:value-type="string" calcext:value-type="string">
            <text:p>healthy</text:p>
          </table:table-cell>
          <table:table-cell office:value-type="float" office:value="0.85629714" calcext:value-type="float">
            <text:p>0.85629714</text:p>
          </table:table-cell>
          <table:table-cell office:value-type="float" office:value="0.14370288" calcext:value-type="float">
            <text:p>0.14370288</text:p>
          </table:table-cell>
          <table:table-cell table:formula="of:=IF([.B39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7-31-48.png</text:p>
          </table:table-cell>
          <table:table-cell office:value-type="string" calcext:value-type="string">
            <text:p>healthy</text:p>
          </table:table-cell>
          <table:table-cell office:value-type="float" office:value="0.9973079" calcext:value-type="float">
            <text:p>0.9973079</text:p>
          </table:table-cell>
          <table:table-cell office:value-type="float" office:value="0.0026921364" calcext:value-type="float">
            <text:p>0.0026921364</text:p>
          </table:table-cell>
          <table:table-cell table:formula="of:=IF([.B39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8-11-19.png</text:p>
          </table:table-cell>
          <table:table-cell office:value-type="string" calcext:value-type="string">
            <text:p>pathological</text:p>
          </table:table-cell>
          <table:table-cell office:value-type="float" office:value="0.37700775" calcext:value-type="float">
            <text:p>0.37700775</text:p>
          </table:table-cell>
          <table:table-cell office:value-type="float" office:value="0.6229922" calcext:value-type="float">
            <text:p>0.6229922</text:p>
          </table:table-cell>
          <table:table-cell table:formula="of:=IF([.B395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6-16-59-14.png</text:p>
          </table:table-cell>
          <table:table-cell office:value-type="string" calcext:value-type="string">
            <text:p>healthy</text:p>
          </table:table-cell>
          <table:table-cell office:value-type="float" office:value="0.9999144" calcext:value-type="float">
            <text:p>0.9999144</text:p>
          </table:table-cell>
          <table:table-cell office:value-type="float" office:value="0.00008560374" calcext:value-type="float">
            <text:p>8.560374E-05</text:p>
          </table:table-cell>
          <table:table-cell table:formula="of:=IF([.B39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6-34-33.png</text:p>
          </table:table-cell>
          <table:table-cell office:value-type="string" calcext:value-type="string">
            <text:p>healthy</text:p>
          </table:table-cell>
          <table:table-cell office:value-type="float" office:value="0.9999548" calcext:value-type="float">
            <text:p>0.9999548</text:p>
          </table:table-cell>
          <table:table-cell office:value-type="float" office:value="0.00004520955" calcext:value-type="float">
            <text:p>4.520955E-05</text:p>
          </table:table-cell>
          <table:table-cell table:formula="of:=IF([.B39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5-24-30.png</text:p>
          </table:table-cell>
          <table:table-cell office:value-type="string" calcext:value-type="string">
            <text:p>healthy</text:p>
          </table:table-cell>
          <table:table-cell office:value-type="float" office:value="0.99946827" calcext:value-type="float">
            <text:p>0.99946827</text:p>
          </table:table-cell>
          <table:table-cell office:value-type="float" office:value="0.0005317823" calcext:value-type="float">
            <text:p>0.0005317823</text:p>
          </table:table-cell>
          <table:table-cell table:formula="of:=IF([.B39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0-18-44.png</text:p>
          </table:table-cell>
          <table:table-cell office:value-type="string" calcext:value-type="string">
            <text:p>healthy</text:p>
          </table:table-cell>
          <table:table-cell office:value-type="float" office:value="0.9977186" calcext:value-type="float">
            <text:p>0.9977186</text:p>
          </table:table-cell>
          <table:table-cell office:value-type="float" office:value="0.002281475" calcext:value-type="float">
            <text:p>0.002281475</text:p>
          </table:table-cell>
          <table:table-cell table:formula="of:=IF([.B39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20-18-16.png</text:p>
          </table:table-cell>
          <table:table-cell office:value-type="string" calcext:value-type="string">
            <text:p>healthy</text:p>
          </table:table-cell>
          <table:table-cell office:value-type="float" office:value="0.9856609" calcext:value-type="float">
            <text:p>0.9856609</text:p>
          </table:table-cell>
          <table:table-cell office:value-type="float" office:value="0.014339092" calcext:value-type="float">
            <text:p>0.014339092</text:p>
          </table:table-cell>
          <table:table-cell table:formula="of:=IF([.B40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54-06.png</text:p>
          </table:table-cell>
          <table:table-cell office:value-type="string" calcext:value-type="string">
            <text:p>healthy</text:p>
          </table:table-cell>
          <table:table-cell office:value-type="float" office:value="0.9999198" calcext:value-type="float">
            <text:p>0.9999198</text:p>
          </table:table-cell>
          <table:table-cell office:value-type="float" office:value="0.00008019721" calcext:value-type="float">
            <text:p>8.019721E-05</text:p>
          </table:table-cell>
          <table:table-cell table:formula="of:=IF([.B40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1-16-20.png</text:p>
          </table:table-cell>
          <table:table-cell office:value-type="string" calcext:value-type="string">
            <text:p>healthy</text:p>
          </table:table-cell>
          <table:table-cell office:value-type="float" office:value="0.9460916" calcext:value-type="float">
            <text:p>0.9460916</text:p>
          </table:table-cell>
          <table:table-cell office:value-type="float" office:value="0.053908397" calcext:value-type="float">
            <text:p>0.053908397</text:p>
          </table:table-cell>
          <table:table-cell table:formula="of:=IF([.B40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8-19-46.png</text:p>
          </table:table-cell>
          <table:table-cell office:value-type="string" calcext:value-type="string">
            <text:p>healthy</text:p>
          </table:table-cell>
          <table:table-cell office:value-type="float" office:value="0.9997553" calcext:value-type="float">
            <text:p>0.9997553</text:p>
          </table:table-cell>
          <table:table-cell office:value-type="float" office:value="0.00024467308" calcext:value-type="float">
            <text:p>0.0002446731</text:p>
          </table:table-cell>
          <table:table-cell table:formula="of:=IF([.B40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04-12.png</text:p>
          </table:table-cell>
          <table:table-cell office:value-type="string" calcext:value-type="string">
            <text:p>healthy</text:p>
          </table:table-cell>
          <table:table-cell office:value-type="float" office:value="0.99992704" calcext:value-type="float">
            <text:p>0.99992704</text:p>
          </table:table-cell>
          <table:table-cell office:value-type="float" office:value="0.00007299342" calcext:value-type="float">
            <text:p>7.299342E-05</text:p>
          </table:table-cell>
          <table:table-cell table:formula="of:=IF([.B40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48-57.png</text:p>
          </table:table-cell>
          <table:table-cell office:value-type="string" calcext:value-type="string">
            <text:p>healthy</text:p>
          </table:table-cell>
          <table:table-cell office:value-type="float" office:value="0.99730766" calcext:value-type="float">
            <text:p>0.99730766</text:p>
          </table:table-cell>
          <table:table-cell office:value-type="float" office:value="0.002692308" calcext:value-type="float">
            <text:p>0.002692308</text:p>
          </table:table-cell>
          <table:table-cell table:formula="of:=IF([.B40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9-20-08.png</text:p>
          </table:table-cell>
          <table:table-cell office:value-type="string" calcext:value-type="string">
            <text:p>healthy</text:p>
          </table:table-cell>
          <table:table-cell office:value-type="float" office:value="0.99976295" calcext:value-type="float">
            <text:p>0.99976295</text:p>
          </table:table-cell>
          <table:table-cell office:value-type="float" office:value="0.0002371012" calcext:value-type="float">
            <text:p>0.0002371012</text:p>
          </table:table-cell>
          <table:table-cell table:formula="of:=IF([.B40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36-41.png</text:p>
          </table:table-cell>
          <table:table-cell office:value-type="string" calcext:value-type="string">
            <text:p>healthy</text:p>
          </table:table-cell>
          <table:table-cell office:value-type="float" office:value="0.9989895" calcext:value-type="float">
            <text:p>0.9989895</text:p>
          </table:table-cell>
          <table:table-cell office:value-type="float" office:value="0.0010104303" calcext:value-type="float">
            <text:p>0.0010104303</text:p>
          </table:table-cell>
          <table:table-cell table:formula="of:=IF([.B40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6-31-23.png</text:p>
          </table:table-cell>
          <table:table-cell office:value-type="string" calcext:value-type="string">
            <text:p>healthy</text:p>
          </table:table-cell>
          <table:table-cell office:value-type="float" office:value="0.9999826" calcext:value-type="float">
            <text:p>0.9999826</text:p>
          </table:table-cell>
          <table:table-cell office:value-type="float" office:value="0.000017376726" calcext:value-type="float">
            <text:p>1.7376726E-05</text:p>
          </table:table-cell>
          <table:table-cell table:formula="of:=IF([.B40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0-54-35.png</text:p>
          </table:table-cell>
          <table:table-cell office:value-type="string" calcext:value-type="string">
            <text:p>healthy</text:p>
          </table:table-cell>
          <table:table-cell office:value-type="float" office:value="0.99904794" calcext:value-type="float">
            <text:p>0.99904794</text:p>
          </table:table-cell>
          <table:table-cell office:value-type="float" office:value="0.0009520184" calcext:value-type="float">
            <text:p>0.0009520184</text:p>
          </table:table-cell>
          <table:table-cell table:formula="of:=IF([.B40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8-06-42.png</text:p>
          </table:table-cell>
          <table:table-cell office:value-type="string" calcext:value-type="string">
            <text:p>healthy</text:p>
          </table:table-cell>
          <table:table-cell office:value-type="float" office:value="0.999889" calcext:value-type="float">
            <text:p>0.999889</text:p>
          </table:table-cell>
          <table:table-cell office:value-type="float" office:value="0.00011091789" calcext:value-type="float">
            <text:p>0.0001109179</text:p>
          </table:table-cell>
          <table:table-cell table:formula="of:=IF([.B41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5-30-42.png</text:p>
          </table:table-cell>
          <table:table-cell office:value-type="string" calcext:value-type="string">
            <text:p>healthy</text:p>
          </table:table-cell>
          <table:table-cell office:value-type="float" office:value="0.9798045" calcext:value-type="float">
            <text:p>0.9798045</text:p>
          </table:table-cell>
          <table:table-cell office:value-type="float" office:value="0.020195557" calcext:value-type="float">
            <text:p>0.020195557</text:p>
          </table:table-cell>
          <table:table-cell table:formula="of:=IF([.B41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7-08-42.png</text:p>
          </table:table-cell>
          <table:table-cell office:value-type="string" calcext:value-type="string">
            <text:p>healthy</text:p>
          </table:table-cell>
          <table:table-cell office:value-type="float" office:value="0.99982387" calcext:value-type="float">
            <text:p>0.99982387</text:p>
          </table:table-cell>
          <table:table-cell office:value-type="float" office:value="0.00017610857" calcext:value-type="float">
            <text:p>0.0001761086</text:p>
          </table:table-cell>
          <table:table-cell table:formula="of:=IF([.B41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4-52-05.png</text:p>
          </table:table-cell>
          <table:table-cell office:value-type="string" calcext:value-type="string">
            <text:p>healthy</text:p>
          </table:table-cell>
          <table:table-cell office:value-type="float" office:value="0.99960333" calcext:value-type="float">
            <text:p>0.99960333</text:p>
          </table:table-cell>
          <table:table-cell office:value-type="float" office:value="0.00039674217" calcext:value-type="float">
            <text:p>0.0003967422</text:p>
          </table:table-cell>
          <table:table-cell table:formula="of:=IF([.B41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7-36-26.png</text:p>
          </table:table-cell>
          <table:table-cell office:value-type="string" calcext:value-type="string">
            <text:p>healthy</text:p>
          </table:table-cell>
          <table:table-cell office:value-type="float" office:value="0.99997294" calcext:value-type="float">
            <text:p>0.99997294</text:p>
          </table:table-cell>
          <table:table-cell office:value-type="float" office:value="0.000027015556" calcext:value-type="float">
            <text:p>2.7015556E-05</text:p>
          </table:table-cell>
          <table:table-cell table:formula="of:=IF([.B41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28-46.png</text:p>
          </table:table-cell>
          <table:table-cell office:value-type="string" calcext:value-type="string">
            <text:p>healthy</text:p>
          </table:table-cell>
          <table:table-cell office:value-type="float" office:value="0.98633736" calcext:value-type="float">
            <text:p>0.98633736</text:p>
          </table:table-cell>
          <table:table-cell office:value-type="float" office:value="0.013662596" calcext:value-type="float">
            <text:p>0.013662596</text:p>
          </table:table-cell>
          <table:table-cell table:formula="of:=IF([.B41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32-22.png</text:p>
          </table:table-cell>
          <table:table-cell office:value-type="string" calcext:value-type="string">
            <text:p>healthy</text:p>
          </table:table-cell>
          <table:table-cell office:value-type="float" office:value="0.99998164" calcext:value-type="float">
            <text:p>0.99998164</text:p>
          </table:table-cell>
          <table:table-cell office:value-type="float" office:value="0.000018329638" calcext:value-type="float">
            <text:p>1.8329638E-05</text:p>
          </table:table-cell>
          <table:table-cell table:formula="of:=IF([.B41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5-12-52-41.png</text:p>
          </table:table-cell>
          <table:table-cell office:value-type="string" calcext:value-type="string">
            <text:p>healthy</text:p>
          </table:table-cell>
          <table:table-cell office:value-type="float" office:value="0.9999714" calcext:value-type="float">
            <text:p>0.9999714</text:p>
          </table:table-cell>
          <table:table-cell office:value-type="float" office:value="0.00002855405" calcext:value-type="float">
            <text:p>2.855405E-05</text:p>
          </table:table-cell>
          <table:table-cell table:formula="of:=IF([.B41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7-10-06.png</text:p>
          </table:table-cell>
          <table:table-cell office:value-type="string" calcext:value-type="string">
            <text:p>healthy</text:p>
          </table:table-cell>
          <table:table-cell office:value-type="float" office:value="0.99995637" calcext:value-type="float">
            <text:p>0.99995637</text:p>
          </table:table-cell>
          <table:table-cell office:value-type="float" office:value="0.000043661737" calcext:value-type="float">
            <text:p>4.3661737E-05</text:p>
          </table:table-cell>
          <table:table-cell table:formula="of:=IF([.B41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3-07-01.png</text:p>
          </table:table-cell>
          <table:table-cell office:value-type="string" calcext:value-type="string">
            <text:p>healthy</text:p>
          </table:table-cell>
          <table:table-cell office:value-type="float" office:value="0.9993555" calcext:value-type="float">
            <text:p>0.9993555</text:p>
          </table:table-cell>
          <table:table-cell office:value-type="float" office:value="0.00064451527" calcext:value-type="float">
            <text:p>0.0006445153</text:p>
          </table:table-cell>
          <table:table-cell table:formula="of:=IF([.B41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4-47-53.png</text:p>
          </table:table-cell>
          <table:table-cell office:value-type="string" calcext:value-type="string">
            <text:p>healthy</text:p>
          </table:table-cell>
          <table:table-cell office:value-type="float" office:value="0.99991286" calcext:value-type="float">
            <text:p>0.99991286</text:p>
          </table:table-cell>
          <table:table-cell office:value-type="float" office:value="0.00008715341" calcext:value-type="float">
            <text:p>8.715341E-05</text:p>
          </table:table-cell>
          <table:table-cell table:formula="of:=IF([.B42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40-44.png</text:p>
          </table:table-cell>
          <table:table-cell office:value-type="string" calcext:value-type="string">
            <text:p>healthy</text:p>
          </table:table-cell>
          <table:table-cell office:value-type="float" office:value="0.9998211" calcext:value-type="float">
            <text:p>0.9998211</text:p>
          </table:table-cell>
          <table:table-cell office:value-type="float" office:value="0.00017885852" calcext:value-type="float">
            <text:p>0.0001788585</text:p>
          </table:table-cell>
          <table:table-cell table:formula="of:=IF([.B42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34-08.png</text:p>
          </table:table-cell>
          <table:table-cell office:value-type="string" calcext:value-type="string">
            <text:p>healthy</text:p>
          </table:table-cell>
          <table:table-cell office:value-type="float" office:value="0.99998116" calcext:value-type="float">
            <text:p>0.99998116</text:p>
          </table:table-cell>
          <table:table-cell office:value-type="float" office:value="0.000018872235" calcext:value-type="float">
            <text:p>1.8872235E-05</text:p>
          </table:table-cell>
          <table:table-cell table:formula="of:=IF([.B42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6-06-34.png</text:p>
          </table:table-cell>
          <table:table-cell office:value-type="string" calcext:value-type="string">
            <text:p>healthy</text:p>
          </table:table-cell>
          <table:table-cell office:value-type="float" office:value="0.9992661" calcext:value-type="float">
            <text:p>0.9992661</text:p>
          </table:table-cell>
          <table:table-cell office:value-type="float" office:value="0.0007339599" calcext:value-type="float">
            <text:p>0.0007339599</text:p>
          </table:table-cell>
          <table:table-cell table:formula="of:=IF([.B42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00-00.png</text:p>
          </table:table-cell>
          <table:table-cell office:value-type="string" calcext:value-type="string">
            <text:p>healthy</text:p>
          </table:table-cell>
          <table:table-cell office:value-type="float" office:value="0.99985564" calcext:value-type="float">
            <text:p>0.99985564</text:p>
          </table:table-cell>
          <table:table-cell office:value-type="float" office:value="0.00014429481" calcext:value-type="float">
            <text:p>0.0001442948</text:p>
          </table:table-cell>
          <table:table-cell table:formula="of:=IF([.B42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28-21.png</text:p>
          </table:table-cell>
          <table:table-cell office:value-type="string" calcext:value-type="string">
            <text:p>healthy</text:p>
          </table:table-cell>
          <table:table-cell office:value-type="float" office:value="0.99900264" calcext:value-type="float">
            <text:p>0.99900264</text:p>
          </table:table-cell>
          <table:table-cell office:value-type="float" office:value="0.000997437" calcext:value-type="float">
            <text:p>0.000997437</text:p>
          </table:table-cell>
          <table:table-cell table:formula="of:=IF([.B42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20-16.png</text:p>
          </table:table-cell>
          <table:table-cell office:value-type="string" calcext:value-type="string">
            <text:p>healthy</text:p>
          </table:table-cell>
          <table:table-cell office:value-type="float" office:value="0.9999392" calcext:value-type="float">
            <text:p>0.9999392</text:p>
          </table:table-cell>
          <table:table-cell office:value-type="float" office:value="0.000060759598" calcext:value-type="float">
            <text:p>6.0759598E-05</text:p>
          </table:table-cell>
          <table:table-cell table:formula="of:=IF([.B42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40-03.png</text:p>
          </table:table-cell>
          <table:table-cell office:value-type="string" calcext:value-type="string">
            <text:p>healthy</text:p>
          </table:table-cell>
          <table:table-cell office:value-type="float" office:value="0.99521625" calcext:value-type="float">
            <text:p>0.99521625</text:p>
          </table:table-cell>
          <table:table-cell office:value-type="float" office:value="0.0047837137" calcext:value-type="float">
            <text:p>0.0047837137</text:p>
          </table:table-cell>
          <table:table-cell table:formula="of:=IF([.B42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05-25.png</text:p>
          </table:table-cell>
          <table:table-cell office:value-type="string" calcext:value-type="string">
            <text:p>healthy</text:p>
          </table:table-cell>
          <table:table-cell office:value-type="float" office:value="0.99933165" calcext:value-type="float">
            <text:p>0.99933165</text:p>
          </table:table-cell>
          <table:table-cell office:value-type="float" office:value="0.000668269" calcext:value-type="float">
            <text:p>0.000668269</text:p>
          </table:table-cell>
          <table:table-cell table:formula="of:=IF([.B42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6-27-48.png</text:p>
          </table:table-cell>
          <table:table-cell office:value-type="string" calcext:value-type="string">
            <text:p>healthy</text:p>
          </table:table-cell>
          <table:table-cell office:value-type="float" office:value="0.99936646" calcext:value-type="float">
            <text:p>0.99936646</text:p>
          </table:table-cell>
          <table:table-cell office:value-type="float" office:value="0.0006335316" calcext:value-type="float">
            <text:p>0.0006335316</text:p>
          </table:table-cell>
          <table:table-cell table:formula="of:=IF([.B42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13-59.png</text:p>
          </table:table-cell>
          <table:table-cell office:value-type="string" calcext:value-type="string">
            <text:p>healthy</text:p>
          </table:table-cell>
          <table:table-cell office:value-type="float" office:value="0.99990845" calcext:value-type="float">
            <text:p>0.99990845</text:p>
          </table:table-cell>
          <table:table-cell office:value-type="float" office:value="0.00009151424" calcext:value-type="float">
            <text:p>9.151424E-05</text:p>
          </table:table-cell>
          <table:table-cell table:formula="of:=IF([.B43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7-36-31.png</text:p>
          </table:table-cell>
          <table:table-cell office:value-type="string" calcext:value-type="string">
            <text:p>healthy</text:p>
          </table:table-cell>
          <table:table-cell office:value-type="float" office:value="0.99997663" calcext:value-type="float">
            <text:p>0.99997663</text:p>
          </table:table-cell>
          <table:table-cell office:value-type="float" office:value="0.0000234148" calcext:value-type="float">
            <text:p>2.34148E-05</text:p>
          </table:table-cell>
          <table:table-cell table:formula="of:=IF([.B43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6-54-17.png</text:p>
          </table:table-cell>
          <table:table-cell office:value-type="string" calcext:value-type="string">
            <text:p>healthy</text:p>
          </table:table-cell>
          <table:table-cell office:value-type="float" office:value="0.99440247" calcext:value-type="float">
            <text:p>0.99440247</text:p>
          </table:table-cell>
          <table:table-cell office:value-type="float" office:value="0.005597564" calcext:value-type="float">
            <text:p>0.005597564</text:p>
          </table:table-cell>
          <table:table-cell table:formula="of:=IF([.B43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2-24-53.png</text:p>
          </table:table-cell>
          <table:table-cell office:value-type="string" calcext:value-type="string">
            <text:p>healthy</text:p>
          </table:table-cell>
          <table:table-cell office:value-type="float" office:value="0.99999046" calcext:value-type="float">
            <text:p>0.99999046</text:p>
          </table:table-cell>
          <table:table-cell office:value-type="float" office:value="0.000009573133" calcext:value-type="float">
            <text:p>9.573133E-06</text:p>
          </table:table-cell>
          <table:table-cell table:formula="of:=IF([.B43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2-22-48.png</text:p>
          </table:table-cell>
          <table:table-cell office:value-type="string" calcext:value-type="string">
            <text:p>healthy</text:p>
          </table:table-cell>
          <table:table-cell office:value-type="float" office:value="0.99997604" calcext:value-type="float">
            <text:p>0.99997604</text:p>
          </table:table-cell>
          <table:table-cell office:value-type="float" office:value="0.00002396429" calcext:value-type="float">
            <text:p>2.396429E-05</text:p>
          </table:table-cell>
          <table:table-cell table:formula="of:=IF([.B43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5-12-51-05.png</text:p>
          </table:table-cell>
          <table:table-cell office:value-type="string" calcext:value-type="string">
            <text:p>healthy</text:p>
          </table:table-cell>
          <table:table-cell office:value-type="float" office:value="0.99925905" calcext:value-type="float">
            <text:p>0.99925905</text:p>
          </table:table-cell>
          <table:table-cell office:value-type="float" office:value="0.0007408846" calcext:value-type="float">
            <text:p>0.0007408846</text:p>
          </table:table-cell>
          <table:table-cell table:formula="of:=IF([.B43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5-12-18-03.png</text:p>
          </table:table-cell>
          <table:table-cell office:value-type="string" calcext:value-type="string">
            <text:p>healthy</text:p>
          </table:table-cell>
          <table:table-cell office:value-type="float" office:value="0.9995565" calcext:value-type="float">
            <text:p>0.9995565</text:p>
          </table:table-cell>
          <table:table-cell office:value-type="float" office:value="0.0004434773" calcext:value-type="float">
            <text:p>0.0004434773</text:p>
          </table:table-cell>
          <table:table-cell table:formula="of:=IF([.B43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5-20-50.png</text:p>
          </table:table-cell>
          <table:table-cell office:value-type="string" calcext:value-type="string">
            <text:p>healthy</text:p>
          </table:table-cell>
          <table:table-cell office:value-type="float" office:value="0.99975806" calcext:value-type="float">
            <text:p>0.99975806</text:p>
          </table:table-cell>
          <table:table-cell office:value-type="float" office:value="0.00024198447" calcext:value-type="float">
            <text:p>0.0002419845</text:p>
          </table:table-cell>
          <table:table-cell table:formula="of:=IF([.B43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7-58-11.png</text:p>
          </table:table-cell>
          <table:table-cell office:value-type="string" calcext:value-type="string">
            <text:p>healthy</text:p>
          </table:table-cell>
          <table:table-cell office:value-type="float" office:value="0.9997036" calcext:value-type="float">
            <text:p>0.9997036</text:p>
          </table:table-cell>
          <table:table-cell office:value-type="float" office:value="0.00029643747" calcext:value-type="float">
            <text:p>0.0002964375</text:p>
          </table:table-cell>
          <table:table-cell table:formula="of:=IF([.B43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01-31.png</text:p>
          </table:table-cell>
          <table:table-cell office:value-type="string" calcext:value-type="string">
            <text:p>healthy</text:p>
          </table:table-cell>
          <table:table-cell office:value-type="float" office:value="0.99996245" calcext:value-type="float">
            <text:p>0.99996245</text:p>
          </table:table-cell>
          <table:table-cell office:value-type="float" office:value="0.00003753347" calcext:value-type="float">
            <text:p>3.753347E-05</text:p>
          </table:table-cell>
          <table:table-cell table:formula="of:=IF([.B43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4-16-04.png</text:p>
          </table:table-cell>
          <table:table-cell office:value-type="string" calcext:value-type="string">
            <text:p>healthy</text:p>
          </table:table-cell>
          <table:table-cell office:value-type="float" office:value="0.9999907" calcext:value-type="float">
            <text:p>0.9999907</text:p>
          </table:table-cell>
          <table:table-cell office:value-type="float" office:value="0.000009294817" calcext:value-type="float">
            <text:p>9.294817E-06</text:p>
          </table:table-cell>
          <table:table-cell table:formula="of:=IF([.B44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20-21-43.png</text:p>
          </table:table-cell>
          <table:table-cell office:value-type="string" calcext:value-type="string">
            <text:p>healthy</text:p>
          </table:table-cell>
          <table:table-cell office:value-type="float" office:value="0.99601835" calcext:value-type="float">
            <text:p>0.99601835</text:p>
          </table:table-cell>
          <table:table-cell office:value-type="float" office:value="0.003981669" calcext:value-type="float">
            <text:p>0.003981669</text:p>
          </table:table-cell>
          <table:table-cell table:formula="of:=IF([.B44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8-10-48.png</text:p>
          </table:table-cell>
          <table:table-cell office:value-type="string" calcext:value-type="string">
            <text:p>healthy</text:p>
          </table:table-cell>
          <table:table-cell office:value-type="float" office:value="0.99997604" calcext:value-type="float">
            <text:p>0.99997604</text:p>
          </table:table-cell>
          <table:table-cell office:value-type="float" office:value="0.000023983359" calcext:value-type="float">
            <text:p>2.3983359E-05</text:p>
          </table:table-cell>
          <table:table-cell table:formula="of:=IF([.B44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6-16-46.png</text:p>
          </table:table-cell>
          <table:table-cell office:value-type="string" calcext:value-type="string">
            <text:p>healthy</text:p>
          </table:table-cell>
          <table:table-cell office:value-type="float" office:value="0.99940383" calcext:value-type="float">
            <text:p>0.99940383</text:p>
          </table:table-cell>
          <table:table-cell office:value-type="float" office:value="0.00059611053" calcext:value-type="float">
            <text:p>0.0005961105</text:p>
          </table:table-cell>
          <table:table-cell table:formula="of:=IF([.B44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8-32-42.png</text:p>
          </table:table-cell>
          <table:table-cell office:value-type="string" calcext:value-type="string">
            <text:p>healthy</text:p>
          </table:table-cell>
          <table:table-cell office:value-type="float" office:value="0.99987483" calcext:value-type="float">
            <text:p>0.99987483</text:p>
          </table:table-cell>
          <table:table-cell office:value-type="float" office:value="0.00012509465" calcext:value-type="float">
            <text:p>0.0001250947</text:p>
          </table:table-cell>
          <table:table-cell table:formula="of:=IF([.B44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5-59-16.png</text:p>
          </table:table-cell>
          <table:table-cell office:value-type="string" calcext:value-type="string">
            <text:p>healthy</text:p>
          </table:table-cell>
          <table:table-cell office:value-type="float" office:value="0.99994636" calcext:value-type="float">
            <text:p>0.99994636</text:p>
          </table:table-cell>
          <table:table-cell office:value-type="float" office:value="0.00005368306" calcext:value-type="float">
            <text:p>5.368306E-05</text:p>
          </table:table-cell>
          <table:table-cell table:formula="of:=IF([.B44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32-42.png</text:p>
          </table:table-cell>
          <table:table-cell office:value-type="string" calcext:value-type="string">
            <text:p>healthy</text:p>
          </table:table-cell>
          <table:table-cell office:value-type="float" office:value="0.99995303" calcext:value-type="float">
            <text:p>0.99995303</text:p>
          </table:table-cell>
          <table:table-cell office:value-type="float" office:value="0.00004693618" calcext:value-type="float">
            <text:p>4.693618E-05</text:p>
          </table:table-cell>
          <table:table-cell table:formula="of:=IF([.B44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8-06-34.png</text:p>
          </table:table-cell>
          <table:table-cell office:value-type="string" calcext:value-type="string">
            <text:p>healthy</text:p>
          </table:table-cell>
          <table:table-cell office:value-type="float" office:value="0.99994254" calcext:value-type="float">
            <text:p>0.99994254</text:p>
          </table:table-cell>
          <table:table-cell office:value-type="float" office:value="0.00005750494" calcext:value-type="float">
            <text:p>5.750494E-05</text:p>
          </table:table-cell>
          <table:table-cell table:formula="of:=IF([.B44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16-29.png</text:p>
          </table:table-cell>
          <table:table-cell office:value-type="string" calcext:value-type="string">
            <text:p>healthy</text:p>
          </table:table-cell>
          <table:table-cell office:value-type="float" office:value="0.99950504" calcext:value-type="float">
            <text:p>0.99950504</text:p>
          </table:table-cell>
          <table:table-cell office:value-type="float" office:value="0.0004948954" calcext:value-type="float">
            <text:p>0.0004948954</text:p>
          </table:table-cell>
          <table:table-cell table:formula="of:=IF([.B44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2-51-25.png</text:p>
          </table:table-cell>
          <table:table-cell office:value-type="string" calcext:value-type="string">
            <text:p>healthy</text:p>
          </table:table-cell>
          <table:table-cell office:value-type="float" office:value="0.79380596" calcext:value-type="float">
            <text:p>0.79380596</text:p>
          </table:table-cell>
          <table:table-cell office:value-type="float" office:value="0.20619406" calcext:value-type="float">
            <text:p>0.20619406</text:p>
          </table:table-cell>
          <table:table-cell table:formula="of:=IF([.B44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33-48.png</text:p>
          </table:table-cell>
          <table:table-cell office:value-type="string" calcext:value-type="string">
            <text:p>healthy</text:p>
          </table:table-cell>
          <table:table-cell office:value-type="float" office:value="0.99954045" calcext:value-type="float">
            <text:p>0.99954045</text:p>
          </table:table-cell>
          <table:table-cell office:value-type="float" office:value="0.0004596342" calcext:value-type="float">
            <text:p>0.0004596342</text:p>
          </table:table-cell>
          <table:table-cell table:formula="of:=IF([.B45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0-20-07.png</text:p>
          </table:table-cell>
          <table:table-cell office:value-type="string" calcext:value-type="string">
            <text:p>healthy</text:p>
          </table:table-cell>
          <table:table-cell office:value-type="float" office:value="0.9998312" calcext:value-type="float">
            <text:p>0.9998312</text:p>
          </table:table-cell>
          <table:table-cell office:value-type="float" office:value="0.00016881124" calcext:value-type="float">
            <text:p>0.0001688112</text:p>
          </table:table-cell>
          <table:table-cell table:formula="of:=IF([.B45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51-39.png</text:p>
          </table:table-cell>
          <table:table-cell office:value-type="string" calcext:value-type="string">
            <text:p>healthy</text:p>
          </table:table-cell>
          <table:table-cell office:value-type="float" office:value="0.9900433" calcext:value-type="float">
            <text:p>0.9900433</text:p>
          </table:table-cell>
          <table:table-cell office:value-type="float" office:value="0.00995669" calcext:value-type="float">
            <text:p>0.00995669</text:p>
          </table:table-cell>
          <table:table-cell table:formula="of:=IF([.B45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4-49-15.png</text:p>
          </table:table-cell>
          <table:table-cell office:value-type="string" calcext:value-type="string">
            <text:p>healthy</text:p>
          </table:table-cell>
          <table:table-cell office:value-type="float" office:value="0.9996388" calcext:value-type="float">
            <text:p>0.9996388</text:p>
          </table:table-cell>
          <table:table-cell office:value-type="float" office:value="0.0003612524" calcext:value-type="float">
            <text:p>0.0003612524</text:p>
          </table:table-cell>
          <table:table-cell table:formula="of:=IF([.B45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5-01-15.png</text:p>
          </table:table-cell>
          <table:table-cell office:value-type="string" calcext:value-type="string">
            <text:p>healthy</text:p>
          </table:table-cell>
          <table:table-cell office:value-type="float" office:value="0.99991727" calcext:value-type="float">
            <text:p>0.99991727</text:p>
          </table:table-cell>
          <table:table-cell office:value-type="float" office:value="0.00008266757" calcext:value-type="float">
            <text:p>8.266757E-05</text:p>
          </table:table-cell>
          <table:table-cell table:formula="of:=IF([.B45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5-29-30.png</text:p>
          </table:table-cell>
          <table:table-cell office:value-type="string" calcext:value-type="string">
            <text:p>healthy</text:p>
          </table:table-cell>
          <table:table-cell office:value-type="float" office:value="0.99999535" calcext:value-type="float">
            <text:p>0.99999535</text:p>
          </table:table-cell>
          <table:table-cell office:value-type="float" office:value="0.0000046192454" calcext:value-type="float">
            <text:p>4.6192454E-06</text:p>
          </table:table-cell>
          <table:table-cell table:formula="of:=IF([.B45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20-18-59.png</text:p>
          </table:table-cell>
          <table:table-cell office:value-type="string" calcext:value-type="string">
            <text:p>healthy</text:p>
          </table:table-cell>
          <table:table-cell office:value-type="float" office:value="0.9999758" calcext:value-type="float">
            <text:p>0.9999758</text:p>
          </table:table-cell>
          <table:table-cell office:value-type="float" office:value="0.000024190665" calcext:value-type="float">
            <text:p>2.4190665E-05</text:p>
          </table:table-cell>
          <table:table-cell table:formula="of:=IF([.B45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24-46.png</text:p>
          </table:table-cell>
          <table:table-cell office:value-type="string" calcext:value-type="string">
            <text:p>healthy</text:p>
          </table:table-cell>
          <table:table-cell office:value-type="float" office:value="0.8198375" calcext:value-type="float">
            <text:p>0.8198375</text:p>
          </table:table-cell>
          <table:table-cell office:value-type="float" office:value="0.18016247" calcext:value-type="float">
            <text:p>0.18016247</text:p>
          </table:table-cell>
          <table:table-cell table:formula="of:=IF([.B45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2-22-55.png</text:p>
          </table:table-cell>
          <table:table-cell office:value-type="string" calcext:value-type="string">
            <text:p>healthy</text:p>
          </table:table-cell>
          <table:table-cell office:value-type="float" office:value="0.9999652" calcext:value-type="float">
            <text:p>0.9999652</text:p>
          </table:table-cell>
          <table:table-cell office:value-type="float" office:value="0.00003480905" calcext:value-type="float">
            <text:p>3.480905E-05</text:p>
          </table:table-cell>
          <table:table-cell table:formula="of:=IF([.B45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13-52.png</text:p>
          </table:table-cell>
          <table:table-cell office:value-type="string" calcext:value-type="string">
            <text:p>healthy</text:p>
          </table:table-cell>
          <table:table-cell office:value-type="float" office:value="0.999907" calcext:value-type="float">
            <text:p>0.999907</text:p>
          </table:table-cell>
          <table:table-cell office:value-type="float" office:value="0.000092981754" calcext:value-type="float">
            <text:p>9.2981754E-05</text:p>
          </table:table-cell>
          <table:table-cell table:formula="of:=IF([.B45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5-01-04.png</text:p>
          </table:table-cell>
          <table:table-cell office:value-type="string" calcext:value-type="string">
            <text:p>healthy</text:p>
          </table:table-cell>
          <table:table-cell office:value-type="float" office:value="0.99836844" calcext:value-type="float">
            <text:p>0.99836844</text:p>
          </table:table-cell>
          <table:table-cell office:value-type="float" office:value="0.0016315363" calcext:value-type="float">
            <text:p>0.0016315363</text:p>
          </table:table-cell>
          <table:table-cell table:formula="of:=IF([.B46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32-09.png</text:p>
          </table:table-cell>
          <table:table-cell office:value-type="string" calcext:value-type="string">
            <text:p>healthy</text:p>
          </table:table-cell>
          <table:table-cell office:value-type="float" office:value="0.9999883" calcext:value-type="float">
            <text:p>0.9999883</text:p>
          </table:table-cell>
          <table:table-cell office:value-type="float" office:value="0.00001164716" calcext:value-type="float">
            <text:p>1.164716E-05</text:p>
          </table:table-cell>
          <table:table-cell table:formula="of:=IF([.B46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7-06-14.png</text:p>
          </table:table-cell>
          <table:table-cell office:value-type="string" calcext:value-type="string">
            <text:p>healthy</text:p>
          </table:table-cell>
          <table:table-cell office:value-type="float" office:value="0.9999809" calcext:value-type="float">
            <text:p>0.9999809</text:p>
          </table:table-cell>
          <table:table-cell office:value-type="float" office:value="0.000019050962" calcext:value-type="float">
            <text:p>0.000019051</text:p>
          </table:table-cell>
          <table:table-cell table:formula="of:=IF([.B46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9-33-13.png</text:p>
          </table:table-cell>
          <table:table-cell office:value-type="string" calcext:value-type="string">
            <text:p>healthy</text:p>
          </table:table-cell>
          <table:table-cell office:value-type="float" office:value="0.99998045" calcext:value-type="float">
            <text:p>0.99998045</text:p>
          </table:table-cell>
          <table:table-cell office:value-type="float" office:value="0.000019585043" calcext:value-type="float">
            <text:p>0.000019585</text:p>
          </table:table-cell>
          <table:table-cell table:formula="of:=IF([.B46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5-19-08.png</text:p>
          </table:table-cell>
          <table:table-cell office:value-type="string" calcext:value-type="string">
            <text:p>healthy</text:p>
          </table:table-cell>
          <table:table-cell office:value-type="float" office:value="0.99831235" calcext:value-type="float">
            <text:p>0.99831235</text:p>
          </table:table-cell>
          <table:table-cell office:value-type="float" office:value="0.0016876535" calcext:value-type="float">
            <text:p>0.0016876535</text:p>
          </table:table-cell>
          <table:table-cell table:formula="of:=IF([.B46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4-38-56.png</text:p>
          </table:table-cell>
          <table:table-cell office:value-type="string" calcext:value-type="string">
            <text:p>healthy</text:p>
          </table:table-cell>
          <table:table-cell office:value-type="float" office:value="0.99996686" calcext:value-type="float">
            <text:p>0.99996686</text:p>
          </table:table-cell>
          <table:table-cell office:value-type="float" office:value="0.000033173616" calcext:value-type="float">
            <text:p>3.3173616E-05</text:p>
          </table:table-cell>
          <table:table-cell table:formula="of:=IF([.B46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4-25-23.png</text:p>
          </table:table-cell>
          <table:table-cell office:value-type="string" calcext:value-type="string">
            <text:p>healthy</text:p>
          </table:table-cell>
          <table:table-cell office:value-type="float" office:value="0.98758835" calcext:value-type="float">
            <text:p>0.98758835</text:p>
          </table:table-cell>
          <table:table-cell office:value-type="float" office:value="0.012411597" calcext:value-type="float">
            <text:p>0.012411597</text:p>
          </table:table-cell>
          <table:table-cell table:formula="of:=IF([.B46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20-20-58.png</text:p>
          </table:table-cell>
          <table:table-cell office:value-type="string" calcext:value-type="string">
            <text:p>healthy</text:p>
          </table:table-cell>
          <table:table-cell office:value-type="float" office:value="0.99847883" calcext:value-type="float">
            <text:p>0.99847883</text:p>
          </table:table-cell>
          <table:table-cell office:value-type="float" office:value="0.0015211891" calcext:value-type="float">
            <text:p>0.0015211891</text:p>
          </table:table-cell>
          <table:table-cell table:formula="of:=IF([.B46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5-59-05.png</text:p>
          </table:table-cell>
          <table:table-cell office:value-type="string" calcext:value-type="string">
            <text:p>healthy</text:p>
          </table:table-cell>
          <table:table-cell office:value-type="float" office:value="0.9999018" calcext:value-type="float">
            <text:p>0.9999018</text:p>
          </table:table-cell>
          <table:table-cell office:value-type="float" office:value="0.00009822989" calcext:value-type="float">
            <text:p>9.822989E-05</text:p>
          </table:table-cell>
          <table:table-cell table:formula="of:=IF([.B46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45-22.png</text:p>
          </table:table-cell>
          <table:table-cell office:value-type="string" calcext:value-type="string">
            <text:p>healthy</text:p>
          </table:table-cell>
          <table:table-cell office:value-type="float" office:value="0.99998677" calcext:value-type="float">
            <text:p>0.99998677</text:p>
          </table:table-cell>
          <table:table-cell office:value-type="float" office:value="0.000013212663" calcext:value-type="float">
            <text:p>1.3212663E-05</text:p>
          </table:table-cell>
          <table:table-cell table:formula="of:=IF([.B46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6-30-18.png</text:p>
          </table:table-cell>
          <table:table-cell office:value-type="string" calcext:value-type="string">
            <text:p>healthy</text:p>
          </table:table-cell>
          <table:table-cell office:value-type="float" office:value="0.99993014" calcext:value-type="float">
            <text:p>0.99993014</text:p>
          </table:table-cell>
          <table:table-cell office:value-type="float" office:value="0.00006985591" calcext:value-type="float">
            <text:p>6.985591E-05</text:p>
          </table:table-cell>
          <table:table-cell table:formula="of:=IF([.B47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LE_Circle-2017-05-23-11-39-11.png</text:p>
          </table:table-cell>
          <table:table-cell office:value-type="string" calcext:value-type="string">
            <text:p>healthy</text:p>
          </table:table-cell>
          <table:table-cell office:value-type="float" office:value="0.9996824" calcext:value-type="float">
            <text:p>0.9996824</text:p>
          </table:table-cell>
          <table:table-cell office:value-type="float" office:value="0.0003175481" calcext:value-type="float">
            <text:p>0.0003175481</text:p>
          </table:table-cell>
          <table:table-cell table:formula="of:=IF([.B47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8-05-42.png</text:p>
          </table:table-cell>
          <table:table-cell office:value-type="string" calcext:value-type="string">
            <text:p>healthy</text:p>
          </table:table-cell>
          <table:table-cell office:value-type="float" office:value="0.9997011" calcext:value-type="float">
            <text:p>0.9997011</text:p>
          </table:table-cell>
          <table:table-cell office:value-type="float" office:value="0.0002989022" calcext:value-type="float">
            <text:p>0.0002989022</text:p>
          </table:table-cell>
          <table:table-cell table:formula="of:=IF([.B47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7-45-57.png</text:p>
          </table:table-cell>
          <table:table-cell office:value-type="string" calcext:value-type="string">
            <text:p>pathological</text:p>
          </table:table-cell>
          <table:table-cell office:value-type="float" office:value="0.33845448" calcext:value-type="float">
            <text:p>0.33845448</text:p>
          </table:table-cell>
          <table:table-cell office:value-type="float" office:value="0.6615456" calcext:value-type="float">
            <text:p>0.6615456</text:p>
          </table:table-cell>
          <table:table-cell table:formula="of:=IF([.B473]=&quot;healthy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5-25-21.png</text:p>
          </table:table-cell>
          <table:table-cell office:value-type="string" calcext:value-type="string">
            <text:p>healthy</text:p>
          </table:table-cell>
          <table:table-cell office:value-type="float" office:value="0.9956222" calcext:value-type="float">
            <text:p>0.9956222</text:p>
          </table:table-cell>
          <table:table-cell office:value-type="float" office:value="0.0043778117" calcext:value-type="float">
            <text:p>0.0043778117</text:p>
          </table:table-cell>
          <table:table-cell table:formula="of:=IF([.B47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5-13-36-20.png</text:p>
          </table:table-cell>
          <table:table-cell office:value-type="string" calcext:value-type="string">
            <text:p>healthy</text:p>
          </table:table-cell>
          <table:table-cell office:value-type="float" office:value="0.9998087" calcext:value-type="float">
            <text:p>0.9998087</text:p>
          </table:table-cell>
          <table:table-cell office:value-type="float" office:value="0.000191272" calcext:value-type="float">
            <text:p>0.000191272</text:p>
          </table:table-cell>
          <table:table-cell table:formula="of:=IF([.B47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8-17-09.png</text:p>
          </table:table-cell>
          <table:table-cell office:value-type="string" calcext:value-type="string">
            <text:p>healthy</text:p>
          </table:table-cell>
          <table:table-cell office:value-type="float" office:value="0.9994809" calcext:value-type="float">
            <text:p>0.9994809</text:p>
          </table:table-cell>
          <table:table-cell office:value-type="float" office:value="0.0005191297" calcext:value-type="float">
            <text:p>0.0005191297</text:p>
          </table:table-cell>
          <table:table-cell table:formula="of:=IF([.B47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5-19-57.png</text:p>
          </table:table-cell>
          <table:table-cell office:value-type="string" calcext:value-type="string">
            <text:p>healthy</text:p>
          </table:table-cell>
          <table:table-cell office:value-type="float" office:value="0.9999815" calcext:value-type="float">
            <text:p>0.9999815</text:p>
          </table:table-cell>
          <table:table-cell office:value-type="float" office:value="0.0000184682" calcext:value-type="float">
            <text:p>1.84682E-05</text:p>
          </table:table-cell>
          <table:table-cell table:formula="of:=IF([.B47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5-16-15.png</text:p>
          </table:table-cell>
          <table:table-cell office:value-type="string" calcext:value-type="string">
            <text:p>healthy</text:p>
          </table:table-cell>
          <table:table-cell office:value-type="float" office:value="0.99976" calcext:value-type="float">
            <text:p>0.99976</text:p>
          </table:table-cell>
          <table:table-cell office:value-type="float" office:value="0.00024004364" calcext:value-type="float">
            <text:p>0.0002400436</text:p>
          </table:table-cell>
          <table:table-cell table:formula="of:=IF([.B47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9-18-17.png</text:p>
          </table:table-cell>
          <table:table-cell office:value-type="string" calcext:value-type="string">
            <text:p>healthy</text:p>
          </table:table-cell>
          <table:table-cell office:value-type="float" office:value="0.999876" calcext:value-type="float">
            <text:p>0.999876</text:p>
          </table:table-cell>
          <table:table-cell office:value-type="float" office:value="0.00012397862" calcext:value-type="float">
            <text:p>0.0001239786</text:p>
          </table:table-cell>
          <table:table-cell table:formula="of:=IF([.B47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7-37-32.png</text:p>
          </table:table-cell>
          <table:table-cell office:value-type="string" calcext:value-type="string">
            <text:p>healthy</text:p>
          </table:table-cell>
          <table:table-cell office:value-type="float" office:value="0.99849904" calcext:value-type="float">
            <text:p>0.99849904</text:p>
          </table:table-cell>
          <table:table-cell office:value-type="float" office:value="0.0015009148" calcext:value-type="float">
            <text:p>0.0015009148</text:p>
          </table:table-cell>
          <table:table-cell table:formula="of:=IF([.B48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53-17.png</text:p>
          </table:table-cell>
          <table:table-cell office:value-type="string" calcext:value-type="string">
            <text:p>healthy</text:p>
          </table:table-cell>
          <table:table-cell office:value-type="float" office:value="0.99994135" calcext:value-type="float">
            <text:p>0.99994135</text:p>
          </table:table-cell>
          <table:table-cell office:value-type="float" office:value="0.00005858919" calcext:value-type="float">
            <text:p>5.858919E-05</text:p>
          </table:table-cell>
          <table:table-cell table:formula="of:=IF([.B48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5-16-32-23.png</text:p>
          </table:table-cell>
          <table:table-cell office:value-type="string" calcext:value-type="string">
            <text:p>healthy</text:p>
          </table:table-cell>
          <table:table-cell office:value-type="float" office:value="0.9999776" calcext:value-type="float">
            <text:p>0.9999776</text:p>
          </table:table-cell>
          <table:table-cell office:value-type="float" office:value="0.00002245528" calcext:value-type="float">
            <text:p>2.245528E-05</text:p>
          </table:table-cell>
          <table:table-cell table:formula="of:=IF([.B48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7-10-23.png</text:p>
          </table:table-cell>
          <table:table-cell office:value-type="string" calcext:value-type="string">
            <text:p>healthy</text:p>
          </table:table-cell>
          <table:table-cell office:value-type="float" office:value="0.99977416" calcext:value-type="float">
            <text:p>0.99977416</text:p>
          </table:table-cell>
          <table:table-cell office:value-type="float" office:value="0.00022582311" calcext:value-type="float">
            <text:p>0.0002258231</text:p>
          </table:table-cell>
          <table:table-cell table:formula="of:=IF([.B48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24-09.png</text:p>
          </table:table-cell>
          <table:table-cell office:value-type="string" calcext:value-type="string">
            <text:p>healthy</text:p>
          </table:table-cell>
          <table:table-cell office:value-type="float" office:value="0.99924964" calcext:value-type="float">
            <text:p>0.99924964</text:p>
          </table:table-cell>
          <table:table-cell office:value-type="float" office:value="0.00075029035" calcext:value-type="float">
            <text:p>0.0007502904</text:p>
          </table:table-cell>
          <table:table-cell table:formula="of:=IF([.B48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11-46.png</text:p>
          </table:table-cell>
          <table:table-cell office:value-type="string" calcext:value-type="string">
            <text:p>healthy</text:p>
          </table:table-cell>
          <table:table-cell office:value-type="float" office:value="0.99989474" calcext:value-type="float">
            <text:p>0.99989474</text:p>
          </table:table-cell>
          <table:table-cell office:value-type="float" office:value="0.00010520259" calcext:value-type="float">
            <text:p>0.0001052026</text:p>
          </table:table-cell>
          <table:table-cell table:formula="of:=IF([.B48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6-28-18.png</text:p>
          </table:table-cell>
          <table:table-cell office:value-type="string" calcext:value-type="string">
            <text:p>healthy</text:p>
          </table:table-cell>
          <table:table-cell office:value-type="float" office:value="0.9998374" calcext:value-type="float">
            <text:p>0.9998374</text:p>
          </table:table-cell>
          <table:table-cell office:value-type="float" office:value="0.00016261713" calcext:value-type="float">
            <text:p>0.0001626171</text:p>
          </table:table-cell>
          <table:table-cell table:formula="of:=IF([.B48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4-23-23.png</text:p>
          </table:table-cell>
          <table:table-cell office:value-type="string" calcext:value-type="string">
            <text:p>healthy</text:p>
          </table:table-cell>
          <table:table-cell office:value-type="float" office:value="0.9999567" calcext:value-type="float">
            <text:p>0.9999567</text:p>
          </table:table-cell>
          <table:table-cell office:value-type="float" office:value="0.0000433083" calcext:value-type="float">
            <text:p>4.33083E-05</text:p>
          </table:table-cell>
          <table:table-cell table:formula="of:=IF([.B48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6-30-40.png</text:p>
          </table:table-cell>
          <table:table-cell office:value-type="string" calcext:value-type="string">
            <text:p>healthy</text:p>
          </table:table-cell>
          <table:table-cell office:value-type="float" office:value="0.9999956" calcext:value-type="float">
            <text:p>0.9999956</text:p>
          </table:table-cell>
          <table:table-cell office:value-type="float" office:value="0.0000043619807" calcext:value-type="float">
            <text:p>0.000004362</text:p>
          </table:table-cell>
          <table:table-cell table:formula="of:=IF([.B48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4-50-15.png</text:p>
          </table:table-cell>
          <table:table-cell office:value-type="string" calcext:value-type="string">
            <text:p>healthy</text:p>
          </table:table-cell>
          <table:table-cell office:value-type="float" office:value="0.9984004" calcext:value-type="float">
            <text:p>0.9984004</text:p>
          </table:table-cell>
          <table:table-cell office:value-type="float" office:value="0.0015996158" calcext:value-type="float">
            <text:p>0.0015996158</text:p>
          </table:table-cell>
          <table:table-cell table:formula="of:=IF([.B48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00-35.png</text:p>
          </table:table-cell>
          <table:table-cell office:value-type="string" calcext:value-type="string">
            <text:p>healthy</text:p>
          </table:table-cell>
          <table:table-cell office:value-type="float" office:value="0.998752" calcext:value-type="float">
            <text:p>0.998752</text:p>
          </table:table-cell>
          <table:table-cell office:value-type="float" office:value="0.0012479536" calcext:value-type="float">
            <text:p>0.0012479536</text:p>
          </table:table-cell>
          <table:table-cell table:formula="of:=IF([.B49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6-38-41.png</text:p>
          </table:table-cell>
          <table:table-cell office:value-type="string" calcext:value-type="string">
            <text:p>healthy</text:p>
          </table:table-cell>
          <table:table-cell office:value-type="float" office:value="0.99920267" calcext:value-type="float">
            <text:p>0.99920267</text:p>
          </table:table-cell>
          <table:table-cell office:value-type="float" office:value="0.00079739455" calcext:value-type="float">
            <text:p>0.0007973946</text:p>
          </table:table-cell>
          <table:table-cell table:formula="of:=IF([.B49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7-07-07.png</text:p>
          </table:table-cell>
          <table:table-cell office:value-type="string" calcext:value-type="string">
            <text:p>healthy</text:p>
          </table:table-cell>
          <table:table-cell office:value-type="float" office:value="0.9999521" calcext:value-type="float">
            <text:p>0.9999521</text:p>
          </table:table-cell>
          <table:table-cell office:value-type="float" office:value="0.000047894006" calcext:value-type="float">
            <text:p>0.000047894</text:p>
          </table:table-cell>
          <table:table-cell table:formula="of:=IF([.B49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4-51-01.png</text:p>
          </table:table-cell>
          <table:table-cell office:value-type="string" calcext:value-type="string">
            <text:p>healthy</text:p>
          </table:table-cell>
          <table:table-cell office:value-type="float" office:value="0.9996551" calcext:value-type="float">
            <text:p>0.9996551</text:p>
          </table:table-cell>
          <table:table-cell office:value-type="float" office:value="0.00034487652" calcext:value-type="float">
            <text:p>0.0003448765</text:p>
          </table:table-cell>
          <table:table-cell table:formula="of:=IF([.B49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6-15-24-20.png</text:p>
          </table:table-cell>
          <table:table-cell office:value-type="string" calcext:value-type="string">
            <text:p>healthy</text:p>
          </table:table-cell>
          <table:table-cell office:value-type="float" office:value="0.99973994" calcext:value-type="float">
            <text:p>0.99973994</text:p>
          </table:table-cell>
          <table:table-cell office:value-type="float" office:value="0.0002599893" calcext:value-type="float">
            <text:p>0.0002599893</text:p>
          </table:table-cell>
          <table:table-cell table:formula="of:=IF([.B49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28-40.png</text:p>
          </table:table-cell>
          <table:table-cell office:value-type="string" calcext:value-type="string">
            <text:p>healthy</text:p>
          </table:table-cell>
          <table:table-cell office:value-type="float" office:value="0.9996755" calcext:value-type="float">
            <text:p>0.9996755</text:p>
          </table:table-cell>
          <table:table-cell office:value-type="float" office:value="0.00032446024" calcext:value-type="float">
            <text:p>0.0003244602</text:p>
          </table:table-cell>
          <table:table-cell table:formula="of:=IF([.B49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32-37.png</text:p>
          </table:table-cell>
          <table:table-cell office:value-type="string" calcext:value-type="string">
            <text:p>healthy</text:p>
          </table:table-cell>
          <table:table-cell office:value-type="float" office:value="0.99967897" calcext:value-type="float">
            <text:p>0.99967897</text:p>
          </table:table-cell>
          <table:table-cell office:value-type="float" office:value="0.00032100687" calcext:value-type="float">
            <text:p>0.0003210069</text:p>
          </table:table-cell>
          <table:table-cell table:formula="of:=IF([.B49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7-29-22.png</text:p>
          </table:table-cell>
          <table:table-cell office:value-type="string" calcext:value-type="string">
            <text:p>healthy</text:p>
          </table:table-cell>
          <table:table-cell office:value-type="float" office:value="0.9999316" calcext:value-type="float">
            <text:p>0.9999316</text:p>
          </table:table-cell>
          <table:table-cell office:value-type="float" office:value="0.000068382295" calcext:value-type="float">
            <text:p>6.8382295E-05</text:p>
          </table:table-cell>
          <table:table-cell table:formula="of:=IF([.B49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6-30-03.png</text:p>
          </table:table-cell>
          <table:table-cell office:value-type="string" calcext:value-type="string">
            <text:p>healthy</text:p>
          </table:table-cell>
          <table:table-cell office:value-type="float" office:value="0.99983764" calcext:value-type="float">
            <text:p>0.99983764</text:p>
          </table:table-cell>
          <table:table-cell office:value-type="float" office:value="0.00016235343" calcext:value-type="float">
            <text:p>0.0001623534</text:p>
          </table:table-cell>
          <table:table-cell table:formula="of:=IF([.B49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7-22-01.png</text:p>
          </table:table-cell>
          <table:table-cell office:value-type="string" calcext:value-type="string">
            <text:p>healthy</text:p>
          </table:table-cell>
          <table:table-cell office:value-type="float" office:value="0.9993932" calcext:value-type="float">
            <text:p>0.9993932</text:p>
          </table:table-cell>
          <table:table-cell office:value-type="float" office:value="0.000606762" calcext:value-type="float">
            <text:p>0.000606762</text:p>
          </table:table-cell>
          <table:table-cell table:formula="of:=IF([.B49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20-18-23.png</text:p>
          </table:table-cell>
          <table:table-cell office:value-type="string" calcext:value-type="string">
            <text:p>healthy</text:p>
          </table:table-cell>
          <table:table-cell office:value-type="float" office:value="0.99891675" calcext:value-type="float">
            <text:p>0.99891675</text:p>
          </table:table-cell>
          <table:table-cell office:value-type="float" office:value="0.001083321" calcext:value-type="float">
            <text:p>0.001083321</text:p>
          </table:table-cell>
          <table:table-cell table:formula="of:=IF([.B50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7-58-49.png</text:p>
          </table:table-cell>
          <table:table-cell office:value-type="string" calcext:value-type="string">
            <text:p>healthy</text:p>
          </table:table-cell>
          <table:table-cell office:value-type="float" office:value="0.9997731" calcext:value-type="float">
            <text:p>0.9997731</text:p>
          </table:table-cell>
          <table:table-cell office:value-type="float" office:value="0.0002269715" calcext:value-type="float">
            <text:p>0.0002269715</text:p>
          </table:table-cell>
          <table:table-cell table:formula="of:=IF([.B50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6-22-59.png</text:p>
          </table:table-cell>
          <table:table-cell office:value-type="string" calcext:value-type="string">
            <text:p>healthy</text:p>
          </table:table-cell>
          <table:table-cell office:value-type="float" office:value="0.9999237" calcext:value-type="float">
            <text:p>0.9999237</text:p>
          </table:table-cell>
          <table:table-cell office:value-type="float" office:value="0.00007623067" calcext:value-type="float">
            <text:p>7.623067E-05</text:p>
          </table:table-cell>
          <table:table-cell table:formula="of:=IF([.B50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17-25.png</text:p>
          </table:table-cell>
          <table:table-cell office:value-type="string" calcext:value-type="string">
            <text:p>healthy</text:p>
          </table:table-cell>
          <table:table-cell office:value-type="float" office:value="0.99987316" calcext:value-type="float">
            <text:p>0.99987316</text:p>
          </table:table-cell>
          <table:table-cell office:value-type="float" office:value="0.00012684354" calcext:value-type="float">
            <text:p>0.0001268435</text:p>
          </table:table-cell>
          <table:table-cell table:formula="of:=IF([.B50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7-47-47.png</text:p>
          </table:table-cell>
          <table:table-cell office:value-type="string" calcext:value-type="string">
            <text:p>healthy</text:p>
          </table:table-cell>
          <table:table-cell office:value-type="float" office:value="0.9996505" calcext:value-type="float">
            <text:p>0.9996505</text:p>
          </table:table-cell>
          <table:table-cell office:value-type="float" office:value="0.00034953404" calcext:value-type="float">
            <text:p>0.000349534</text:p>
          </table:table-cell>
          <table:table-cell table:formula="of:=IF([.B50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6-53-36.png</text:p>
          </table:table-cell>
          <table:table-cell office:value-type="string" calcext:value-type="string">
            <text:p>healthy</text:p>
          </table:table-cell>
          <table:table-cell office:value-type="float" office:value="0.99879396" calcext:value-type="float">
            <text:p>0.99879396</text:p>
          </table:table-cell>
          <table:table-cell office:value-type="float" office:value="0.0012060595" calcext:value-type="float">
            <text:p>0.0012060595</text:p>
          </table:table-cell>
          <table:table-cell table:formula="of:=IF([.B50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7-20-40.png</text:p>
          </table:table-cell>
          <table:table-cell office:value-type="string" calcext:value-type="string">
            <text:p>healthy</text:p>
          </table:table-cell>
          <table:table-cell office:value-type="float" office:value="0.9998864" calcext:value-type="float">
            <text:p>0.9998864</text:p>
          </table:table-cell>
          <table:table-cell office:value-type="float" office:value="0.00011357989" calcext:value-type="float">
            <text:p>0.0001135799</text:p>
          </table:table-cell>
          <table:table-cell table:formula="of:=IF([.B50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1-18-23.png</text:p>
          </table:table-cell>
          <table:table-cell office:value-type="string" calcext:value-type="string">
            <text:p>healthy</text:p>
          </table:table-cell>
          <table:table-cell office:value-type="float" office:value="0.9986677" calcext:value-type="float">
            <text:p>0.9986677</text:p>
          </table:table-cell>
          <table:table-cell office:value-type="float" office:value="0.0013322483" calcext:value-type="float">
            <text:p>0.0013322483</text:p>
          </table:table-cell>
          <table:table-cell table:formula="of:=IF([.B50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7-01-02.png</text:p>
          </table:table-cell>
          <table:table-cell office:value-type="string" calcext:value-type="string">
            <text:p>healthy</text:p>
          </table:table-cell>
          <table:table-cell office:value-type="float" office:value="0.9998779" calcext:value-type="float">
            <text:p>0.9998779</text:p>
          </table:table-cell>
          <table:table-cell office:value-type="float" office:value="0.00012201892" calcext:value-type="float">
            <text:p>0.0001220189</text:p>
          </table:table-cell>
          <table:table-cell table:formula="of:=IF([.B50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4-53-40.png</text:p>
          </table:table-cell>
          <table:table-cell office:value-type="string" calcext:value-type="string">
            <text:p>healthy</text:p>
          </table:table-cell>
          <table:table-cell office:value-type="float" office:value="0.99896955" calcext:value-type="float">
            <text:p>0.99896955</text:p>
          </table:table-cell>
          <table:table-cell office:value-type="float" office:value="0.0010305018" calcext:value-type="float">
            <text:p>0.0010305018</text:p>
          </table:table-cell>
          <table:table-cell table:formula="of:=IF([.B50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10-48.png</text:p>
          </table:table-cell>
          <table:table-cell office:value-type="string" calcext:value-type="string">
            <text:p>healthy</text:p>
          </table:table-cell>
          <table:table-cell office:value-type="float" office:value="0.99991333" calcext:value-type="float">
            <text:p>0.99991333</text:p>
          </table:table-cell>
          <table:table-cell office:value-type="float" office:value="0.00008669246" calcext:value-type="float">
            <text:p>8.669246E-05</text:p>
          </table:table-cell>
          <table:table-cell table:formula="of:=IF([.B51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05-31.png</text:p>
          </table:table-cell>
          <table:table-cell office:value-type="string" calcext:value-type="string">
            <text:p>healthy</text:p>
          </table:table-cell>
          <table:table-cell office:value-type="float" office:value="0.9982539" calcext:value-type="float">
            <text:p>0.9982539</text:p>
          </table:table-cell>
          <table:table-cell office:value-type="float" office:value="0.001746131" calcext:value-type="float">
            <text:p>0.001746131</text:p>
          </table:table-cell>
          <table:table-cell table:formula="of:=IF([.B51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43-10.png</text:p>
          </table:table-cell>
          <table:table-cell office:value-type="string" calcext:value-type="string">
            <text:p>healthy</text:p>
          </table:table-cell>
          <table:table-cell office:value-type="float" office:value="0.999964" calcext:value-type="float">
            <text:p>0.999964</text:p>
          </table:table-cell>
          <table:table-cell office:value-type="float" office:value="0.000036001413" calcext:value-type="float">
            <text:p>3.6001413E-05</text:p>
          </table:table-cell>
          <table:table-cell table:formula="of:=IF([.B51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7-57-57.png</text:p>
          </table:table-cell>
          <table:table-cell office:value-type="string" calcext:value-type="string">
            <text:p>healthy</text:p>
          </table:table-cell>
          <table:table-cell office:value-type="float" office:value="0.99985564" calcext:value-type="float">
            <text:p>0.99985564</text:p>
          </table:table-cell>
          <table:table-cell office:value-type="float" office:value="0.00014434326" calcext:value-type="float">
            <text:p>0.0001443433</text:p>
          </table:table-cell>
          <table:table-cell table:formula="of:=IF([.B51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5-27-43.png</text:p>
          </table:table-cell>
          <table:table-cell office:value-type="string" calcext:value-type="string">
            <text:p>healthy</text:p>
          </table:table-cell>
          <table:table-cell office:value-type="float" office:value="0.99968874" calcext:value-type="float">
            <text:p>0.99968874</text:p>
          </table:table-cell>
          <table:table-cell office:value-type="float" office:value="0.0003112211" calcext:value-type="float">
            <text:p>0.0003112211</text:p>
          </table:table-cell>
          <table:table-cell table:formula="of:=IF([.B51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20-46-14.png</text:p>
          </table:table-cell>
          <table:table-cell office:value-type="string" calcext:value-type="string">
            <text:p>healthy</text:p>
          </table:table-cell>
          <table:table-cell office:value-type="float" office:value="0.9999032" calcext:value-type="float">
            <text:p>0.9999032</text:p>
          </table:table-cell>
          <table:table-cell office:value-type="float" office:value="0.00009679717" calcext:value-type="float">
            <text:p>9.679717E-05</text:p>
          </table:table-cell>
          <table:table-cell table:formula="of:=IF([.B51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3-09-41.png</text:p>
          </table:table-cell>
          <table:table-cell office:value-type="string" calcext:value-type="string">
            <text:p>healthy</text:p>
          </table:table-cell>
          <table:table-cell office:value-type="float" office:value="0.7645021" calcext:value-type="float">
            <text:p>0.7645021</text:p>
          </table:table-cell>
          <table:table-cell office:value-type="float" office:value="0.23549786" calcext:value-type="float">
            <text:p>0.23549786</text:p>
          </table:table-cell>
          <table:table-cell table:formula="of:=IF([.B51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27-57.png</text:p>
          </table:table-cell>
          <table:table-cell office:value-type="string" calcext:value-type="string">
            <text:p>healthy</text:p>
          </table:table-cell>
          <table:table-cell office:value-type="float" office:value="0.99951184" calcext:value-type="float">
            <text:p>0.99951184</text:p>
          </table:table-cell>
          <table:table-cell office:value-type="float" office:value="0.00048815645" calcext:value-type="float">
            <text:p>0.0004881565</text:p>
          </table:table-cell>
          <table:table-cell table:formula="of:=IF([.B51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5-15-43-28.png</text:p>
          </table:table-cell>
          <table:table-cell office:value-type="string" calcext:value-type="string">
            <text:p>healthy</text:p>
          </table:table-cell>
          <table:table-cell office:value-type="float" office:value="0.9982735" calcext:value-type="float">
            <text:p>0.9982735</text:p>
          </table:table-cell>
          <table:table-cell office:value-type="float" office:value="0.0017264679" calcext:value-type="float">
            <text:p>0.0017264679</text:p>
          </table:table-cell>
          <table:table-cell table:formula="of:=IF([.B51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3-08-54.png</text:p>
          </table:table-cell>
          <table:table-cell office:value-type="string" calcext:value-type="string">
            <text:p>healthy</text:p>
          </table:table-cell>
          <table:table-cell office:value-type="float" office:value="0.9992506" calcext:value-type="float">
            <text:p>0.9992506</text:p>
          </table:table-cell>
          <table:table-cell office:value-type="float" office:value="0.0007494186" calcext:value-type="float">
            <text:p>0.0007494186</text:p>
          </table:table-cell>
          <table:table-cell table:formula="of:=IF([.B51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8-01-16-15-55-37.png</text:p>
          </table:table-cell>
          <table:table-cell office:value-type="string" calcext:value-type="string">
            <text:p>healthy</text:p>
          </table:table-cell>
          <table:table-cell office:value-type="float" office:value="0.9999926" calcext:value-type="float">
            <text:p>0.9999926</text:p>
          </table:table-cell>
          <table:table-cell office:value-type="float" office:value="0.0000073692745" calcext:value-type="float">
            <text:p>7.3692745E-06</text:p>
          </table:table-cell>
          <table:table-cell table:formula="of:=IF([.B52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8-11-19.png</text:p>
          </table:table-cell>
          <table:table-cell office:value-type="string" calcext:value-type="string">
            <text:p>healthy</text:p>
          </table:table-cell>
          <table:table-cell office:value-type="float" office:value="0.9999436" calcext:value-type="float">
            <text:p>0.9999436</text:p>
          </table:table-cell>
          <table:table-cell office:value-type="float" office:value="0.000056374687" calcext:value-type="float">
            <text:p>5.6374687E-05</text:p>
          </table:table-cell>
          <table:table-cell table:formula="of:=IF([.B52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1-42-02.png</text:p>
          </table:table-cell>
          <table:table-cell office:value-type="string" calcext:value-type="string">
            <text:p>healthy</text:p>
          </table:table-cell>
          <table:table-cell office:value-type="float" office:value="0.999744" calcext:value-type="float">
            <text:p>0.999744</text:p>
          </table:table-cell>
          <table:table-cell office:value-type="float" office:value="0.00025596446" calcext:value-type="float">
            <text:p>0.0002559645</text:p>
          </table:table-cell>
          <table:table-cell table:formula="of:=IF([.B52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1-42-45.png</text:p>
          </table:table-cell>
          <table:table-cell office:value-type="string" calcext:value-type="string">
            <text:p>healthy</text:p>
          </table:table-cell>
          <table:table-cell office:value-type="float" office:value="0.99995804" calcext:value-type="float">
            <text:p>0.99995804</text:p>
          </table:table-cell>
          <table:table-cell office:value-type="float" office:value="0.000041951167" calcext:value-type="float">
            <text:p>4.1951167E-05</text:p>
          </table:table-cell>
          <table:table-cell table:formula="of:=IF([.B52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0-20-03.png</text:p>
          </table:table-cell>
          <table:table-cell office:value-type="string" calcext:value-type="string">
            <text:p>healthy</text:p>
          </table:table-cell>
          <table:table-cell office:value-type="float" office:value="0.99973196" calcext:value-type="float">
            <text:p>0.99973196</text:p>
          </table:table-cell>
          <table:table-cell office:value-type="float" office:value="0.00026801354" calcext:value-type="float">
            <text:p>0.0002680135</text:p>
          </table:table-cell>
          <table:table-cell table:formula="of:=IF([.B52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0-54-24.png</text:p>
          </table:table-cell>
          <table:table-cell office:value-type="string" calcext:value-type="string">
            <text:p>healthy</text:p>
          </table:table-cell>
          <table:table-cell office:value-type="float" office:value="0.9976956" calcext:value-type="float">
            <text:p>0.9976956</text:p>
          </table:table-cell>
          <table:table-cell office:value-type="float" office:value="0.0023043246" calcext:value-type="float">
            <text:p>0.0023043246</text:p>
          </table:table-cell>
          <table:table-cell table:formula="of:=IF([.B52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00-32.png</text:p>
          </table:table-cell>
          <table:table-cell office:value-type="string" calcext:value-type="string">
            <text:p>healthy</text:p>
          </table:table-cell>
          <table:table-cell office:value-type="float" office:value="0.9998896" calcext:value-type="float">
            <text:p>0.9998896</text:p>
          </table:table-cell>
          <table:table-cell office:value-type="float" office:value="0.00011042633" calcext:value-type="float">
            <text:p>0.0001104263</text:p>
          </table:table-cell>
          <table:table-cell table:formula="of:=IF([.B52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15-51.png</text:p>
          </table:table-cell>
          <table:table-cell office:value-type="string" calcext:value-type="string">
            <text:p>healthy</text:p>
          </table:table-cell>
          <table:table-cell office:value-type="float" office:value="0.9999416" calcext:value-type="float">
            <text:p>0.9999416</text:p>
          </table:table-cell>
          <table:table-cell office:value-type="float" office:value="0.000058372927" calcext:value-type="float">
            <text:p>5.8372927E-05</text:p>
          </table:table-cell>
          <table:table-cell table:formula="of:=IF([.B52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00-19.png</text:p>
          </table:table-cell>
          <table:table-cell office:value-type="string" calcext:value-type="string">
            <text:p>healthy</text:p>
          </table:table-cell>
          <table:table-cell office:value-type="float" office:value="0.99982846" calcext:value-type="float">
            <text:p>0.99982846</text:p>
          </table:table-cell>
          <table:table-cell office:value-type="float" office:value="0.00017155535" calcext:value-type="float">
            <text:p>0.0001715554</text:p>
          </table:table-cell>
          <table:table-cell table:formula="of:=IF([.B52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6-30-14.png</text:p>
          </table:table-cell>
          <table:table-cell office:value-type="string" calcext:value-type="string">
            <text:p>healthy</text:p>
          </table:table-cell>
          <table:table-cell office:value-type="float" office:value="0.99833953" calcext:value-type="float">
            <text:p>0.99833953</text:p>
          </table:table-cell>
          <table:table-cell office:value-type="float" office:value="0.0016604387" calcext:value-type="float">
            <text:p>0.0016604387</text:p>
          </table:table-cell>
          <table:table-cell table:formula="of:=IF([.B52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16-19.png</text:p>
          </table:table-cell>
          <table:table-cell office:value-type="string" calcext:value-type="string">
            <text:p>healthy</text:p>
          </table:table-cell>
          <table:table-cell office:value-type="float" office:value="0.62862056" calcext:value-type="float">
            <text:p>0.62862056</text:p>
          </table:table-cell>
          <table:table-cell office:value-type="float" office:value="0.3713794" calcext:value-type="float">
            <text:p>0.3713794</text:p>
          </table:table-cell>
          <table:table-cell table:formula="of:=IF([.B53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1-49-07.png</text:p>
          </table:table-cell>
          <table:table-cell office:value-type="string" calcext:value-type="string">
            <text:p>healthy</text:p>
          </table:table-cell>
          <table:table-cell office:value-type="float" office:value="0.999637" calcext:value-type="float">
            <text:p>0.999637</text:p>
          </table:table-cell>
          <table:table-cell office:value-type="float" office:value="0.0003629421" calcext:value-type="float">
            <text:p>0.0003629421</text:p>
          </table:table-cell>
          <table:table-cell table:formula="of:=IF([.B53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6-29-53.png</text:p>
          </table:table-cell>
          <table:table-cell office:value-type="string" calcext:value-type="string">
            <text:p>healthy</text:p>
          </table:table-cell>
          <table:table-cell office:value-type="float" office:value="0.99941623" calcext:value-type="float">
            <text:p>0.99941623</text:p>
          </table:table-cell>
          <table:table-cell office:value-type="float" office:value="0.0005837963" calcext:value-type="float">
            <text:p>0.0005837963</text:p>
          </table:table-cell>
          <table:table-cell table:formula="of:=IF([.B53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8-06-21.png</text:p>
          </table:table-cell>
          <table:table-cell office:value-type="string" calcext:value-type="string">
            <text:p>healthy</text:p>
          </table:table-cell>
          <table:table-cell office:value-type="float" office:value="0.9999459" calcext:value-type="float">
            <text:p>0.9999459</text:p>
          </table:table-cell>
          <table:table-cell office:value-type="float" office:value="0.000054158798" calcext:value-type="float">
            <text:p>5.4158798E-05</text:p>
          </table:table-cell>
          <table:table-cell table:formula="of:=IF([.B53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1-23-51.png</text:p>
          </table:table-cell>
          <table:table-cell office:value-type="string" calcext:value-type="string">
            <text:p>healthy</text:p>
          </table:table-cell>
          <table:table-cell office:value-type="float" office:value="0.9898941" calcext:value-type="float">
            <text:p>0.9898941</text:p>
          </table:table-cell>
          <table:table-cell office:value-type="float" office:value="0.0101058865" calcext:value-type="float">
            <text:p>0.0101058865</text:p>
          </table:table-cell>
          <table:table-cell table:formula="of:=IF([.B53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5-18-40.png</text:p>
          </table:table-cell>
          <table:table-cell office:value-type="string" calcext:value-type="string">
            <text:p>healthy</text:p>
          </table:table-cell>
          <table:table-cell office:value-type="float" office:value="0.99933237" calcext:value-type="float">
            <text:p>0.99933237</text:p>
          </table:table-cell>
          <table:table-cell office:value-type="float" office:value="0.00066756946" calcext:value-type="float">
            <text:p>0.0006675695</text:p>
          </table:table-cell>
          <table:table-cell table:formula="of:=IF([.B53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6-27-14.png</text:p>
          </table:table-cell>
          <table:table-cell office:value-type="string" calcext:value-type="string">
            <text:p>healthy</text:p>
          </table:table-cell>
          <table:table-cell office:value-type="float" office:value="0.99950004" calcext:value-type="float">
            <text:p>0.99950004</text:p>
          </table:table-cell>
          <table:table-cell office:value-type="float" office:value="0.0005000028" calcext:value-type="float">
            <text:p>0.0005000028</text:p>
          </table:table-cell>
          <table:table-cell table:formula="of:=IF([.B53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8-14-09.png</text:p>
          </table:table-cell>
          <table:table-cell office:value-type="string" calcext:value-type="string">
            <text:p>healthy</text:p>
          </table:table-cell>
          <table:table-cell office:value-type="float" office:value="0.9997174" calcext:value-type="float">
            <text:p>0.9997174</text:p>
          </table:table-cell>
          <table:table-cell office:value-type="float" office:value="0.0002826055" calcext:value-type="float">
            <text:p>0.0002826055</text:p>
          </table:table-cell>
          <table:table-cell table:formula="of:=IF([.B53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6-00-04.png</text:p>
          </table:table-cell>
          <table:table-cell office:value-type="string" calcext:value-type="string">
            <text:p>healthy</text:p>
          </table:table-cell>
          <table:table-cell office:value-type="float" office:value="0.9999751" calcext:value-type="float">
            <text:p>0.9999751</text:p>
          </table:table-cell>
          <table:table-cell office:value-type="float" office:value="0.000024899036" calcext:value-type="float">
            <text:p>0.000024899</text:p>
          </table:table-cell>
          <table:table-cell table:formula="of:=IF([.B53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3-02-31.png</text:p>
          </table:table-cell>
          <table:table-cell office:value-type="string" calcext:value-type="string">
            <text:p>healthy</text:p>
          </table:table-cell>
          <table:table-cell office:value-type="float" office:value="0.99173075" calcext:value-type="float">
            <text:p>0.99173075</text:p>
          </table:table-cell>
          <table:table-cell office:value-type="float" office:value="0.008269231" calcext:value-type="float">
            <text:p>0.008269231</text:p>
          </table:table-cell>
          <table:table-cell table:formula="of:=IF([.B53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9-01-14-38-51.png</text:p>
          </table:table-cell>
          <table:table-cell office:value-type="string" calcext:value-type="string">
            <text:p>healthy</text:p>
          </table:table-cell>
          <table:table-cell office:value-type="float" office:value="0.9999813" calcext:value-type="float">
            <text:p>0.9999813</text:p>
          </table:table-cell>
          <table:table-cell office:value-type="float" office:value="0.000018753572" calcext:value-type="float">
            <text:p>1.8753572E-05</text:p>
          </table:table-cell>
          <table:table-cell table:formula="of:=IF([.B54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6-31-18.png</text:p>
          </table:table-cell>
          <table:table-cell office:value-type="string" calcext:value-type="string">
            <text:p>healthy</text:p>
          </table:table-cell>
          <table:table-cell office:value-type="float" office:value="0.9999441" calcext:value-type="float">
            <text:p>0.9999441</text:p>
          </table:table-cell>
          <table:table-cell office:value-type="float" office:value="0.00005585274" calcext:value-type="float">
            <text:p>5.585274E-05</text:p>
          </table:table-cell>
          <table:table-cell table:formula="of:=IF([.B54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4-29-46.png</text:p>
          </table:table-cell>
          <table:table-cell office:value-type="string" calcext:value-type="string">
            <text:p>healthy</text:p>
          </table:table-cell>
          <table:table-cell office:value-type="float" office:value="0.99958307" calcext:value-type="float">
            <text:p>0.99958307</text:p>
          </table:table-cell>
          <table:table-cell office:value-type="float" office:value="0.0004169563" calcext:value-type="float">
            <text:p>0.0004169563</text:p>
          </table:table-cell>
          <table:table-cell table:formula="of:=IF([.B54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5-34-26.png</text:p>
          </table:table-cell>
          <table:table-cell office:value-type="string" calcext:value-type="string">
            <text:p>healthy</text:p>
          </table:table-cell>
          <table:table-cell office:value-type="float" office:value="0.5085654" calcext:value-type="float">
            <text:p>0.5085654</text:p>
          </table:table-cell>
          <table:table-cell office:value-type="float" office:value="0.49143454" calcext:value-type="float">
            <text:p>0.49143454</text:p>
          </table:table-cell>
          <table:table-cell table:formula="of:=IF([.B54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21-57-26.png</text:p>
          </table:table-cell>
          <table:table-cell office:value-type="string" calcext:value-type="string">
            <text:p>healthy</text:p>
          </table:table-cell>
          <table:table-cell office:value-type="float" office:value="0.99996376" calcext:value-type="float">
            <text:p>0.99996376</text:p>
          </table:table-cell>
          <table:table-cell office:value-type="float" office:value="0.000036236117" calcext:value-type="float">
            <text:p>3.6236117E-05</text:p>
          </table:table-cell>
          <table:table-cell table:formula="of:=IF([.B54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9-43-41.png</text:p>
          </table:table-cell>
          <table:table-cell office:value-type="string" calcext:value-type="string">
            <text:p>healthy</text:p>
          </table:table-cell>
          <table:table-cell office:value-type="float" office:value="0.9995401" calcext:value-type="float">
            <text:p>0.9995401</text:p>
          </table:table-cell>
          <table:table-cell office:value-type="float" office:value="0.00045997565" calcext:value-type="float">
            <text:p>0.0004599757</text:p>
          </table:table-cell>
          <table:table-cell table:formula="of:=IF([.B54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8-01-44.png</text:p>
          </table:table-cell>
          <table:table-cell office:value-type="string" calcext:value-type="string">
            <text:p>healthy</text:p>
          </table:table-cell>
          <table:table-cell office:value-type="float" office:value="0.9996903" calcext:value-type="float">
            <text:p>0.9996903</text:p>
          </table:table-cell>
          <table:table-cell office:value-type="float" office:value="0.0003097647" calcext:value-type="float">
            <text:p>0.0003097647</text:p>
          </table:table-cell>
          <table:table-cell table:formula="of:=IF([.B54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7-22-25.png</text:p>
          </table:table-cell>
          <table:table-cell office:value-type="string" calcext:value-type="string">
            <text:p>healthy</text:p>
          </table:table-cell>
          <table:table-cell office:value-type="float" office:value="0.99944896" calcext:value-type="float">
            <text:p>0.99944896</text:p>
          </table:table-cell>
          <table:table-cell office:value-type="float" office:value="0.00055099116" calcext:value-type="float">
            <text:p>0.0005509912</text:p>
          </table:table-cell>
          <table:table-cell table:formula="of:=IF([.B54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5-50-40.png</text:p>
          </table:table-cell>
          <table:table-cell office:value-type="string" calcext:value-type="string">
            <text:p>healthy</text:p>
          </table:table-cell>
          <table:table-cell office:value-type="float" office:value="0.9979504" calcext:value-type="float">
            <text:p>0.9979504</text:p>
          </table:table-cell>
          <table:table-cell office:value-type="float" office:value="0.0020496773" calcext:value-type="float">
            <text:p>0.0020496773</text:p>
          </table:table-cell>
          <table:table-cell table:formula="of:=IF([.B54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16-41-31.png</text:p>
          </table:table-cell>
          <table:table-cell office:value-type="string" calcext:value-type="string">
            <text:p>healthy</text:p>
          </table:table-cell>
          <table:table-cell office:value-type="float" office:value="0.99953735" calcext:value-type="float">
            <text:p>0.99953735</text:p>
          </table:table-cell>
          <table:table-cell office:value-type="float" office:value="0.00046262628" calcext:value-type="float">
            <text:p>0.0004626263</text:p>
          </table:table-cell>
          <table:table-cell table:formula="of:=IF([.B54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4-20-42-30.png</text:p>
          </table:table-cell>
          <table:table-cell office:value-type="string" calcext:value-type="string">
            <text:p>healthy</text:p>
          </table:table-cell>
          <table:table-cell office:value-type="float" office:value="0.999629" calcext:value-type="float">
            <text:p>0.999629</text:p>
          </table:table-cell>
          <table:table-cell office:value-type="float" office:value="0.00037097407" calcext:value-type="float">
            <text:p>0.0003709741</text:p>
          </table:table-cell>
          <table:table-cell table:formula="of:=IF([.B55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2-36-07.png</text:p>
          </table:table-cell>
          <table:table-cell office:value-type="string" calcext:value-type="string">
            <text:p>healthy</text:p>
          </table:table-cell>
          <table:table-cell office:value-type="float" office:value="0.97463006" calcext:value-type="float">
            <text:p>0.97463006</text:p>
          </table:table-cell>
          <table:table-cell office:value-type="float" office:value="0.025369937" calcext:value-type="float">
            <text:p>0.025369937</text:p>
          </table:table-cell>
          <table:table-cell table:formula="of:=IF([.B55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14-56-19.png</text:p>
          </table:table-cell>
          <table:table-cell office:value-type="string" calcext:value-type="string">
            <text:p>healthy</text:p>
          </table:table-cell>
          <table:table-cell office:value-type="float" office:value="0.9999883" calcext:value-type="float">
            <text:p>0.9999883</text:p>
          </table:table-cell>
          <table:table-cell office:value-type="float" office:value="0.000011623836" calcext:value-type="float">
            <text:p>1.1623836E-05</text:p>
          </table:table-cell>
          <table:table-cell table:formula="of:=IF([.B55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5-18-51.png</text:p>
          </table:table-cell>
          <table:table-cell office:value-type="string" calcext:value-type="string">
            <text:p>healthy</text:p>
          </table:table-cell>
          <table:table-cell office:value-type="float" office:value="0.9928503" calcext:value-type="float">
            <text:p>0.9928503</text:p>
          </table:table-cell>
          <table:table-cell office:value-type="float" office:value="0.0071496908" calcext:value-type="float">
            <text:p>0.0071496908</text:p>
          </table:table-cell>
          <table:table-cell table:formula="of:=IF([.B55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5-23-16-37-27.png</text:p>
          </table:table-cell>
          <table:table-cell office:value-type="string" calcext:value-type="string">
            <text:p>healthy</text:p>
          </table:table-cell>
          <table:table-cell office:value-type="float" office:value="0.994686" calcext:value-type="float">
            <text:p>0.994686</text:p>
          </table:table-cell>
          <table:table-cell office:value-type="float" office:value="0.0053139795" calcext:value-type="float">
            <text:p>0.0053139795</text:p>
          </table:table-cell>
          <table:table-cell table:formula="of:=IF([.B554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8-14-20-18-02.png</text:p>
          </table:table-cell>
          <table:table-cell office:value-type="string" calcext:value-type="string">
            <text:p>healthy</text:p>
          </table:table-cell>
          <table:table-cell office:value-type="float" office:value="0.99804866" calcext:value-type="float">
            <text:p>0.99804866</text:p>
          </table:table-cell>
          <table:table-cell office:value-type="float" office:value="0.0019513058" calcext:value-type="float">
            <text:p>0.0019513058</text:p>
          </table:table-cell>
          <table:table-cell table:formula="of:=IF([.B555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6-26-47.png</text:p>
          </table:table-cell>
          <table:table-cell office:value-type="string" calcext:value-type="string">
            <text:p>healthy</text:p>
          </table:table-cell>
          <table:table-cell office:value-type="float" office:value="0.99990106" calcext:value-type="float">
            <text:p>0.99990106</text:p>
          </table:table-cell>
          <table:table-cell office:value-type="float" office:value="0.00009889796" calcext:value-type="float">
            <text:p>0.000098898</text:p>
          </table:table-cell>
          <table:table-cell table:formula="of:=IF([.B556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1-11-18-47.png</text:p>
          </table:table-cell>
          <table:table-cell office:value-type="string" calcext:value-type="string">
            <text:p>healthy</text:p>
          </table:table-cell>
          <table:table-cell office:value-type="float" office:value="0.9993574" calcext:value-type="float">
            <text:p>0.9993574</text:p>
          </table:table-cell>
          <table:table-cell office:value-type="float" office:value="0.00064258993" calcext:value-type="float">
            <text:p>0.0006425899</text:p>
          </table:table-cell>
          <table:table-cell table:formula="of:=IF([.B557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1-42-34.png</text:p>
          </table:table-cell>
          <table:table-cell office:value-type="string" calcext:value-type="string">
            <text:p>healthy</text:p>
          </table:table-cell>
          <table:table-cell office:value-type="float" office:value="0.99986136" calcext:value-type="float">
            <text:p>0.99986136</text:p>
          </table:table-cell>
          <table:table-cell office:value-type="float" office:value="0.00013866945" calcext:value-type="float">
            <text:p>0.0001386695</text:p>
          </table:table-cell>
          <table:table-cell table:formula="of:=IF([.B558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7-20-57.png</text:p>
          </table:table-cell>
          <table:table-cell office:value-type="string" calcext:value-type="string">
            <text:p>healthy</text:p>
          </table:table-cell>
          <table:table-cell office:value-type="float" office:value="0.9996854" calcext:value-type="float">
            <text:p>0.9996854</text:p>
          </table:table-cell>
          <table:table-cell office:value-type="float" office:value="0.00031462748" calcext:value-type="float">
            <text:p>0.0003146275</text:p>
          </table:table-cell>
          <table:table-cell table:formula="of:=IF([.B559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6-20-18-09-33.png</text:p>
          </table:table-cell>
          <table:table-cell office:value-type="string" calcext:value-type="string">
            <text:p>healthy</text:p>
          </table:table-cell>
          <table:table-cell office:value-type="float" office:value="0.9999212" calcext:value-type="float">
            <text:p>0.9999212</text:p>
          </table:table-cell>
          <table:table-cell office:value-type="float" office:value="0.00007884931" calcext:value-type="float">
            <text:p>7.884931E-05</text:p>
          </table:table-cell>
          <table:table-cell table:formula="of:=IF([.B560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6-34-58.png</text:p>
          </table:table-cell>
          <table:table-cell office:value-type="string" calcext:value-type="string">
            <text:p>healthy</text:p>
          </table:table-cell>
          <table:table-cell office:value-type="float" office:value="0.9999912" calcext:value-type="float">
            <text:p>0.9999912</text:p>
          </table:table-cell>
          <table:table-cell office:value-type="float" office:value="0.000008863346" calcext:value-type="float">
            <text:p>8.863346E-06</text:p>
          </table:table-cell>
          <table:table-cell table:formula="of:=IF([.B561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10-30-14-53-22.png</text:p>
          </table:table-cell>
          <table:table-cell office:value-type="string" calcext:value-type="string">
            <text:p>healthy</text:p>
          </table:table-cell>
          <table:table-cell office:value-type="float" office:value="0.999845" calcext:value-type="float">
            <text:p>0.999845</text:p>
          </table:table-cell>
          <table:table-cell office:value-type="float" office:value="0.0001549667" calcext:value-type="float">
            <text:p>0.0001549667</text:p>
          </table:table-cell>
          <table:table-cell table:formula="of:=IF([.B562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_after/OCT_Image_RE_Circle-2017-07-29-18-20-00.png</text:p>
          </table:table-cell>
          <table:table-cell office:value-type="string" calcext:value-type="string">
            <text:p>healthy</text:p>
          </table:table-cell>
          <table:table-cell office:value-type="float" office:value="0.999948" calcext:value-type="float">
            <text:p>0.999948</text:p>
          </table:table-cell>
          <table:table-cell office:value-type="float" office:value="0.000052007483" calcext:value-type="float">
            <text:p>5.2007483E-05</text:p>
          </table:table-cell>
          <table:table-cell table:formula="of:=IF([.B563]=&quot;healthy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formula="of:=SUM([.E2:.E563])" office:value-type="float" office:value="546" calcext:value-type="float">
            <text:p>546</text:p>
          </table:table-cell>
          <table:table-cell table:formula="of:=[.E564]/562" office:value-type="float" office:value="0.97153024911032" calcext:value-type="float">
            <text:p>0.97153024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09:15:41.573937160</dc:date>
    <meta:editing-duration>PT3M34S</meta:editing-duration>
    <meta:editing-cycles>1</meta:editing-cycles>
    <meta:document-statistic meta:table-count="1" meta:cell-count="2816" meta:object-count="0"/>
    <meta:generator>LibreOffice/5.1.6.2$Linux_X86_64 LibreOffice_project/10m0$Build-2</meta:generator>
  </office:meta>
</office:document-meta>
</file>